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8000004924E7C734EB6FA61CF.png" manifest:media-type="image/png"/>
  <manifest:file-entry manifest:full-path="Pictures/1000000000000F6200000AE0AEB133A8205695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51cm, 16.816cm, 9.61cm, 2.888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33cm, 6.637cm, 6.534cm, 7.344cm)" draw:image-opacity="100%" style:mirror="none"/>
    </style:style>
    <style:style style:name="gr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6cm"/>
    </style:style>
    <style:style style:name="gr7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1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44cm" fo:min-width="1.566cm" fo:padding-top="0.142cm" fo:padding-bottom="0.142cm" fo:padding-left="0.267cm" fo:padding-right="0.267cm"/>
    </style:style>
    <style:style style:name="gr2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2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053cm" fo:min-width="1.904cm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616cm" fo:min-width="1.839cm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12.946cm" fo:padding-top="0.142cm" fo:padding-bottom="0.142cm" fo:padding-left="0.267cm" fo:padding-right="0.267cm"/>
    </style:style>
    <style:style style:name="gr3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615cm" fo:min-width="1.186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16cm" fo:min-width="1.839cm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366cm" fo:min-width="1.839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28cm" fo:min-width="4.067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horizontal-align="justify" draw:textarea-vertical-align="middle" draw:auto-grow-height="false" fo:min-height="1.708cm" fo:min-width="2.966cm" fo:padding-top="0.142cm" fo:padding-bottom="0.142cm" fo:padding-left="0.267cm" fo:padding-right="0.267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41" style:family="graphic" style:parent-style-name="objectwithoutfill">
      <style:graphic-properties draw:stroke="solid"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5.984cm" fo:min-width="4.606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2.534cm" fo:min-width="4.606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766cm" fo:min-width="4.606cm" fo:padding-top="0.142cm" fo:padding-bottom="0.142cm" fo:padding-left="0.267cm" fo:padding-right="0.267cm"/>
    </style:style>
    <style:style style:name="gr46" style:family="graphic" style:parent-style-name="standard">
      <style:graphic-properties svg:stroke-width="0.081cm" svg:stroke-color="#66ffff" draw:marker-start-width="0.321cm" draw:marker-end-width="0.321cm" draw:fill="none" draw:fill-color="#729fcf" draw:textarea-horizontal-align="justify" draw:textarea-vertical-align="middle" draw:auto-grow-height="false" fo:min-height="1.37cm" fo:min-width="1.793cm" fo:padding-top="0.165cm" fo:padding-bottom="0.165cm" fo:padding-left="0.29cm" fo:padding-right="0.29cm"/>
    </style:style>
    <style:style style:name="gr47" style:family="graphic" style:parent-style-name="standard">
      <style:graphic-properties svg:stroke-width="0.081cm" svg:stroke-color="#66ffff" draw:marker-start-width="0.321cm" draw:marker-end-width="0.321cm" draw:fill="none" draw:fill-color="#729fcf" draw:textarea-horizontal-align="justify" draw:textarea-vertical-align="middle" draw:auto-grow-height="false" fo:min-height="1.616cm" fo:min-width="1.839cm" fo:padding-top="0.165cm" fo:padding-bottom="0.165cm" fo:padding-left="0.29cm" fo:padding-right="0.29cm"/>
    </style:style>
    <style:style style:name="gr48" style:family="graphic" style:parent-style-name="standard">
      <style:graphic-properties svg:stroke-width="0.081cm" svg:stroke-color="#66ffff" draw:marker-start-width="0.321cm" draw:marker-end-width="0.321cm" draw:fill="none" draw:fill-color="#729fcf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49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50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51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52" style:family="graphic" style:parent-style-name="objectwithoutfill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width="0.081cm" svg:stroke-color="#66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4" style:family="graphic" style:parent-style-name="objectwithoutfill">
      <style:graphic-properties draw:stroke="solid" svg:stroke-width="0.081cm" svg:stroke-color="#66ffff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56" style:family="graphic" style:parent-style-name="standard">
      <style:graphic-properties draw:stroke="solid" draw:stroke-dash="Ultrafine_20_2_20_Dots_20_3_20_Dashes" svg:stroke-width="0.081cm" svg:stroke-color="#66ffff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57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8" style:family="graphic" style:parent-style-name="objectwithoutfill">
      <style:graphic-properties draw:stroke="solid" svg:stroke-width="0.035cm" svg:stroke-color="#ff3333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59" style:family="graphic" style:parent-style-name="objectwithoutfill">
      <style:graphic-properties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0" style:family="graphic" style:parent-style-name="objectwithoutfill">
      <style:graphic-properties svg:stroke-width="0.028cm" svg:stroke-color="#0099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1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7cm" fo:min-width="0cm"/>
    </style:style>
    <style:style style:name="gr62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2cm" fo:min-width="0.15cm"/>
    </style:style>
    <style:style style:name="gr63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cm"/>
    </style:style>
    <style:style style:name="gr64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.15cm"/>
    </style:style>
    <style:style style:name="gr65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012cm" fo:min-width="0cm"/>
    </style:style>
    <style:style style:name="gr6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83cm"/>
    </style:style>
    <style:style style:name="gr6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02cm"/>
    </style:style>
    <style:style style:name="gr6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2cm"/>
    </style:style>
    <style:style style:name="gr6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02cm"/>
    </style:style>
    <style:style style:name="gr7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02cm"/>
    </style:style>
    <style:style style:name="gr71" style:family="graphic" style:parent-style-name="standard">
      <style:graphic-properties draw:stroke="none" draw:fill-color="#3399ff" draw:textarea-horizontal-align="justify" draw:textarea-vertical-align="middle" draw:auto-grow-height="false" fo:min-height="0cm" fo:min-width="0.442cm"/>
    </style:style>
    <style:style style:name="gr7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442cm"/>
    </style:style>
    <style:style style:name="gr7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02cm"/>
    </style:style>
    <style:style style:name="gr7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42cm"/>
    </style:style>
    <style:style style:name="gr75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4cm"/>
    </style:style>
    <style:style style:name="gr76" style:family="graphic" style:parent-style-name="standard">
      <style:graphic-properties draw:stroke="none" draw:fill-color="#00cccc" draw:textarea-horizontal-align="justify" draw:textarea-vertical-align="middle" draw:auto-grow-height="false" fo:min-height="0cm" fo:min-width="0.902cm"/>
    </style:style>
    <style:style style:name="gr7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02cm"/>
    </style:style>
    <style:style style:name="gr78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.902cm"/>
    </style:style>
    <style:style style:name="gr7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43cm"/>
    </style:style>
    <style:style style:name="gr8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cm"/>
    </style:style>
    <style:style style:name="gr8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142cm"/>
    </style:style>
    <style:style style:name="gr8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42cm"/>
    </style:style>
    <style:style style:name="gr8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442cm"/>
    </style:style>
    <style:style style:name="gr8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42cm"/>
    </style:style>
    <style:style style:name="gr8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37cm"/>
    </style:style>
    <style:style style:name="gr8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83cm"/>
    </style:style>
    <style:style style:name="gr87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00" draw:opacity="50%"/>
      <style:paragraph-properties fo:text-align="center"/>
    </style:style>
    <style:style style:name="P4" style:family="paragraph">
      <loext:graphic-properties draw:fill="solid" draw:fill-color="#ff6600" draw:opacity="50%"/>
      <style:paragraph-properties fo:text-align="center"/>
    </style:style>
    <style:style style:name="P5" style:family="paragraph">
      <loext:graphic-properties draw:fill="solid" draw:fill-color="#66ff00" draw:opacity="50%"/>
      <style:paragraph-properties fo:text-align="center"/>
    </style:style>
    <style:style style:name="P6" style:family="paragraph">
      <loext:graphic-properties draw:fill="solid" draw:fill-color="#ff0000" draw:opacity="50%"/>
      <style:paragraph-properties fo:text-align="center"/>
    </style:style>
    <style:style style:name="P7" style:family="paragraph">
      <loext:graphic-properties draw:fill="solid" draw:fill-color="#9900ff" draw:opacity="50%"/>
      <style:paragraph-properties fo:text-align="center"/>
    </style:style>
    <style:style style:name="P8" style:family="paragraph">
      <loext:graphic-properties draw:fill="solid" draw:fill-color="#0066ff" draw:opacity="50%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-color="#ff00cc"/>
      <style:paragraph-properties fo:text-align="center"/>
    </style:style>
    <style:style style:name="P11" style:family="paragraph">
      <loext:graphic-properties draw:fill-color="#ff6600"/>
      <style:paragraph-properties fo:text-align="center"/>
    </style:style>
    <style:style style:name="P12" style:family="paragraph">
      <loext:graphic-properties draw:fill-color="#ff3333"/>
      <style:paragraph-properties fo:text-align="center"/>
    </style:style>
    <style:style style:name="P13" style:family="paragraph">
      <loext:graphic-properties draw:fill-color="#66ff00"/>
      <style:paragraph-properties fo:text-align="center"/>
    </style:style>
    <style:style style:name="P14" style:family="paragraph">
      <loext:graphic-properties draw:fill-color="#0066ff"/>
      <style:paragraph-properties fo:text-align="center"/>
    </style:style>
    <style:style style:name="P15" style:family="paragraph">
      <loext:graphic-properties draw:fill-color="#3399ff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-color="#00cccc"/>
      <style:paragraph-properties fo:text-align="center"/>
    </style:style>
    <style:style style:name="P18" style:family="paragraph">
      <loext:graphic-properties draw:fill-color="#9900ff"/>
      <style:paragraph-properties fo:text-align="center"/>
    </style:style>
    <style:style style:name="P19" style:family="paragraph">
      <loext:graphic-properties draw:fill-color="#0066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PDF_Wall" svg:width="38.58cm" svg:height="26.85cm" svg:x="9.5cm" svg:y="4.75cm">
          <draw:image xlink:href="Pictures/1000000000000F6200000AE0AEB133A82056954B.png" xlink:type="simple" xlink:show="embed" xlink:actuate="onLoad">
            <text:p/>
          </draw:image>
        </draw:frame>
        <draw:frame draw:style-name="gr2" draw:text-style-name="P1" draw:layer="PDF_Unit" svg:width="38.58cm" svg:height="26.85cm" svg:x="9.5cm" svg:y="4.75cm">
          <draw:image xlink:href="Pictures/1000000000000678000004924E7C734EB6FA61CF.png" xlink:type="simple" xlink:show="embed" xlink:actuate="onLoad">
            <text:p/>
          </draw:image>
        </draw:frame>
        <draw:custom-shape draw:style-name="gr3" draw:text-style-name="P1" draw:layer="AC_Zones" svg:width="1.677cm" svg:height="2.341cm" svg:x="21.139cm" svg:y="25.577cm">
          <text:p/>
          <draw:enhanced-geometry svg:viewBox="0 0 21600 21600" draw:type="rectangle" draw:enhanced-path="M 0 0 L 21600 0 21600 21600 0 21600 0 0 Z N"/>
        </draw:custom-shape>
        <draw:rect draw:style-name="gr4" draw:text-style-name="P1" draw:layer="Walls" svg:width="2.373cm" svg:height="1.7cm" svg:x="12.627cm" svg:y="16.7cm">
          <text:p/>
        </draw:rect>
        <draw:rect draw:style-name="gr4" draw:text-style-name="P1" draw:layer="Walls" svg:width="2.373cm" svg:height="1.7cm" svg:x="12.627cm" svg:y="16.7cm">
          <text:p/>
        </draw:rect>
        <draw:rect draw:style-name="gr4" draw:text-style-name="P1" draw:layer="Walls" svg:width="2.373cm" svg:height="1.9cm" svg:x="12.627cm" svg:y="20.05cm">
          <text:p/>
        </draw:rect>
        <draw:frame draw:style-name="gr5" draw:text-style-name="P1" draw:layer="PDF_Base" svg:width="56.541cm" svg:height="39.999cm" svg:x="1.8cm" svg:y="0.85cm">
          <draw:image xlink:href="">
            <text:p/>
          </draw:image>
        </draw:frame>
        <draw:frame draw:style-name="gr6" draw:text-style-name="P2" draw:layer="PDF_Base" svg:width="12.65cm" svg:height="1.85cm" svg:x="1.75cm" svg:y="1.6cm">
          <draw:text-box>
            <text:p>Level 11</text:p>
          </draw:text-box>
        </draw:frame>
        <draw:rect draw:style-name="gr7" draw:text-style-name="P1" draw:layer="PDF_Base" svg:width="1.643cm" svg:height="1.032cm" svg:x="13.09cm" svg:y="14.632cm">
          <text:p/>
        </draw:rect>
        <draw:polygon draw:style-name="gr8" draw:text-style-name="P3" draw:layer="AH_Zones" svg:width="16.899cm" svg:height="9.949cm" svg:x="16.55cm" svg:y="21.65cm" svg:viewBox="0 0 16900 9950" draw:points="0,300 3400,3400 2850,4050 2850,8197 5050,8200 5050,9950 16900,9950 16900,8200 13800,8200 13800,6268 13083,6268 13083,0 7950,0 7945,300">
          <text:p/>
        </draw:polygon>
        <draw:polygon draw:style-name="gr9" draw:text-style-name="P4" draw:layer="AH_Zones" svg:width="12.099cm" svg:height="9.649cm" svg:x="9.5cm" svg:y="21.95cm" svg:viewBox="0 0 12100 9650" draw:points="12100,9650 2,9650 0,3100 1750,3100 1751,0 7050,0 10450,3100 9900,3750 9900,7897 12100,7897">
          <text:p/>
        </draw:polygon>
        <draw:polygon draw:style-name="gr10" draw:text-style-name="P5" draw:layer="AH_Zones" svg:width="19.449cm" svg:height="18.958cm" svg:x="9.5cm" svg:y="6.091cm" svg:viewBox="0 0 19450 18959" draw:points="0,18959 30,4 19450,0 19450,1715 15231,1715 15231,5209 5232,5209 5232,9565 10917,9573 10917,11564 11000,11566 11000,13009 11150,13459 11600,13909 14650,15559 14993,15559 14995,15859 7050,15859 1751,15859 1750,18959">
          <text:p/>
        </draw:polygon>
        <draw:polygon draw:style-name="gr11" draw:text-style-name="P6" draw:layer="AH_Zones" svg:width="15.728cm" svg:height="12.907cm" svg:x="32.35cm" svg:y="4.749cm" svg:viewBox="0 0 15729 12908" draw:points="6692,5251 6951,5251 6951,7164 3800,7164 2900,8901 2350,8901 2350,10915 0,10914 0,12907 6350,12908 6350,12751 8750,12751 8750,12401 8950,12051 9150,11851 10550,12801 13672,10701 14500,9501 14860,8151 15729,7 4974,0 4974,1351 6692,3056">
          <text:p/>
        </draw:polygon>
        <draw:polygon draw:style-name="gr12" draw:text-style-name="P7" draw:layer="AH_Zones" svg:width="18.883cm" svg:height="11.563cm" svg:x="20.417cm" svg:y="6.091cm" svg:viewBox="0 0 18884 11564" draw:points="18625,3909 18625,1714 16907,9 8533,0 8533,1714 4314,1715 4314,9572 0,9572 0,11564 11933,11558 11933,9572 14283,9572 14283,7559 14833,7559 15733,5822 18884,5822 18884,3909">
          <text:p/>
        </draw:polygon>
        <draw:polygon draw:style-name="gr13" draw:text-style-name="P8" draw:layer="AH_Zones" svg:width="15.672cm" svg:height="14.999cm" svg:x="30.35cm" svg:y="16.6cm" svg:viewBox="0 0 15673 15000" draw:points="8350,1057 8300,1055 8300,6744 8000,6744 8000,11318 0,11319 0,13250 3100,13250 3100,15000 14850,15000 15673,7301 15600,6800 15350,6450 14850,6200 12500,5750 11150,5550 11150,1000 12550,1000 12550,950 11150,0 10950,200 10750,550 10750,900 8350,900">
          <text:p/>
        </draw:polygon>
        <draw:polygon draw:style-name="gr14" draw:text-style-name="P1" draw:layer="AC_Zones" svg:width="1.725cm" svg:height="5.155cm" svg:x="9.53cm" svg:y="6.095cm" svg:viewBox="0 0 1726 5156" draw:points="0,5156 0,0 1726,1711 1726,5156">
          <text:p/>
        </draw:polygon>
        <draw:polygon draw:style-name="gr14" draw:text-style-name="P1" draw:layer="AC_Zones" svg:width="11.932cm" svg:height="1.991cm" svg:x="20.417cm" svg:y="15.663cm" svg:viewBox="0 0 11933 1992" draw:points="0,1992 0,0 11933,0 11933,1992">
          <text:p/>
        </draw:polygon>
        <draw:polygon draw:style-name="gr14" draw:text-style-name="P1" draw:layer="AC_Zones" svg:width="3.93cm" svg:height="7.094cm" svg:x="24.731cm" svg:y="7.805cm" svg:viewBox="0 0 3931 7095" draw:points="3931,0 0,0 0,5512 1305,5509 1305,3440 2429,3440 3931,7095">
          <text:p/>
        </draw:polygon>
        <draw:polygon draw:style-name="gr14" draw:text-style-name="P1" draw:layer="AC_Zones" svg:width="10.169cm" svg:height="1.714cm" svg:x="9.53cm" svg:y="6.091cm" svg:viewBox="0 0 10170 1715" draw:points="0,0 10170,0 10170,1715 1721,1715">
          <text:p/>
        </draw:polygon>
        <draw:custom-shape draw:style-name="gr15" draw:text-style-name="P1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14" draw:text-style-name="P1" draw:layer="AC_Zones" svg:width="12.098cm" svg:height="1.752cm" svg:x="9.501cm" svg:y="29.847cm" svg:viewBox="0 0 12099 1753" draw:points="12099,1753 0,1753 1749,3 4799,0 4799,303 5699,303 5699,0 12099,0">
          <text:p/>
        </draw:polygon>
        <draw:polygon draw:style-name="gr14" draw:text-style-name="P1" draw:layer="AC_Zones" svg:width="2.449cm" svg:height="5.844cm" svg:x="38.65cm" svg:y="17.5cm" svg:viewBox="0 0 2450 5845" draw:points="1,157 0,5844 2450,5845 2450,0 50,0 50,155">
          <text:p/>
        </draw:polygon>
        <draw:polygon draw:style-name="gr14" draw:text-style-name="P1" draw:layer="AC_Zones" svg:width="4.088cm" svg:height="7.844cm" svg:x="28.261cm" svg:y="7.819cm" svg:viewBox="0 0 4089 7845" draw:points="4089,7844 0,7845 401,7081 393,3457 2100,3457 2095,687 1663,251 1489,165 1289,231 401,687 401,0 4089,0">
          <text:p/>
        </draw:polygon>
        <draw:polygon draw:style-name="gr14" draw:text-style-name="P1" draw:layer="AC_Zones" svg:width="10.754cm" svg:height="3.069cm" svg:x="37.324cm" svg:y="4.749cm" svg:viewBox="0 0 10755 3070" draw:points="1717,3070 0,1351 0,0 10755,2 8840,1711 1717,1717">
          <text:p/>
        </draw:polygon>
        <draw:polygon draw:style-name="gr14" draw:text-style-name="P1" draw:layer="AC_Zones" svg:width="2.578cm" svg:height="8.148cm" svg:x="45.5cm" svg:y="4.751cm" svg:viewBox="0 0 2579 8149" draw:points="664,1716 0,7949 1710,8149 2579,0">
          <text:p/>
        </draw:polygon>
        <draw:polygon draw:style-name="gr14" draw:text-style-name="P1" draw:layer="AC_Zones" svg:width="7.122cm" svg:height="8.383cm" svg:x="39.041cm" svg:y="6.466cm" svg:viewBox="0 0 7123 8384" draw:points="6109,7184 6459,6234 7123,1 0,0 1,3534 260,3534 260,8384 5009,8384 5559,7984 6009,7484">
          <text:p/>
        </draw:polygon>
        <draw:polygon draw:style-name="gr14" draw:text-style-name="P1" draw:layer="AC_Zones" svg:width="5.709cm" svg:height="4.849cm" svg:x="41.5cm" svg:y="12.7cm" svg:viewBox="0 0 5710 4850" draw:points="5350,1550 5710,200 4000,0 3700,950 3550,1250 3100,1750 2700,2050 300,3600 0,3900 1400,4850 4522,2750">
          <text:p/>
        </draw:polygon>
        <draw:polygon draw:style-name="gr14" draw:text-style-name="P1" draw:layer="AC_Zones" svg:width="1.799cm" svg:height="7.199cm" svg:x="41.1cm" svg:y="16.6cm" svg:viewBox="0 0 1800 7200" draw:points="400,5550 1750,5750 0,7200 0,550 200,200 400,0 1800,950 1800,1000 400,1000">
          <text:p/>
        </draw:polygon>
        <draw:polygon draw:style-name="gr14" draw:text-style-name="P1" draw:layer="AC_Zones" svg:width="4.921cm" svg:height="1.985cm" svg:x="41.1cm" svg:y="22.35cm" svg:viewBox="0 0 4922 1986" draw:points="3125,1986 4922,1550 4850,1050 4600,700 4150,450 1750,0 0,1450">
          <text:p/>
        </draw:polygon>
        <draw:polygon draw:style-name="gr14" draw:text-style-name="P1" draw:layer="AC_Zones" svg:width="3.774cm" svg:height="4.304cm" svg:x="40.45cm" svg:y="23.345cm" svg:viewBox="0 0 3775 4305" draw:points="650,455 650,0 0,0 0,4305 3391,4305 3775,991">
          <text:p/>
        </draw:polygon>
        <draw:polygon draw:style-name="gr14" draw:text-style-name="P1" draw:layer="AC_Zones" svg:width="2.01cm" svg:height="4.149cm" svg:x="43.639cm" svg:y="27.45cm" svg:viewBox="0 0 2011 4150" draw:points="0,2400 1561,4150 2011,0 261,0">
          <text:p/>
        </draw:polygon>
        <draw:polygon draw:style-name="gr14" draw:text-style-name="P1" draw:layer="AC_Zones" svg:width="11.749cm" svg:height="1.749cm" svg:x="33.45cm" svg:y="29.85cm" svg:viewBox="0 0 11750 1750" draw:points="11750,1750 0,1750 0,0 10189,0">
          <text:p/>
        </draw:polygon>
        <draw:custom-shape draw:style-name="gr16" draw:text-style-name="P1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polygon draw:style-name="gr14" draw:text-style-name="P1" draw:layer="AC_Zones" svg:width="2.849cm" svg:height="1.993cm" svg:x="32.35cm" svg:y="15.663cm" svg:viewBox="0 0 2850 1994" draw:points="2850,0 2850,1994 0,1994 0,0">
          <text:p/>
        </draw:polygon>
        <draw:custom-shape draw:style-name="gr17" draw:text-style-name="P1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AC_Zones" svg:width="1.643cm" svg:height="1.028cm" svg:x="13.089cm" svg:y="11.2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AC_Zones" svg:width="1.643cm" svg:height="2.315cm" svg:x="13.089cm" svg:y="12.3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AC_Zones" svg:width="1.643cm" svg:height="1.032cm" svg:x="13.089cm" svg:y="14.63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AC_Zones" svg:width="9.999cm" svg:height="4.375cm" svg:x="14.732cm" svg:y="11.2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AC_Zones" svg:width="1.624cm" svg:height="2.349cm" svg:x="24.731cm" svg:y="13.314cm">
          <text:p/>
          <draw:enhanced-geometry svg:viewBox="0 0 21600 21600" draw:type="rectangle" draw:enhanced-path="M 0 0 L 21600 0 21600 21600 0 21600 0 0 Z N"/>
        </draw:custom-shape>
        <draw:polygon draw:style-name="gr14" draw:text-style-name="P1" draw:layer="AC_Zones" svg:width="1.964cm" svg:height="2.068cm" svg:x="26.035cm" svg:y="11.245cm" svg:viewBox="0 0 1965 2069" draw:points="1136,0 1,0 0,2069 1965,2069">
          <text:p/>
        </draw:polygon>
        <draw:custom-shape draw:style-name="gr23" draw:text-style-name="P1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AC_Zones" svg:width="2.1cm" svg:height="2.828cm" svg:x="38.35cm" svg:y="23.3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AC_Zones" svg:width="1.677cm" svg:height="2.341cm" svg:x="22.816cm" svg:y="25.57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AC_Zones" svg:width="2.438cm" svg:height="2.337cm" svg:x="22.056cm" svg:y="23.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AC_Zones" svg:width="1.185cm" svg:height="0.882cm" svg:x="23.415cm" svg:y="28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AC_Zones" svg:width="1.185cm" svg:height="0.875cm" svg:x="23.415cm" svg:y="29.58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AC_Zones" svg:width="1.535cm" svg:height="1.757cm" svg:x="24.596cm" svg:y="28.7cm">
          <text:p/>
          <draw:enhanced-geometry svg:viewBox="0 0 21600 21600" draw:type="rectangle" draw:enhanced-path="M 0 0 L 21600 0 21600 21600 0 21600 0 0 Z N"/>
        </draw:custom-shape>
        <draw:polygon draw:style-name="gr14" draw:text-style-name="P1" draw:layer="AC_Zones" svg:width="2.521cm" svg:height="2.336cm" svg:x="19.534cm" svg:y="23.24cm" svg:viewBox="0 0 2522 2337" draw:points="2016,0 2522,0 2522,2337 0,2337 416,1810">
          <text:p/>
        </draw:polygon>
        <draw:polygon draw:style-name="gr14" draw:text-style-name="P1" draw:layer="AC_Zones" svg:width="2.305cm" svg:height="2.348cm" svg:x="26.356cm" svg:y="13.314cm" svg:viewBox="0 0 2306 2349" draw:points="1644,0 0,0 0,2349 1903,2349 2306,1586">
          <text:p/>
        </draw:polygon>
        <draw:custom-shape draw:style-name="gr32" draw:text-style-name="P1" draw:layer="AC_Zones" svg:width="2.373cm" svg:height="1.9cm" svg:x="12.627cm" svg:y="20.0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1" draw:layer="AC_Zones" svg:width="13.48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AC_Zones" svg:width="1.72cm" svg:height="3.899cm" svg:x="9.531cm" svg:y="11.251cm">
          <text:p/>
          <draw:enhanced-geometry svg:viewBox="0 0 21600 21600" draw:type="rectangle" draw:enhanced-path="M 0 0 L 21600 0 21600 21600 0 21600 0 0 Z N"/>
        </draw:custom-shape>
        <draw:polygon draw:style-name="gr14" draw:text-style-name="P1" draw:layer="AC_Zones" svg:width="4.05cm" svg:height="1.736cm" svg:x="35.25cm" svg:y="11.913cm" svg:viewBox="0 0 4051 1737" draw:points="0,1737 4051,1737 4051,0 900,0">
          <text:p/>
        </draw:polygon>
        <draw:polygon draw:style-name="gr14" draw:text-style-name="P1" draw:layer="AC_Zones" svg:width="3.15cm" svg:height="1.912cm" svg:x="36.15cm" svg:y="10cm" svg:viewBox="0 0 3151 1913" draw:points="0,1913 3151,1913 3151,0 2460,0 2460,250 822,255">
          <text:p/>
        </draw:polygon>
        <draw:custom-shape draw:style-name="gr35" draw:text-style-name="P1" draw:layer="AC_Zones" svg:width="2.373cm" svg:height="1.7cm" svg:x="12.627cm" svg:y="16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AC_Zone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7" draw:text-style-name="P1" draw:layer="AC_Zones" svg:width="4.601cm" svg:height="2.012cm" svg:x="34.7cm" svg:y="13.65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AC_Zones" svg:width="3.5cm" svg:height="1.992cm" svg:x="35.2cm" svg:y="15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9" draw:text-style-name="P1" draw:layer="AC_Zones" svg:width="5.349cm" svg:height="2.649cm" svg:x="38.7cm" svg:y="14.85cm" svg:viewBox="0 0 5350 2650" draw:points="601,0 5350,0 3100,1450 2600,1950 2400,2300 2400,2650 0,2650 0,813 601,813">
          <text:p/>
        </draw:polygon>
        <draw:polygon draw:style-name="gr14" draw:text-style-name="P1" draw:layer="AC_Zones" svg:width="2.121cm" svg:height="3.549cm" svg:x="43.9cm" svg:y="23.9cm" svg:viewBox="0 0 2122 3550" draw:points="0,3550 1750,3550 2122,0 325,436">
          <text:p/>
        </draw:polygon>
        <draw:polygon draw:style-name="gr39" draw:text-style-name="P1" draw:layer="AC_Zones" svg:width="1.748cm" svg:height="2.449cm" svg:x="9.501cm" svg:y="22.6cm" svg:viewBox="0 0 1749 2450" draw:points="0,0 1749,0 1749,2450 0,2450">
          <text:p/>
        </draw:polygon>
        <draw:polygon draw:style-name="gr39" draw:text-style-name="P1" draw:layer="AC_Zones" svg:width="5.416cm" svg:height="1.886cm" svg:x="15cm" svg:y="15.663cm" svg:viewBox="0 0 5417 1887" draw:points="5417,1 0,0 0,1887 5417,1887">
          <text:p/>
        </draw:polygon>
        <draw:polygon draw:style-name="gr39" draw:text-style-name="P1" draw:layer="AC_Zones" svg:width="1.742cm" svg:height="7.449cm" svg:x="9.507cm" svg:y="15.15cm" svg:viewBox="0 0 1743 7450" draw:points="0,7450 1743,7450 1740,0 25,0">
          <text:p/>
        </draw:polygon>
        <draw:polygon draw:style-name="gr39" draw:text-style-name="P1" draw:layer="AC_Zones" svg:width="3.749cm" svg:height="6.286cm" svg:x="11.25cm" svg:y="15.663cm" svg:viewBox="0 0 3750 6287" draw:points="3750,1 3750,1037 1377,1037 1377,6287 1,6287 0,0">
          <text:p/>
        </draw:polygon>
        <draw:line draw:style-name="gr40" draw:text-style-name="P1" draw:layer="Walls" svg:x1="9.501cm" svg:y1="24.201cm" svg:x2="9.501cm" svg:y2="31.6cm">
          <text:p/>
        </draw:line>
        <draw:line draw:style-name="gr40" draw:text-style-name="P1" draw:layer="Walls" svg:x1="9.501cm" svg:y1="24.201cm" svg:x2="9.531cm" svg:y2="15.65cm">
          <text:p/>
        </draw:line>
        <draw:line draw:style-name="gr40" draw:text-style-name="P1" draw:layer="Walls" svg:x1="9.531cm" svg:y1="15.65cm" svg:x2="9.531cm" svg:y2="6.096cm">
          <text:p/>
        </draw:line>
        <draw:line draw:style-name="gr40" draw:text-style-name="P1" draw:layer="Walls" svg:x1="9.531cm" svg:y1="6.092cm" svg:x2="19.701cm" svg:y2="6.092cm">
          <text:p/>
        </draw:line>
        <draw:line draw:style-name="gr40" draw:text-style-name="P1" draw:layer="Walls" svg:x1="21.6cm" svg:y1="31.6cm" svg:x2="9.5cm" svg:y2="31.6cm">
          <text:p/>
        </draw:line>
        <draw:line draw:style-name="gr40" draw:text-style-name="P1" draw:layer="Walls" svg:x1="33.45cm" svg:y1="31.6cm" svg:x2="21.6cm" svg:y2="31.6cm">
          <text:p/>
        </draw:line>
        <draw:line draw:style-name="gr40" draw:text-style-name="P1" draw:layer="Walls" svg:x1="19.7cm" svg:y1="6.083cm" svg:x2="37.325cm" svg:y2="6.101cm">
          <text:p/>
        </draw:line>
        <draw:line draw:style-name="gr40" draw:text-style-name="P1" draw:layer="Walls" svg:x1="37.325cm" svg:y1="6.101cm" svg:x2="37.325cm" svg:y2="4.75cm">
          <text:p/>
        </draw:line>
        <draw:line draw:style-name="gr40" draw:text-style-name="P1" draw:layer="Walls" svg:x1="37.325cm" svg:y1="4.75cm" svg:x2="48.08cm" svg:y2="4.752cm">
          <text:p/>
        </draw:line>
        <draw:line draw:style-name="gr40" draw:text-style-name="P1" draw:layer="Walls" svg:x1="47.21cm" svg:y1="12.9cm" svg:x2="48.08cm" svg:y2="4.752cm">
          <text:p/>
        </draw:line>
        <draw:line draw:style-name="gr40" draw:text-style-name="P1" draw:layer="Walls" svg:x1="45.2cm" svg:y1="31.6cm" svg:x2="46.023cm" svg:y2="23.901cm">
          <text:p/>
        </draw:line>
        <draw:line draw:style-name="gr40" draw:text-style-name="P1" draw:layer="Walls" svg:x1="45.2cm" svg:y1="31.6cm" svg:x2="33.45cm" svg:y2="31.6cm">
          <text:p/>
        </draw:line>
        <draw:polyline draw:style-name="gr41" draw:text-style-name="P1" draw:layer="Walls" svg:width="10.934cm" svg:height="5.993cm" draw:transform="rotate (-1.83137398411765) translate (48.8403925583448cm 13.33472815467cm)" svg:viewBox="0 0 10935 5994" draw:points="0,1687 1397,1687 2770,2178 5603,4653 6012,5994 10409,4821 10254,3465 10084,1079 10196,531 10470,200 10935,0">
          <text:p/>
        </draw:polyline>
        <draw:polygon draw:style-name="gr14" draw:text-style-name="P1" draw:layer="AC_Zones" svg:width="6.691cm" svg:height="7.844cm" svg:x="32.35cm" svg:y="7.819cm" svg:viewBox="0 0 6692 7845" draw:points="0,7845 2350,7845 2350,5832 2900,5832 4623,2437 6261,2437 6260,2181 6691,2182 6692,0 0,0">
          <text:p/>
        </draw:polygon>
        <draw:polygon draw:style-name="gr14" draw:text-style-name="P1" draw:layer="AC_Zones" svg:width="6.691cm" svg:height="1.723cm" svg:x="32.35cm" svg:y="6.095cm" svg:viewBox="0 0 6692 1724" draw:points="0,0 4974,5 6692,1724 0,1724">
          <text:p/>
        </draw:polygon>
        <draw:polygon draw:style-name="gr42" draw:text-style-name="P1" draw:layer="AC_Zones" svg:width="1.799cm" svg:height="0.899cm" draw:transform="rotate (-1.5707963267949) translate (42.6cm 7.85cm)" svg:viewBox="0 0 1800 900" draw:points="550,900 1800,900 1800,0 550,0 150,300 0,450 150,600">
          <text:p/>
        </draw:polygon>
        <draw:polygon draw:style-name="gr39" draw:text-style-name="P1" draw:layer="AC_Zones" svg:width="11.849cm" svg:height="1.749cm" svg:x="21.6cm" svg:y="29.85cm" svg:viewBox="0 0 11850 1750" draw:points="0,0 1815,0 1815,607 4531,607 4531,0 11850,0 11850,1750 0,1750">
          <text:p/>
        </draw:polygon>
        <draw:polygon draw:style-name="gr39" draw:text-style-name="P1" draw:layer="AC_Zones" svg:width="8.698cm" svg:height="3.099cm" svg:x="11.251cm" svg:y="21.95cm" svg:viewBox="0 0 8699 3100" draw:points="0,0 5299,0 8699,3100 0,3100">
          <text:p/>
        </draw:polygon>
        <draw:polygon draw:style-name="gr39" draw:text-style-name="P1" draw:layer="AC_Zones" svg:width="1.748cm" svg:height="6.549cm" svg:x="9.502cm" svg:y="25.05cm" svg:viewBox="0 0 1749 6550" draw:points="0,6550 1749,4800 1749,0 0,0">
          <text:p/>
        </draw:polygon>
        <draw:polygon draw:style-name="gr39" draw:text-style-name="P1" draw:layer="AC_Zones" svg:width="8.699cm" svg:height="4.799cm" svg:x="11.25cm" svg:y="25.05cm" svg:viewBox="0 0 8700 4800" draw:points="0,4800 3050,4800 3050,3600 3950,3600 3950,4797 8150,4797 8150,650 8700,0 1,0">
          <text:p/>
        </draw:polygon>
        <draw:line draw:style-name="gr42" draw:text-style-name="P1" draw:layer="AC_Zones" svg:x1="30.35cm" svg:y1="27.918cm" svg:x2="30.35cm" svg:y2="29.85cm">
          <text:p/>
        </draw:line>
        <draw:custom-shape draw:style-name="gr43" draw:text-style-name="P1" draw:layer="AC_Zones" svg:width="5.14cm" svg:height="6.268cm" svg:x="24.493cm" svg:y="21.6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AC_Zones" svg:width="5.14cm" svg:height="2.818cm" svg:x="24.493cm" svg:y="25.1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5" draw:text-style-name="P1" draw:layer="AC_Zones" svg:width="5.14cm" svg:height="2.05cm" svg:x="24.493cm" svg:y="23.05cm">
          <text:p/>
          <draw:enhanced-geometry svg:viewBox="0 0 21600 21600" draw:mirror-vertical="true" draw:type="rectangle" draw:enhanced-path="M 0 0 L 21600 0 21600 21600 0 21600 0 0 Z N"/>
        </draw:custom-shape>
        <draw:polygon draw:style-name="gr39" draw:text-style-name="P1" draw:layer="AC_Zones" svg:width="7.943cm" svg:height="3.099cm" svg:x="16.55cm" svg:y="21.95cm" svg:viewBox="0 0 7944 3100" draw:points="7943,0 0,0 3400,3100 5001,1290 7944,1290">
          <text:p/>
        </draw:polygon>
        <draw:polygon draw:style-name="gr39" draw:text-style-name="P1" draw:layer="AC_Zones" svg:width="6.148cm" svg:height="4.099cm" svg:x="18.001cm" svg:y="17.55cm" svg:viewBox="0 0 6149 4100" draw:points="3099,2450 2649,2000 2499,1550 2499,107 2416,105 2416,0 0,0 0,800 350,1450 650,1700 4849,4100 6149,4100">
          <text:p/>
        </draw:polygon>
        <draw:polygon draw:style-name="gr39" draw:text-style-name="P1" draw:layer="AC_Zones" svg:width="9.494cm" svg:height="4.399cm" svg:x="15cm" svg:y="17.55cm" svg:viewBox="0 0 9495 4400" draw:points="9495,4400 0,4400 0,0 3002,0 3002,800 3352,1450 3652,1700 7850,4100 9495,4100">
          <text:p/>
        </draw:polygon>
        <draw:custom-shape draw:style-name="gr46" draw:text-style-name="P9" draw:layer="Walls" svg:width="2.373cm" svg:height="1.7cm" svg:x="12.627cm" svg:y="16.7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7" draw:text-style-name="P9" draw:layer="Walls" svg:width="2.373cm" svg:height="1.9cm" svg:x="12.627cm" svg:y="20.0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Walls" svg:width="2.373cm" svg:height="1.65cm" svg:x="12.627cm" svg:y="18.4cm">
          <text:p/>
          <draw:enhanced-geometry svg:viewBox="0 0 21600 21600" draw:mirror-vertical="true" draw:type="rectangle" draw:enhanced-path="M 0 0 L 21600 0 21600 21600 0 21600 0 0 Z N"/>
        </draw:custom-shape>
        <draw:polygon draw:style-name="gr14" draw:text-style-name="P1" draw:layer="AC_Zones" svg:width="3.399cm" svg:height="1.723cm" svg:x="28.95cm" svg:y="6.095cm" svg:viewBox="0 0 3400 1724" draw:points="3400,0 50,0 0,1724 3400,1724">
          <text:p/>
        </draw:polygon>
        <draw:line draw:style-name="gr40" draw:text-style-name="P1" draw:layer="PDF_Base" svg:x1="25.095cm" svg:y1="28.69cm" svg:x2="23.415cm" svg:y2="28.69cm">
          <text:p/>
        </draw:line>
        <draw:line draw:style-name="gr40" draw:text-style-name="P1" draw:layer="PDF_Base" svg:x1="24.599cm" svg:y1="29.572cm" svg:x2="23.415cm" svg:y2="29.572cm">
          <text:p/>
        </draw:line>
        <draw:line draw:style-name="gr40" draw:text-style-name="P1" draw:layer="PDF_Base" svg:x1="26.131cm" svg:y1="28.69cm" svg:x2="25.699cm" svg:y2="28.69cm">
          <text:p/>
        </draw:line>
        <draw:line draw:style-name="gr40" draw:text-style-name="P1" draw:layer="PDF_Base" svg:x1="17.495cm" svg:y1="15.66cm" svg:x2="13.088cm" svg:y2="15.66cm">
          <text:p/>
        </draw:line>
        <draw:line draw:style-name="gr40" draw:text-style-name="P1" draw:layer="PDF_Base" svg:x1="18.672cm" svg:y1="15.66cm" svg:x2="17.495cm" svg:y2="15.66cm">
          <text:p/>
        </draw:line>
        <draw:line draw:style-name="gr40" draw:text-style-name="P1" draw:layer="PDF_Base" svg:x1="18.672cm" svg:y1="15.66cm" svg:x2="28.299cm" svg:y2="15.66cm">
          <text:p/>
        </draw:line>
        <draw:line draw:style-name="gr40" draw:text-style-name="P1" draw:layer="PDF_Base" svg:x1="28.66cm" svg:y1="14.964cm" svg:x2="28.15cm" svg:y2="13.647cm">
          <text:p/>
        </draw:line>
        <draw:line draw:style-name="gr40" draw:text-style-name="P1" draw:layer="PDF_Base" svg:x1="28.26cm" svg:y1="15.656cm" svg:x2="28.66cm" svg:y2="14.964cm">
          <text:p/>
        </draw:line>
        <draw:line draw:style-name="gr40" draw:text-style-name="P1" draw:layer="PDF_Base" svg:x1="30.361cm" svg:y1="11.275cm" svg:x2="28.653cm" svg:y2="11.272cm">
          <text:p/>
        </draw:line>
        <draw:line draw:style-name="gr40" draw:text-style-name="P1" draw:layer="PDF_Base" svg:x1="28.653cm" svg:y1="11.272cm" svg:x2="28.653cm" svg:y2="10.773cm">
          <text:p/>
        </draw:line>
        <draw:line draw:style-name="gr40" draw:text-style-name="P1" draw:layer="PDF_Base" svg:x1="24.731cm" svg:y1="13.313cm" svg:x2="26.035cm" svg:y2="13.313cm">
          <text:p/>
        </draw:line>
        <draw:line draw:style-name="gr40" draw:text-style-name="P1" draw:layer="PDF_Base" svg:x1="26.035cm" svg:y1="13.313cm" svg:x2="26.019cm" svg:y2="11.248cm">
          <text:p/>
        </draw:line>
        <draw:line draw:style-name="gr40" draw:text-style-name="P1" draw:layer="PDF_Base" svg:x1="26.019cm" svg:y1="11.248cm" svg:x2="27.159cm" svg:y2="11.242cm">
          <text:p/>
        </draw:line>
        <draw:line draw:style-name="gr40" draw:text-style-name="P1" draw:layer="PDF_Base" svg:x1="27.159cm" svg:y1="11.242cm" svg:x2="28.15cm" svg:y2="13.647cm">
          <text:p/>
        </draw:line>
        <draw:line draw:style-name="gr40" draw:text-style-name="P1" draw:layer="PDF_Base" svg:x1="28.653cm" svg:y1="10.773cm" svg:x2="28.65cm" svg:y2="8.497cm">
          <text:p/>
        </draw:line>
        <draw:line draw:style-name="gr40" draw:text-style-name="P1" draw:layer="PDF_Base" svg:x1="29.549cm" svg:y1="9.685cm" svg:x2="29.549cm" svg:y2="8.502cm">
          <text:p/>
        </draw:line>
        <draw:line draw:style-name="gr40" draw:text-style-name="P1" draw:layer="PDF_Base" svg:x1="28.653cm" svg:y1="8.502cm" svg:x2="29.641cm" svg:y2="7.971cm">
          <text:p/>
        </draw:line>
        <draw:line draw:style-name="gr40" draw:text-style-name="P1" draw:layer="PDF_Base" svg:x1="29.641cm" svg:y1="7.971cm" svg:x2="29.702cm" svg:y2="7.947cm">
          <text:p/>
        </draw:line>
        <draw:line draw:style-name="gr40" draw:text-style-name="P1" draw:layer="PDF_Base" svg:x1="39.303cm" svg:y1="13.647cm" svg:x2="38.902cm" svg:y2="13.647cm">
          <text:p/>
        </draw:line>
        <draw:line draw:style-name="gr40" draw:text-style-name="P1" draw:layer="PDF_Base" svg:x1="35.252cm" svg:y1="13.647cm" svg:x2="36.974cm" svg:y2="10.252cm">
          <text:p/>
        </draw:line>
        <draw:line draw:style-name="gr40" draw:text-style-name="P1" draw:layer="PDF_Base" svg:x1="36.974cm" svg:y1="10.252cm" svg:x2="38.612cm" svg:y2="10.247cm">
          <text:p/>
        </draw:line>
        <draw:line draw:style-name="gr40" draw:text-style-name="P1" draw:layer="PDF_Base" svg:x1="38.612cm" svg:y1="10.247cm" svg:x2="38.612cm" svg:y2="9.997cm">
          <text:p/>
        </draw:line>
        <draw:line draw:style-name="gr40" draw:text-style-name="P1" draw:layer="PDF_Base" svg:x1="38.612cm" svg:y1="9.997cm" svg:x2="39.044cm" svg:y2="9.997cm">
          <text:p/>
        </draw:line>
        <draw:line draw:style-name="gr40" draw:text-style-name="P1" draw:layer="PDF_Base" svg:x1="29.7cm" svg:y1="7.947cm" svg:x2="29.797cm" svg:y2="7.98cm">
          <text:p/>
        </draw:line>
        <draw:line draw:style-name="gr40" draw:text-style-name="P1" draw:layer="PDF_Base" svg:x1="29.797cm" svg:y1="7.98cm" svg:x2="29.871cm" svg:y2="8.027cm">
          <text:p/>
        </draw:line>
        <draw:line draw:style-name="gr40" draw:text-style-name="P1" draw:layer="PDF_Base" svg:x1="29.871cm" svg:y1="8.027cm" svg:x2="29.923cm" svg:y2="8.066cm">
          <text:p/>
        </draw:line>
        <draw:line draw:style-name="gr40" draw:text-style-name="P1" draw:layer="PDF_Base" svg:x1="29.923cm" svg:y1="8.066cm" svg:x2="29.949cm" svg:y2="8.075cm">
          <text:p/>
        </draw:line>
        <draw:line draw:style-name="gr40" draw:text-style-name="P1" draw:layer="PDF_Base" svg:x1="29.949cm" svg:y1="8.075cm" svg:x2="30.355cm" svg:y2="8.503cm">
          <text:p/>
        </draw:line>
        <draw:line draw:style-name="gr40" draw:text-style-name="P1" draw:layer="PDF_Base" svg:x1="39.044cm" svg:y1="9.997cm" svg:x2="39.303cm" svg:y2="9.997cm">
          <text:p/>
        </draw:line>
        <draw:line draw:style-name="gr40" draw:text-style-name="P1" draw:layer="PDF_Base" svg:x1="35.252cm" svg:y1="13.647cm" svg:x2="38.902cm" svg:y2="13.647cm">
          <text:p/>
        </draw:line>
        <draw:rect draw:style-name="gr49" draw:text-style-name="P1" draw:layer="PDF_Base" svg:width="1.643cm" svg:height="1.028cm" svg:x="13.088cm" svg:y="11.285cm">
          <text:p/>
        </draw:rect>
        <draw:rect draw:style-name="gr7" draw:text-style-name="P1" draw:layer="PDF_Base" svg:width="1.643cm" svg:height="1.031cm" svg:x="13.088cm" svg:y="14.628cm">
          <text:p/>
        </draw:rect>
        <draw:rect draw:style-name="gr50" draw:text-style-name="P1" draw:layer="PDF_Base" svg:width="9.999cm" svg:height="4.375cm" svg:x="14.731cm" svg:y="11.284cm">
          <text:p/>
        </draw:rect>
        <draw:rect draw:style-name="gr51" draw:text-style-name="P1" draw:layer="PDF_Base" svg:width="1.624cm" svg:height="2.349cm" svg:x="24.731cm" svg:y="13.31cm">
          <text:p/>
        </draw:rect>
        <draw:line draw:style-name="gr40" draw:text-style-name="P1" draw:layer="PDF_Base" svg:x1="27.171cm" svg:y1="11.242cm" svg:x2="26.019cm" svg:y2="11.242cm">
          <text:p/>
        </draw:line>
        <draw:line draw:style-name="gr40" draw:text-style-name="P1" draw:layer="PDF_Base" svg:x1="26.019cm" svg:y1="11.242cm" svg:x2="26.035cm" svg:y2="13.311cm">
          <text:p/>
        </draw:line>
        <draw:line draw:style-name="gr40" draw:text-style-name="P1" draw:layer="PDF_Base" svg:x1="26.035cm" svg:y1="13.311cm" svg:x2="28cm" svg:y2="13.311cm">
          <text:p/>
        </draw:line>
        <draw:line draw:style-name="gr40" draw:text-style-name="P1" draw:layer="PDF_Base" svg:x1="28cm" svg:y1="13.311cm" svg:x2="27.171cm" svg:y2="11.242cm">
          <text:p/>
        </draw:line>
        <draw:line draw:style-name="gr40" draw:text-style-name="P1" draw:layer="PDF_Base" svg:x1="28cm" svg:y1="13.311cm" svg:x2="26.356cm" svg:y2="13.311cm">
          <text:p/>
        </draw:line>
        <draw:line draw:style-name="gr40" draw:text-style-name="P1" draw:layer="PDF_Base" svg:x1="26.356cm" svg:y1="13.311cm" svg:x2="26.356cm" svg:y2="15.66cm">
          <text:p/>
        </draw:line>
        <draw:line draw:style-name="gr40" draw:text-style-name="P1" draw:layer="PDF_Base" svg:x1="26.356cm" svg:y1="15.66cm" svg:x2="28.259cm" svg:y2="15.66cm">
          <text:p/>
        </draw:line>
        <draw:line draw:style-name="gr40" draw:text-style-name="P1" draw:layer="PDF_Base" svg:x1="28.259cm" svg:y1="15.66cm" svg:x2="28.661cm" svg:y2="14.964cm">
          <text:p/>
        </draw:line>
        <draw:line draw:style-name="gr40" draw:text-style-name="P1" draw:layer="PDF_Base" svg:x1="28.661cm" svg:y1="14.964cm" svg:x2="28cm" svg:y2="13.311cm">
          <text:p/>
        </draw:line>
        <draw:line draw:style-name="gr40" draw:text-style-name="P1" draw:layer="PDF_Base" svg:x1="35.252cm" svg:y1="13.647cm" svg:x2="39.303cm" svg:y2="13.647cm">
          <text:p/>
        </draw:line>
        <draw:line draw:style-name="gr40" draw:text-style-name="P1" draw:layer="PDF_Base" svg:x1="39.303cm" svg:y1="13.647cm" svg:x2="39.303cm" svg:y2="11.91cm">
          <text:p/>
        </draw:line>
        <draw:line draw:style-name="gr40" draw:text-style-name="P1" draw:layer="PDF_Base" svg:x1="39.303cm" svg:y1="11.91cm" svg:x2="36.152cm" svg:y2="11.91cm">
          <text:p/>
        </draw:line>
        <draw:line draw:style-name="gr40" draw:text-style-name="P1" draw:layer="PDF_Base" svg:x1="36.152cm" svg:y1="11.91cm" svg:x2="39.303cm" svg:y2="11.91cm">
          <text:p/>
        </draw:line>
        <draw:line draw:style-name="gr40" draw:text-style-name="P1" draw:layer="PDF_Base" svg:x1="39.303cm" svg:y1="11.91cm" svg:x2="39.303cm" svg:y2="9.997cm">
          <text:p/>
        </draw:line>
        <draw:line draw:style-name="gr40" draw:text-style-name="P1" draw:layer="PDF_Base" svg:x1="39.303cm" svg:y1="9.997cm" svg:x2="38.612cm" svg:y2="9.997cm">
          <text:p/>
        </draw:line>
        <draw:line draw:style-name="gr40" draw:text-style-name="P1" draw:layer="PDF_Base" svg:x1="38.612cm" svg:y1="9.997cm" svg:x2="38.612cm" svg:y2="10.247cm">
          <text:p/>
        </draw:line>
        <draw:line draw:style-name="gr40" draw:text-style-name="P1" draw:layer="PDF_Base" svg:x1="38.612cm" svg:y1="10.247cm" svg:x2="36.974cm" svg:y2="10.252cm">
          <text:p/>
        </draw:line>
        <draw:line draw:style-name="gr40" draw:text-style-name="P1" draw:layer="PDF_Base" svg:x1="36.974cm" svg:y1="10.252cm" svg:x2="36.152cm" svg:y2="11.91cm">
          <text:p/>
        </draw:line>
        <draw:line draw:style-name="gr52" draw:text-style-name="P1" draw:layer="PDF_Base" svg:x1="22.999cm" svg:y1="14.396cm" svg:x2="22.499cm" svg:y2="14.396cm">
          <text:p/>
        </draw:line>
        <draw:line draw:style-name="gr52" draw:text-style-name="P1" draw:layer="PDF_Base" svg:x1="16.449cm" svg:y1="11.284cm" svg:x2="16.449cm" svg:y2="15.66cm">
          <text:p/>
        </draw:line>
        <draw:line draw:style-name="gr52" draw:text-style-name="P1" draw:layer="PDF_Base" svg:x1="17.899cm" svg:y1="11.284cm" svg:x2="17.899cm" svg:y2="15.659cm">
          <text:p/>
        </draw:line>
        <draw:line draw:style-name="gr52" draw:text-style-name="P1" draw:layer="PDF_Base" svg:x1="17.899cm" svg:y1="13.396cm" svg:x2="17.549cm" svg:y2="13.396cm">
          <text:p/>
        </draw:line>
        <draw:line draw:style-name="gr52" draw:text-style-name="P1" draw:layer="PDF_Base" svg:x1="16.799cm" svg:y1="13.396cm" svg:x2="16.449cm" svg:y2="13.396cm">
          <text:p/>
        </draw:line>
        <draw:line draw:style-name="gr52" draw:text-style-name="P1" draw:layer="PDF_Base" svg:x1="14.731cm" svg:y1="12.046cm" svg:x2="17.899cm" svg:y2="12.046cm">
          <text:p/>
        </draw:line>
        <draw:line draw:style-name="gr52" draw:text-style-name="P1" draw:layer="PDF_Base" svg:x1="24.731cm" svg:y1="12.046cm" svg:x2="22.5cm" svg:y2="12.046cm">
          <text:p/>
        </draw:line>
        <draw:line draw:style-name="gr52" draw:text-style-name="P1" draw:layer="PDF_Base" svg:x1="22.999cm" svg:y1="11.284cm" svg:x2="22.999cm" svg:y2="15.659cm">
          <text:p/>
        </draw:line>
        <draw:line draw:style-name="gr52" draw:text-style-name="P1" draw:layer="PDF_Base" svg:x1="20.199cm" svg:y1="11.285cm" svg:x2="20.199cm" svg:y2="13.281cm">
          <text:p/>
        </draw:line>
        <draw:polygon draw:style-name="gr53" draw:text-style-name="P1" draw:layer="PDF_Base" svg:width="0.899cm" svg:height="1.749cm" draw:transform="rotate (-3.14159265358979) translate (42.599cm 9.646cm)" svg:viewBox="0 0 900 1750" draw:points="0,0 900,0 900,1250 550,1700 450,1750 400,1750 350,1700 0,1250">
          <text:p/>
        </draw:polygon>
        <draw:rect draw:style-name="gr7" draw:text-style-name="P1" draw:layer="PDF_Base" svg:width="1.643cm" svg:height="2.315cm" svg:x="13.089cm" svg:y="12.314cm">
          <text:p/>
        </draw:rect>
        <draw:line draw:style-name="gr52" draw:text-style-name="P1" draw:layer="PDF_Base" svg:x1="15.549cm" svg:y1="11.284cm" svg:x2="15.549cm" svg:y2="12.046cm">
          <text:p/>
        </draw:line>
        <draw:line draw:style-name="gr40" draw:text-style-name="P1" draw:layer="PDF_Base" svg:x1="30.36cm" svg:y1="10.135cm" svg:x2="30.36cm" svg:y2="8.502cm">
          <text:p/>
        </draw:line>
        <draw:line draw:style-name="gr40" draw:text-style-name="P1" draw:layer="PDF_Base" svg:x1="30.36cm" svg:y1="11.279cm" svg:x2="30.36cm" svg:y2="10.768cm">
          <text:p/>
        </draw:line>
        <draw:line draw:style-name="gr40" draw:text-style-name="P1" draw:layer="PDF_Base" svg:x1="30.361cm" svg:y1="9.685cm" svg:x2="28.653cm" svg:y2="9.682cm">
          <text:p/>
        </draw:line>
        <draw:line draw:style-name="gr40" draw:text-style-name="P1" draw:layer="PDF_Base" svg:x1="30.361cm" svg:y1="8.513cm" svg:x2="28.653cm" svg:y2="8.51cm">
          <text:p/>
        </draw:line>
        <draw:line draw:style-name="gr52" draw:text-style-name="P1" draw:layer="PDF_Base" svg:x1="41.699cm" svg:y1="8.506cm" svg:x2="42.599cm" svg:y2="8.506cm">
          <text:p/>
        </draw:line>
        <draw:line draw:style-name="gr54" draw:text-style-name="P1" draw:layer="PDF_Base" svg:x1="41.699cm" svg:y1="8.506cm" svg:x2="42.599cm" svg:y2="8.506cm">
          <text:p/>
        </draw:line>
        <draw:line draw:style-name="gr40" draw:text-style-name="P1" draw:layer="PDF_Base" svg:x1="40.441cm" svg:y1="26.173cm" svg:x2="40.441cm" svg:y2="23.346cm">
          <text:p/>
        </draw:line>
        <draw:rect draw:style-name="gr55" draw:text-style-name="P1" draw:layer="PDF_Base" svg:width="8.717cm" svg:height="4.574cm" svg:x="29.635cm" svg:y="23.345cm">
          <text:p/>
        </draw:rect>
        <draw:rect draw:style-name="gr56" draw:text-style-name="P1" draw:layer="PDF_Base" svg:width="2.089cm" svg:height="1.745cm" svg:x="38.352cm" svg:y="26.173cm">
          <text:p/>
        </draw:rect>
        <draw:line draw:style-name="gr52" draw:text-style-name="P1" draw:layer="PDF_Base" svg:x1="30.102cm" svg:y1="23.45cm" svg:x2="29.752cm" svg:y2="23.45cm">
          <text:p/>
        </draw:line>
        <draw:line draw:style-name="gr52" draw:text-style-name="P1" draw:layer="PDF_Base" svg:x1="32.452cm" svg:y1="24.3cm" svg:x2="35.502cm" svg:y2="24.3cm">
          <text:p/>
        </draw:line>
        <draw:line draw:style-name="gr52" draw:text-style-name="P1" draw:layer="PDF_Base" svg:x1="30.902cm" svg:y1="25.15cm" svg:x2="37.202cm" svg:y2="25.15cm">
          <text:p/>
        </draw:line>
        <draw:line draw:style-name="gr52" draw:text-style-name="P1" draw:layer="PDF_Base" svg:x1="29.752cm" svg:y1="27.919cm" svg:x2="29.752cm" svg:y2="23.45cm">
          <text:p/>
        </draw:line>
        <draw:line draw:style-name="gr52" draw:text-style-name="P1" draw:layer="PDF_Base" svg:x1="29.752cm" svg:y1="27.15cm" svg:x2="37.002cm" svg:y2="27.15cm">
          <text:p/>
        </draw:line>
        <draw:line draw:style-name="gr52" draw:text-style-name="P1" draw:layer="PDF_Base" svg:x1="34.752cm" svg:y1="27.919cm" svg:x2="34.752cm" svg:y2="25.15cm">
          <text:p/>
        </draw:line>
        <draw:line draw:style-name="gr52" draw:text-style-name="P1" draw:layer="PDF_Base" svg:x1="31.302cm" svg:y1="23.45cm" svg:x2="31.302cm" svg:y2="24.45cm">
          <text:p/>
        </draw:line>
        <draw:line draw:style-name="gr52" draw:text-style-name="P1" draw:layer="PDF_Base" svg:x1="30.102cm" svg:y1="25.15cm" svg:x2="29.752cm" svg:y2="25.15cm">
          <text:p/>
        </draw:line>
        <draw:line draw:style-name="gr52" draw:text-style-name="P1" draw:layer="PDF_Base" svg:x1="38.352cm" svg:y1="23.45cm" svg:x2="38.002cm" svg:y2="23.45cm">
          <text:p/>
        </draw:line>
        <draw:line draw:style-name="gr52" draw:text-style-name="P1" draw:layer="PDF_Base" svg:x1="38.352cm" svg:y1="25.15cm" svg:x2="38.002cm" svg:y2="25.15cm">
          <text:p/>
        </draw:line>
        <draw:line draw:style-name="gr52" draw:text-style-name="P1" draw:layer="PDF_Base" svg:x1="30.752cm" svg:y1="23.45cm" svg:x2="37.302cm" svg:y2="23.45cm">
          <text:p/>
        </draw:line>
        <draw:line draw:style-name="gr52" draw:text-style-name="P1" draw:layer="PDF_Base" svg:x1="36.652cm" svg:y1="23.45cm" svg:x2="36.652cm" svg:y2="24.45cm">
          <text:p/>
        </draw:line>
        <draw:line draw:style-name="gr40" draw:text-style-name="P1" draw:layer="PDF_Base" svg:x1="38.353cm" svg:y1="23.345cm" svg:x2="40.442cm" svg:y2="23.345cm">
          <text:p/>
        </draw:line>
        <draw:line draw:style-name="gr40" draw:text-style-name="P1" draw:layer="Walls" svg:x1="17.495cm" svg:y1="15.66cm" svg:x2="13.088cm" svg:y2="15.66cm">
          <text:p/>
        </draw:line>
        <draw:line draw:style-name="gr40" draw:text-style-name="P1" draw:layer="Walls" svg:x1="18.672cm" svg:y1="15.66cm" svg:x2="17.495cm" svg:y2="15.66cm">
          <text:p/>
        </draw:line>
        <draw:line draw:style-name="gr40" draw:text-style-name="P1" draw:layer="Walls" svg:x1="18.672cm" svg:y1="15.66cm" svg:x2="28.299cm" svg:y2="15.66cm">
          <text:p/>
        </draw:line>
        <draw:line draw:style-name="gr40" draw:text-style-name="P1" draw:layer="Walls" svg:x1="28.66cm" svg:y1="14.964cm" svg:x2="28.15cm" svg:y2="13.647cm">
          <text:p/>
        </draw:line>
        <draw:line draw:style-name="gr40" draw:text-style-name="P1" draw:layer="Walls" svg:x1="28.26cm" svg:y1="15.656cm" svg:x2="28.66cm" svg:y2="14.964cm">
          <text:p/>
        </draw:line>
        <draw:line draw:style-name="gr40" draw:text-style-name="P1" draw:layer="Walls" svg:x1="30.361cm" svg:y1="11.275cm" svg:x2="28.653cm" svg:y2="11.272cm">
          <text:p/>
        </draw:line>
        <draw:line draw:style-name="gr40" draw:text-style-name="P1" draw:layer="Walls" svg:x1="28.653cm" svg:y1="11.272cm" svg:x2="28.653cm" svg:y2="10.773cm">
          <text:p/>
        </draw:line>
        <draw:line draw:style-name="gr40" draw:text-style-name="P1" draw:layer="Walls" svg:x1="24.731cm" svg:y1="13.313cm" svg:x2="26.035cm" svg:y2="13.313cm">
          <text:p/>
        </draw:line>
        <draw:line draw:style-name="gr40" draw:text-style-name="P1" draw:layer="Walls" svg:x1="26.035cm" svg:y1="13.313cm" svg:x2="26.019cm" svg:y2="11.248cm">
          <text:p/>
        </draw:line>
        <draw:line draw:style-name="gr40" draw:text-style-name="P1" draw:layer="Walls" svg:x1="26.019cm" svg:y1="11.248cm" svg:x2="27.159cm" svg:y2="11.242cm">
          <text:p/>
        </draw:line>
        <draw:line draw:style-name="gr40" draw:text-style-name="P1" draw:layer="Walls" svg:x1="27.159cm" svg:y1="11.242cm" svg:x2="28.15cm" svg:y2="13.647cm">
          <text:p/>
        </draw:line>
        <draw:line draw:style-name="gr40" draw:text-style-name="P1" draw:layer="Walls" svg:x1="28.653cm" svg:y1="10.773cm" svg:x2="28.65cm" svg:y2="8.497cm">
          <text:p/>
        </draw:line>
        <draw:line draw:style-name="gr40" draw:text-style-name="P1" draw:layer="Walls" svg:x1="29.549cm" svg:y1="9.685cm" svg:x2="29.549cm" svg:y2="8.502cm">
          <text:p/>
        </draw:line>
        <draw:line draw:style-name="gr40" draw:text-style-name="P1" draw:layer="Walls" svg:x1="28.653cm" svg:y1="8.502cm" svg:x2="29.641cm" svg:y2="7.971cm">
          <text:p/>
        </draw:line>
        <draw:line draw:style-name="gr40" draw:text-style-name="P1" draw:layer="Walls" svg:x1="29.641cm" svg:y1="7.971cm" svg:x2="29.702cm" svg:y2="7.947cm">
          <text:p/>
        </draw:line>
        <draw:line draw:style-name="gr40" draw:text-style-name="P1" draw:layer="Walls" svg:x1="39.303cm" svg:y1="13.647cm" svg:x2="38.902cm" svg:y2="13.647cm">
          <text:p/>
        </draw:line>
        <draw:line draw:style-name="gr40" draw:text-style-name="P1" draw:layer="Walls" svg:x1="35.252cm" svg:y1="13.647cm" svg:x2="36.974cm" svg:y2="10.252cm">
          <text:p/>
        </draw:line>
        <draw:line draw:style-name="gr40" draw:text-style-name="P1" draw:layer="Walls" svg:x1="36.974cm" svg:y1="10.252cm" svg:x2="38.612cm" svg:y2="10.247cm">
          <text:p/>
        </draw:line>
        <draw:line draw:style-name="gr40" draw:text-style-name="P1" draw:layer="Walls" svg:x1="38.612cm" svg:y1="10.247cm" svg:x2="38.612cm" svg:y2="9.997cm">
          <text:p/>
        </draw:line>
        <draw:line draw:style-name="gr40" draw:text-style-name="P1" draw:layer="Walls" svg:x1="38.612cm" svg:y1="9.997cm" svg:x2="39.044cm" svg:y2="9.997cm">
          <text:p/>
        </draw:line>
        <draw:line draw:style-name="gr40" draw:text-style-name="P1" draw:layer="Walls" svg:x1="29.7cm" svg:y1="7.947cm" svg:x2="29.797cm" svg:y2="7.98cm">
          <text:p/>
        </draw:line>
        <draw:line draw:style-name="gr40" draw:text-style-name="P1" draw:layer="Walls" svg:x1="29.797cm" svg:y1="7.98cm" svg:x2="29.871cm" svg:y2="8.027cm">
          <text:p/>
        </draw:line>
        <draw:line draw:style-name="gr40" draw:text-style-name="P1" draw:layer="Walls" svg:x1="29.871cm" svg:y1="8.027cm" svg:x2="29.923cm" svg:y2="8.066cm">
          <text:p/>
        </draw:line>
        <draw:line draw:style-name="gr40" draw:text-style-name="P1" draw:layer="Walls" svg:x1="29.923cm" svg:y1="8.066cm" svg:x2="29.949cm" svg:y2="8.075cm">
          <text:p/>
        </draw:line>
        <draw:line draw:style-name="gr40" draw:text-style-name="P1" draw:layer="Walls" svg:x1="29.949cm" svg:y1="8.075cm" svg:x2="30.355cm" svg:y2="8.503cm">
          <text:p/>
        </draw:line>
        <draw:line draw:style-name="gr40" draw:text-style-name="P1" draw:layer="Walls" svg:x1="39.044cm" svg:y1="9.997cm" svg:x2="39.303cm" svg:y2="9.997cm">
          <text:p/>
        </draw:line>
        <draw:line draw:style-name="gr40" draw:text-style-name="P1" draw:layer="Walls" svg:x1="35.252cm" svg:y1="13.647cm" svg:x2="38.902cm" svg:y2="13.647cm">
          <text:p/>
        </draw:line>
        <draw:rect draw:style-name="gr49" draw:text-style-name="P1" draw:layer="Walls" svg:width="1.643cm" svg:height="1.028cm" svg:x="13.088cm" svg:y="11.285cm">
          <text:p/>
        </draw:rect>
        <draw:rect draw:style-name="gr7" draw:text-style-name="P1" draw:layer="Walls" svg:width="1.643cm" svg:height="1.031cm" svg:x="13.088cm" svg:y="14.628cm">
          <text:p/>
        </draw:rect>
        <draw:rect draw:style-name="gr50" draw:text-style-name="P1" draw:layer="Walls" svg:width="9.999cm" svg:height="4.375cm" svg:x="14.731cm" svg:y="11.284cm">
          <text:p/>
        </draw:rect>
        <draw:rect draw:style-name="gr51" draw:text-style-name="P1" draw:layer="Walls" svg:width="1.624cm" svg:height="2.349cm" svg:x="24.731cm" svg:y="13.31cm">
          <text:p/>
        </draw:rect>
        <draw:line draw:style-name="gr40" draw:text-style-name="P1" draw:layer="Walls" svg:x1="27.171cm" svg:y1="11.242cm" svg:x2="26.019cm" svg:y2="11.242cm">
          <text:p/>
        </draw:line>
        <draw:line draw:style-name="gr40" draw:text-style-name="P1" draw:layer="Walls" svg:x1="26.019cm" svg:y1="11.242cm" svg:x2="26.035cm" svg:y2="13.311cm">
          <text:p/>
        </draw:line>
        <draw:line draw:style-name="gr40" draw:text-style-name="P1" draw:layer="Walls" svg:x1="26.035cm" svg:y1="13.311cm" svg:x2="28cm" svg:y2="13.311cm">
          <text:p/>
        </draw:line>
        <draw:line draw:style-name="gr40" draw:text-style-name="P1" draw:layer="Walls" svg:x1="28cm" svg:y1="13.311cm" svg:x2="27.171cm" svg:y2="11.242cm">
          <text:p/>
        </draw:line>
        <draw:line draw:style-name="gr40" draw:text-style-name="P1" draw:layer="Walls" svg:x1="28cm" svg:y1="13.311cm" svg:x2="26.356cm" svg:y2="13.311cm">
          <text:p/>
        </draw:line>
        <draw:line draw:style-name="gr40" draw:text-style-name="P1" draw:layer="Walls" svg:x1="26.356cm" svg:y1="13.311cm" svg:x2="26.356cm" svg:y2="15.66cm">
          <text:p/>
        </draw:line>
        <draw:line draw:style-name="gr40" draw:text-style-name="P1" draw:layer="Walls" svg:x1="26.356cm" svg:y1="15.66cm" svg:x2="28.259cm" svg:y2="15.66cm">
          <text:p/>
        </draw:line>
        <draw:line draw:style-name="gr40" draw:text-style-name="P1" draw:layer="Walls" svg:x1="28.259cm" svg:y1="15.66cm" svg:x2="28.661cm" svg:y2="14.964cm">
          <text:p/>
        </draw:line>
        <draw:line draw:style-name="gr40" draw:text-style-name="P1" draw:layer="Walls" svg:x1="28.661cm" svg:y1="14.964cm" svg:x2="28cm" svg:y2="13.311cm">
          <text:p/>
        </draw:line>
        <draw:line draw:style-name="gr40" draw:text-style-name="P1" draw:layer="Walls" svg:x1="35.252cm" svg:y1="13.647cm" svg:x2="39.303cm" svg:y2="13.647cm">
          <text:p/>
        </draw:line>
        <draw:line draw:style-name="gr40" draw:text-style-name="P1" draw:layer="Walls" svg:x1="39.303cm" svg:y1="13.647cm" svg:x2="39.303cm" svg:y2="11.91cm">
          <text:p/>
        </draw:line>
        <draw:line draw:style-name="gr40" draw:text-style-name="P1" draw:layer="Walls" svg:x1="39.303cm" svg:y1="11.91cm" svg:x2="36.152cm" svg:y2="11.91cm">
          <text:p/>
        </draw:line>
        <draw:line draw:style-name="gr40" draw:text-style-name="P1" draw:layer="Walls" svg:x1="36.152cm" svg:y1="11.91cm" svg:x2="39.303cm" svg:y2="11.91cm">
          <text:p/>
        </draw:line>
        <draw:line draw:style-name="gr40" draw:text-style-name="P1" draw:layer="Walls" svg:x1="39.303cm" svg:y1="11.91cm" svg:x2="39.303cm" svg:y2="9.997cm">
          <text:p/>
        </draw:line>
        <draw:line draw:style-name="gr40" draw:text-style-name="P1" draw:layer="Walls" svg:x1="39.303cm" svg:y1="9.997cm" svg:x2="38.612cm" svg:y2="9.997cm">
          <text:p/>
        </draw:line>
        <draw:line draw:style-name="gr40" draw:text-style-name="P1" draw:layer="Walls" svg:x1="38.612cm" svg:y1="9.997cm" svg:x2="38.612cm" svg:y2="10.247cm">
          <text:p/>
        </draw:line>
        <draw:line draw:style-name="gr40" draw:text-style-name="P1" draw:layer="Walls" svg:x1="38.612cm" svg:y1="10.247cm" svg:x2="36.974cm" svg:y2="10.252cm">
          <text:p/>
        </draw:line>
        <draw:line draw:style-name="gr40" draw:text-style-name="P1" draw:layer="Walls" svg:x1="36.974cm" svg:y1="10.252cm" svg:x2="36.152cm" svg:y2="11.91cm">
          <text:p/>
        </draw:line>
        <draw:line draw:style-name="gr52" draw:text-style-name="P1" draw:layer="Walls" svg:x1="22.999cm" svg:y1="14.396cm" svg:x2="22.499cm" svg:y2="14.396cm">
          <text:p/>
        </draw:line>
        <draw:line draw:style-name="gr52" draw:text-style-name="P1" draw:layer="Walls" svg:x1="16.449cm" svg:y1="11.284cm" svg:x2="16.449cm" svg:y2="15.66cm">
          <text:p/>
        </draw:line>
        <draw:line draw:style-name="gr52" draw:text-style-name="P1" draw:layer="Walls" svg:x1="17.899cm" svg:y1="11.284cm" svg:x2="17.899cm" svg:y2="15.659cm">
          <text:p/>
        </draw:line>
        <draw:line draw:style-name="gr52" draw:text-style-name="P1" draw:layer="Walls" svg:x1="17.899cm" svg:y1="13.396cm" svg:x2="17.549cm" svg:y2="13.396cm">
          <text:p/>
        </draw:line>
        <draw:line draw:style-name="gr52" draw:text-style-name="P1" draw:layer="Walls" svg:x1="16.799cm" svg:y1="13.396cm" svg:x2="16.449cm" svg:y2="13.396cm">
          <text:p/>
        </draw:line>
        <draw:line draw:style-name="gr52" draw:text-style-name="P1" draw:layer="Walls" svg:x1="14.731cm" svg:y1="12.046cm" svg:x2="17.899cm" svg:y2="12.046cm">
          <text:p/>
        </draw:line>
        <draw:line draw:style-name="gr52" draw:text-style-name="P1" draw:layer="Walls" svg:x1="24.731cm" svg:y1="12.046cm" svg:x2="22.5cm" svg:y2="12.046cm">
          <text:p/>
        </draw:line>
        <draw:line draw:style-name="gr52" draw:text-style-name="P1" draw:layer="Walls" svg:x1="22.999cm" svg:y1="11.284cm" svg:x2="22.999cm" svg:y2="15.659cm">
          <text:p/>
        </draw:line>
        <draw:line draw:style-name="gr52" draw:text-style-name="P1" draw:layer="Walls" svg:x1="20.199cm" svg:y1="11.285cm" svg:x2="20.199cm" svg:y2="13.281cm">
          <text:p/>
        </draw:line>
        <draw:polygon draw:style-name="gr53" draw:text-style-name="P1" draw:layer="Walls" svg:width="0.899cm" svg:height="1.749cm" draw:transform="rotate (-3.14159265358979) translate (42.599cm 9.646cm)" svg:viewBox="0 0 900 1750" draw:points="0,0 900,0 900,1250 550,1700 450,1750 400,1750 350,1700 0,1250">
          <text:p/>
        </draw:polygon>
        <draw:rect draw:style-name="gr7" draw:text-style-name="P1" draw:layer="Walls" svg:width="1.643cm" svg:height="2.315cm" svg:x="13.089cm" svg:y="12.314cm">
          <text:p/>
        </draw:rect>
        <draw:line draw:style-name="gr52" draw:text-style-name="P1" draw:layer="Walls" svg:x1="15.549cm" svg:y1="11.284cm" svg:x2="15.549cm" svg:y2="12.046cm">
          <text:p/>
        </draw:line>
        <draw:line draw:style-name="gr40" draw:text-style-name="P1" draw:layer="Walls" svg:x1="30.36cm" svg:y1="10.135cm" svg:x2="30.36cm" svg:y2="8.502cm">
          <text:p/>
        </draw:line>
        <draw:line draw:style-name="gr40" draw:text-style-name="P1" draw:layer="Walls" svg:x1="30.36cm" svg:y1="11.279cm" svg:x2="30.36cm" svg:y2="10.768cm">
          <text:p/>
        </draw:line>
        <draw:line draw:style-name="gr40" draw:text-style-name="P1" draw:layer="Walls" svg:x1="30.361cm" svg:y1="9.685cm" svg:x2="28.653cm" svg:y2="9.682cm">
          <text:p/>
        </draw:line>
        <draw:line draw:style-name="gr40" draw:text-style-name="P1" draw:layer="Walls" svg:x1="30.361cm" svg:y1="8.513cm" svg:x2="28.653cm" svg:y2="8.51cm">
          <text:p/>
        </draw:line>
        <draw:line draw:style-name="gr52" draw:text-style-name="P1" draw:layer="Walls" svg:x1="41.699cm" svg:y1="8.506cm" svg:x2="42.599cm" svg:y2="8.506cm">
          <text:p/>
        </draw:line>
        <draw:line draw:style-name="gr54" draw:text-style-name="P1" draw:layer="Walls" svg:x1="41.699cm" svg:y1="8.506cm" svg:x2="42.599cm" svg:y2="8.506cm">
          <text:p/>
        </draw:line>
        <draw:line draw:style-name="gr40" draw:text-style-name="P1" draw:layer="Walls" svg:x1="23.415cm" svg:y1="28.69cm" svg:x2="23.415cm" svg:y2="30.443cm">
          <text:p/>
        </draw:line>
        <draw:line draw:style-name="gr40" draw:text-style-name="P1" draw:layer="Walls" svg:x1="26.131cm" svg:y1="28.69cm" svg:x2="26.131cm" svg:y2="30.447cm">
          <text:p/>
        </draw:line>
        <draw:line draw:style-name="gr40" draw:text-style-name="P1" draw:layer="Walls" svg:x1="24.599cm" svg:y1="30.446cm" svg:x2="24.599cm" svg:y2="28.69cm">
          <text:p/>
        </draw:line>
        <draw:line draw:style-name="gr40" draw:text-style-name="P1" draw:layer="Walls" svg:x1="26.131cm" svg:y1="30.443cm" svg:x2="23.415cm" svg:y2="30.443cm">
          <text:p/>
        </draw:line>
        <draw:line draw:style-name="gr40" draw:text-style-name="P1" draw:layer="Walls" svg:x1="24.599cm" svg:y1="29.572cm" svg:x2="23.415cm" svg:y2="29.572cm">
          <text:p/>
        </draw:line>
        <draw:line draw:style-name="gr40" draw:text-style-name="P1" draw:layer="Walls" svg:x1="26.131cm" svg:y1="28.69cm" svg:x2="25.699cm" svg:y2="28.69cm">
          <text:p/>
        </draw:line>
        <draw:line draw:style-name="gr40" draw:text-style-name="P1" draw:layer="Walls" svg:x1="40.441cm" svg:y1="26.173cm" svg:x2="40.441cm" svg:y2="23.346cm">
          <text:p/>
        </draw:line>
        <draw:rect draw:style-name="gr55" draw:text-style-name="P1" draw:layer="Walls" svg:width="8.717cm" svg:height="4.574cm" svg:x="29.635cm" svg:y="23.345cm">
          <text:p/>
        </draw:rect>
        <draw:rect draw:style-name="gr56" draw:text-style-name="P1" draw:layer="Walls" svg:width="2.089cm" svg:height="1.745cm" svg:x="38.352cm" svg:y="26.173cm">
          <text:p/>
        </draw:rect>
        <draw:line draw:style-name="gr52" draw:text-style-name="P1" draw:layer="Walls" svg:x1="30.102cm" svg:y1="23.45cm" svg:x2="29.752cm" svg:y2="23.45cm">
          <text:p/>
        </draw:line>
        <draw:line draw:style-name="gr52" draw:text-style-name="P1" draw:layer="Walls" svg:x1="32.452cm" svg:y1="24.3cm" svg:x2="35.502cm" svg:y2="24.3cm">
          <text:p/>
        </draw:line>
        <draw:line draw:style-name="gr52" draw:text-style-name="P1" draw:layer="Walls" svg:x1="30.902cm" svg:y1="25.15cm" svg:x2="37.202cm" svg:y2="25.15cm">
          <text:p/>
        </draw:line>
        <draw:line draw:style-name="gr52" draw:text-style-name="P1" draw:layer="Walls" svg:x1="29.752cm" svg:y1="27.919cm" svg:x2="29.752cm" svg:y2="23.45cm">
          <text:p/>
        </draw:line>
        <draw:line draw:style-name="gr52" draw:text-style-name="P1" draw:layer="Walls" svg:x1="29.752cm" svg:y1="27.15cm" svg:x2="37.002cm" svg:y2="27.15cm">
          <text:p/>
        </draw:line>
        <draw:line draw:style-name="gr52" draw:text-style-name="P1" draw:layer="Walls" svg:x1="34.752cm" svg:y1="27.919cm" svg:x2="34.752cm" svg:y2="25.15cm">
          <text:p/>
        </draw:line>
        <draw:line draw:style-name="gr52" draw:text-style-name="P1" draw:layer="Walls" svg:x1="31.302cm" svg:y1="23.45cm" svg:x2="31.302cm" svg:y2="24.45cm">
          <text:p/>
        </draw:line>
        <draw:line draw:style-name="gr52" draw:text-style-name="P1" draw:layer="Walls" svg:x1="30.102cm" svg:y1="25.15cm" svg:x2="29.752cm" svg:y2="25.15cm">
          <text:p/>
        </draw:line>
        <draw:line draw:style-name="gr52" draw:text-style-name="P1" draw:layer="Walls" svg:x1="38.352cm" svg:y1="23.45cm" svg:x2="38.002cm" svg:y2="23.45cm">
          <text:p/>
        </draw:line>
        <draw:line draw:style-name="gr52" draw:text-style-name="P1" draw:layer="Walls" svg:x1="38.352cm" svg:y1="25.15cm" svg:x2="38.002cm" svg:y2="25.15cm">
          <text:p/>
        </draw:line>
        <draw:line draw:style-name="gr52" draw:text-style-name="P1" draw:layer="Walls" svg:x1="30.752cm" svg:y1="23.45cm" svg:x2="37.302cm" svg:y2="23.45cm">
          <text:p/>
        </draw:line>
        <draw:line draw:style-name="gr52" draw:text-style-name="P1" draw:layer="Walls" svg:x1="36.652cm" svg:y1="23.45cm" svg:x2="36.652cm" svg:y2="24.45cm">
          <text:p/>
        </draw:line>
        <draw:line draw:style-name="gr40" draw:text-style-name="P1" draw:layer="Walls" svg:x1="38.353cm" svg:y1="23.345cm" svg:x2="40.442cm" svg:y2="23.345cm">
          <text:p/>
        </draw:line>
        <draw:line draw:style-name="gr40" draw:text-style-name="P1" draw:layer="Walls" svg:x1="24.15cm" svg:y1="21.65cm" svg:x2="21.061cm" svg:y2="19.982cm">
          <text:p/>
        </draw:line>
        <draw:line draw:style-name="gr40" draw:text-style-name="P1" draw:layer="Walls" svg:x1="21.061cm" svg:y1="19.982cm" svg:x2="20.776cm" svg:y2="19.67cm">
          <text:p/>
        </draw:line>
        <draw:line draw:style-name="gr40" draw:text-style-name="P1" draw:layer="Walls" svg:x1="20.776cm" svg:y1="19.67cm" svg:x2="20.533cm" svg:y2="19.282cm">
          <text:p/>
        </draw:line>
        <draw:line draw:style-name="gr40" draw:text-style-name="P1" draw:layer="Walls" svg:x1="20.533cm" svg:y1="19.282cm" svg:x2="20.5cm" svg:y2="18.901cm">
          <text:p/>
        </draw:line>
        <draw:line draw:style-name="gr40" draw:text-style-name="P1" draw:layer="Walls" svg:x1="20.5cm" svg:y1="18.9cm" svg:x2="20.5cm" svg:y2="17.657cm">
          <text:p/>
        </draw:line>
        <draw:line draw:style-name="gr40" draw:text-style-name="P1" draw:layer="Walls" svg:x1="30.016cm" svg:y1="17.656cm" svg:x2="20.5cm" svg:y2="17.656cm">
          <text:p/>
        </draw:line>
        <draw:line draw:style-name="gr40" draw:text-style-name="P1" draw:layer="Walls" svg:x1="19.4cm" svg:y1="27.919cm" svg:x2="24.5cm" svg:y2="27.919cm">
          <text:p/>
        </draw:line>
        <draw:line draw:style-name="gr40" draw:text-style-name="P1" draw:layer="Walls" svg:x1="38.652cm" svg:y1="17.64cm" svg:x2="38.652cm" svg:y2="21.8cm">
          <text:p/>
        </draw:line>
        <draw:line draw:style-name="gr40" draw:text-style-name="P1" draw:layer="Walls" svg:x1="24.15cm" svg:y1="21.65cm" svg:x2="29.633cm" svg:y2="21.65cm">
          <text:p/>
        </draw:line>
        <draw:line draw:style-name="gr40" draw:text-style-name="P1" draw:layer="Walls" svg:x1="38.652cm" svg:y1="21.8cm" svg:x2="29.635cm" svg:y2="21.8cm">
          <text:p/>
        </draw:line>
        <draw:line draw:style-name="gr40" draw:text-style-name="P1" draw:layer="Walls" svg:x1="38.652cm" svg:y1="17.649cm" svg:x2="30.016cm" svg:y2="17.656cm">
          <text:p/>
        </draw:line>
        <draw:line draw:style-name="gr40" draw:text-style-name="P1" draw:layer="Walls" svg:x1="29.633cm" svg:y1="21.65cm" svg:x2="29.635cm" svg:y2="21.8cm">
          <text:p/>
        </draw:line>
        <draw:g>
          <draw:line draw:style-name="gr40" draw:text-style-name="P1" draw:layer="Walls" svg:x1="25.095cm" svg:y1="28.69cm" svg:x2="23.415cm" svg:y2="28.69cm">
            <text:p/>
          </draw:line>
          <draw:polygon draw:style-name="gr53" draw:text-style-name="P1" draw:layer="Walls" svg:width="0.899cm" svg:height="1.503cm" svg:x="14.299cm" svg:y="28.65cm" svg:viewBox="0 0 900 1504" draw:points="1,0 900,0 900,1504 0,1504">
            <text:p/>
          </draw:polygon>
          <draw:line draw:style-name="gr40" draw:text-style-name="P1" draw:layer="Walls" svg:x1="19.4cm" svg:y1="25.7cm" svg:x2="19.4cm" svg:y2="27.919cm">
            <text:p/>
          </draw:line>
          <draw:line draw:style-name="gr40" draw:text-style-name="P1" draw:layer="Walls" svg:x1="24.5cm" svg:y1="25.577cm" svg:x2="19.534cm" svg:y2="25.577cm">
            <text:p/>
          </draw:line>
          <draw:line draw:style-name="gr40" draw:text-style-name="P1" draw:layer="Walls" svg:x1="22.818cm" svg:y1="25.577cm" svg:x2="22.818cm" svg:y2="27.919cm">
            <text:p/>
          </draw:line>
          <draw:line draw:style-name="gr40" draw:text-style-name="P1" draw:layer="Walls" svg:x1="22.056cm" svg:y1="25.577cm" svg:x2="22.056cm" svg:y2="23.24cm">
            <text:p/>
          </draw:line>
          <draw:line draw:style-name="gr40" draw:text-style-name="P1" draw:layer="Walls" svg:x1="24.5cm" svg:y1="25.577cm" svg:x2="24.5cm" svg:y2="27.919cm">
            <text:p/>
          </draw:line>
          <draw:line draw:style-name="gr40" draw:text-style-name="P1" draw:layer="Walls" svg:x1="19.401cm" svg:y1="25.7cm" svg:x2="21.552cm" svg:y2="23.24cm">
            <text:p/>
          </draw:line>
          <draw:line draw:style-name="gr40" draw:text-style-name="P1" draw:layer="Walls" svg:x1="21.139cm" svg:y1="25.577cm" svg:x2="21.139cm" svg:y2="27.919cm">
            <text:p/>
          </draw:line>
          <draw:line draw:style-name="gr40" draw:text-style-name="P1" draw:layer="Walls" svg:x1="24.5cm" svg:y1="23.24cm" svg:x2="21.552cm" svg:y2="23.24cm">
            <text:p/>
          </draw:line>
          <draw:line draw:style-name="gr40" draw:text-style-name="P1" draw:layer="Walls" svg:x1="24.493cm" svg:y1="25.577cm" svg:x2="24.493cm" svg:y2="23.24cm">
            <text:p/>
          </draw:line>
        </draw:g>
        <draw:line draw:style-name="gr57" draw:text-style-name="P1" draw:layer="Detail" svg:x1="30.107cm" svg:y1="25.794cm" svg:x2="30.107cm" svg:y2="23.444cm">
          <text:p/>
        </draw:line>
        <draw:line draw:style-name="gr57" draw:text-style-name="P1" draw:layer="Detail" svg:x1="29.757cm" svg:y1="23.894cm" svg:x2="30.107cm" svg:y2="23.894cm">
          <text:p/>
        </draw:line>
        <draw:line draw:style-name="gr57" draw:text-style-name="P1" draw:layer="Detail" svg:x1="30.957cm" svg:y1="25.144cm" svg:x2="30.957cm" svg:y2="27.144cm">
          <text:p/>
        </draw:line>
        <draw:line draw:style-name="gr57" draw:text-style-name="P1" draw:layer="Detail" svg:x1="29.757cm" svg:y1="25.794cm" svg:x2="30.957cm" svg:y2="25.794cm">
          <text:p/>
        </draw:line>
        <draw:line draw:style-name="gr57" draw:text-style-name="P1" draw:layer="Detail" svg:x1="34.207cm" svg:y1="26.344cm" svg:x2="30.957cm" svg:y2="26.344cm">
          <text:p/>
        </draw:line>
        <draw:line draw:style-name="gr57" draw:text-style-name="P1" draw:layer="Detail" svg:x1="31.157cm" svg:y1="26.344cm" svg:x2="31.157cm" svg:y2="27.144cm">
          <text:p/>
        </draw:line>
        <draw:line draw:style-name="gr57" draw:text-style-name="P1" draw:layer="Detail" svg:x1="31.607cm" svg:y1="26.344cm" svg:x2="31.607cm" svg:y2="27.144cm">
          <text:p/>
        </draw:line>
        <draw:line draw:style-name="gr57" draw:text-style-name="P1" draw:layer="Detail" svg:x1="32.057cm" svg:y1="26.344cm" svg:x2="32.057cm" svg:y2="27.144cm">
          <text:p/>
        </draw:line>
        <draw:line draw:style-name="gr57" draw:text-style-name="P1" draw:layer="Detail" svg:x1="32.457cm" svg:y1="26.349cm" svg:x2="32.457cm" svg:y2="27.149cm">
          <text:p/>
        </draw:line>
        <draw:line draw:style-name="gr57" draw:text-style-name="P1" draw:layer="Detail" svg:x1="32.907cm" svg:y1="26.344cm" svg:x2="32.907cm" svg:y2="27.144cm">
          <text:p/>
        </draw:line>
        <draw:line draw:style-name="gr57" draw:text-style-name="P1" draw:layer="Detail" svg:x1="33.357cm" svg:y1="26.349cm" svg:x2="33.357cm" svg:y2="27.149cm">
          <text:p/>
        </draw:line>
        <draw:line draw:style-name="gr57" draw:text-style-name="P1" draw:layer="Detail" svg:x1="33.757cm" svg:y1="26.344cm" svg:x2="33.757cm" svg:y2="27.144cm">
          <text:p/>
        </draw:line>
        <draw:line draw:style-name="gr57" draw:text-style-name="P1" draw:layer="Detail" svg:x1="34.207cm" svg:y1="25.144cm" svg:x2="34.207cm" svg:y2="27.144cm">
          <text:p/>
        </draw:line>
        <draw:line draw:style-name="gr57" draw:text-style-name="P1" draw:layer="Detail" svg:x1="32.407cm" svg:y1="25.694cm" svg:x2="31.557cm" svg:y2="25.694cm">
          <text:p/>
        </draw:line>
        <draw:line draw:style-name="gr57" draw:text-style-name="P1" draw:layer="Detail" svg:x1="31.557cm" svg:y1="25.144cm" svg:x2="31.557cm" svg:y2="25.694cm">
          <text:p/>
        </draw:line>
        <draw:line draw:style-name="gr57" draw:text-style-name="P1" draw:layer="Detail" svg:x1="32.407cm" svg:y1="25.144cm" svg:x2="32.407cm" svg:y2="25.694cm">
          <text:p/>
        </draw:line>
        <draw:line draw:style-name="gr57" draw:text-style-name="P1" draw:layer="Detail" svg:x1="30.757cm" svg:y1="24.194cm" svg:x2="31.307cm" svg:y2="24.194cm">
          <text:p/>
        </draw:line>
        <draw:line draw:style-name="gr57" draw:text-style-name="P1" draw:layer="Detail" svg:x1="30.757cm" svg:y1="24.194cm" svg:x2="30.757cm" svg:y2="23.444cm">
          <text:p/>
        </draw:line>
        <draw:line draw:style-name="gr57" draw:text-style-name="P1" draw:layer="Detail" svg:x1="35.257cm" svg:y1="25.144cm" svg:x2="35.257cm" svg:y2="27.144cm">
          <text:p/>
        </draw:line>
        <draw:line draw:style-name="gr57" draw:text-style-name="P1" draw:layer="Detail" svg:x1="35.257cm" svg:y1="25.844cm" svg:x2="34.207cm" svg:y2="25.844cm">
          <text:p/>
        </draw:line>
        <draw:line draw:style-name="gr57" draw:text-style-name="P1" draw:layer="Detail" svg:x1="35.657cm" svg:y1="26.344cm" svg:x2="35.657cm" svg:y2="27.144cm">
          <text:p/>
        </draw:line>
        <draw:line draw:style-name="gr57" draw:text-style-name="P1" draw:layer="Detail" svg:x1="36.107cm" svg:y1="26.344cm" svg:x2="36.107cm" svg:y2="27.144cm">
          <text:p/>
        </draw:line>
        <draw:line draw:style-name="gr57" draw:text-style-name="P1" draw:layer="Detail" svg:x1="37.007cm" svg:y1="26.344cm" svg:x2="35.257cm" svg:y2="26.344cm">
          <text:p/>
        </draw:line>
        <draw:line draw:style-name="gr57" draw:text-style-name="P1" draw:layer="Detail" svg:x1="36.557cm" svg:y1="26.344cm" svg:x2="36.557cm" svg:y2="27.144cm">
          <text:p/>
        </draw:line>
        <draw:line draw:style-name="gr57" draw:text-style-name="P1" draw:layer="Detail" svg:x1="37.007cm" svg:y1="26.344cm" svg:x2="37.007cm" svg:y2="27.144cm">
          <text:p/>
        </draw:line>
        <draw:line draw:style-name="gr57" draw:text-style-name="P1" draw:layer="Detail" svg:x1="35.607cm" svg:y1="25.344cm" svg:x2="35.607cm" svg:y2="25.694cm">
          <text:p/>
        </draw:line>
        <draw:line draw:style-name="gr57" draw:text-style-name="P1" draw:layer="Detail" svg:x1="35.957cm" svg:y1="25.344cm" svg:x2="35.957cm" svg:y2="25.694cm">
          <text:p/>
        </draw:line>
        <draw:line draw:style-name="gr57" draw:text-style-name="P1" draw:layer="Detail" svg:x1="36.357cm" svg:y1="25.344cm" svg:x2="35.257cm" svg:y2="25.344cm">
          <text:p/>
        </draw:line>
        <draw:line draw:style-name="gr57" draw:text-style-name="P1" draw:layer="Detail" svg:x1="36.357cm" svg:y1="25.144cm" svg:x2="36.357cm" svg:y2="25.694cm">
          <text:p/>
        </draw:line>
        <draw:line draw:style-name="gr57" draw:text-style-name="P1" draw:layer="Detail" svg:x1="36.557cm" svg:y1="25.144cm" svg:x2="36.557cm" svg:y2="25.694cm">
          <text:p/>
        </draw:line>
        <draw:line draw:style-name="gr57" draw:text-style-name="P1" draw:layer="Detail" svg:x1="36.557cm" svg:y1="25.694cm" svg:x2="36.357cm" svg:y2="25.694cm">
          <text:p/>
        </draw:line>
        <draw:line draw:style-name="gr57" draw:text-style-name="P1" draw:layer="Detail" svg:x1="37.157cm" svg:y1="25.744cm" svg:x2="37.157cm" svg:y2="25.144cm">
          <text:p/>
        </draw:line>
        <draw:line draw:style-name="gr57" draw:text-style-name="P1" draw:layer="Detail" svg:x1="37.157cm" svg:y1="25.744cm" svg:x2="38.357cm" svg:y2="25.744cm">
          <text:p/>
        </draw:line>
        <draw:line draw:style-name="gr57" draw:text-style-name="P1" draw:layer="Detail" svg:x1="38.007cm" svg:y1="25.744cm" svg:x2="38.007cm" svg:y2="23.444cm">
          <text:p/>
        </draw:line>
        <draw:line draw:style-name="gr57" draw:text-style-name="P1" draw:layer="Detail" svg:x1="36.657cm" svg:y1="24.194cm" svg:x2="37.207cm" svg:y2="24.194cm">
          <text:p/>
        </draw:line>
        <draw:line draw:style-name="gr57" draw:text-style-name="P1" draw:layer="Detail" svg:x1="37.207cm" svg:y1="24.194cm" svg:x2="37.207cm" svg:y2="23.444cm">
          <text:p/>
        </draw:line>
        <draw:g>
          <draw:g>
            <draw:line draw:style-name="gr57" draw:text-style-name="P1" draw:layer="Detail" svg:x1="32.699cm" svg:y1="24.194cm" svg:x2="32.699cm" svg:y2="23.544cm">
              <text:p/>
            </draw:line>
            <draw:line draw:style-name="gr57" draw:text-style-name="P1" draw:layer="Detail" svg:x1="32.815cm" svg:y1="24.194cm" svg:x2="32.815cm" svg:y2="23.544cm">
              <text:p/>
            </draw:line>
            <draw:line draw:style-name="gr57" draw:text-style-name="P1" draw:layer="Detail" svg:x1="32.932cm" svg:y1="24.194cm" svg:x2="32.932cm" svg:y2="23.544cm">
              <text:p/>
            </draw:line>
            <draw:line draw:style-name="gr57" draw:text-style-name="P1" draw:layer="Detail" svg:x1="33.049cm" svg:y1="24.194cm" svg:x2="33.049cm" svg:y2="23.544cm">
              <text:p/>
            </draw:line>
            <draw:line draw:style-name="gr57" draw:text-style-name="P1" draw:layer="Detail" svg:x1="33.165cm" svg:y1="24.194cm" svg:x2="33.165cm" svg:y2="23.544cm">
              <text:p/>
            </draw:line>
            <draw:line draw:style-name="gr57" draw:text-style-name="P1" draw:layer="Detail" svg:x1="33.282cm" svg:y1="24.194cm" svg:x2="33.282cm" svg:y2="23.544cm">
              <text:p/>
            </draw:line>
            <draw:line draw:style-name="gr57" draw:text-style-name="P1" draw:layer="Detail" svg:x1="33.399cm" svg:y1="24.194cm" svg:x2="33.399cm" svg:y2="23.544cm">
              <text:p/>
            </draw:line>
            <draw:line draw:style-name="gr57" draw:text-style-name="P1" draw:layer="Detail" svg:x1="33.515cm" svg:y1="24.194cm" svg:x2="33.515cm" svg:y2="23.544cm">
              <text:p/>
            </draw:line>
            <draw:line draw:style-name="gr57" draw:text-style-name="P1" draw:layer="Detail" svg:x1="33.632cm" svg:y1="24.194cm" svg:x2="33.632cm" svg:y2="23.544cm">
              <text:p/>
            </draw:line>
            <draw:line draw:style-name="gr57" draw:text-style-name="P1" draw:layer="Detail" svg:x1="33.749cm" svg:y1="24.194cm" svg:x2="33.749cm" svg:y2="23.544cm">
              <text:p/>
            </draw:line>
            <draw:line draw:style-name="gr57" draw:text-style-name="P1" draw:layer="Detail" svg:x1="33.865cm" svg:y1="24.194cm" svg:x2="33.865cm" svg:y2="23.544cm">
              <text:p/>
            </draw:line>
            <draw:line draw:style-name="gr57" draw:text-style-name="P1" draw:layer="Detail" svg:x1="33.982cm" svg:y1="24.194cm" svg:x2="33.982cm" svg:y2="23.544cm">
              <text:p/>
            </draw:line>
            <draw:line draw:style-name="gr57" draw:text-style-name="P1" draw:layer="Detail" svg:x1="34.099cm" svg:y1="24.194cm" svg:x2="34.099cm" svg:y2="23.544cm">
              <text:p/>
            </draw:line>
            <draw:line draw:style-name="gr57" draw:text-style-name="P1" draw:layer="Detail" svg:x1="34.215cm" svg:y1="24.194cm" svg:x2="34.215cm" svg:y2="23.544cm">
              <text:p/>
            </draw:line>
            <draw:line draw:style-name="gr57" draw:text-style-name="P1" draw:layer="Detail" svg:x1="34.332cm" svg:y1="24.194cm" svg:x2="34.332cm" svg:y2="23.544cm">
              <text:p/>
            </draw:line>
            <draw:line draw:style-name="gr57" draw:text-style-name="P1" draw:layer="Detail" svg:x1="34.449cm" svg:y1="24.194cm" svg:x2="34.449cm" svg:y2="23.544cm">
              <text:p/>
            </draw:line>
            <draw:line draw:style-name="gr57" draw:text-style-name="P1" draw:layer="Detail" svg:x1="34.565cm" svg:y1="24.194cm" svg:x2="34.565cm" svg:y2="23.544cm">
              <text:p/>
            </draw:line>
            <draw:line draw:style-name="gr57" draw:text-style-name="P1" draw:layer="Detail" svg:x1="34.682cm" svg:y1="24.194cm" svg:x2="34.682cm" svg:y2="23.544cm">
              <text:p/>
            </draw:line>
            <draw:line draw:style-name="gr57" draw:text-style-name="P1" draw:layer="Detail" svg:x1="34.799cm" svg:y1="24.194cm" svg:x2="34.799cm" svg:y2="23.544cm">
              <text:p/>
            </draw:line>
            <draw:line draw:style-name="gr57" draw:text-style-name="P1" draw:layer="Detail" svg:x1="34.915cm" svg:y1="24.194cm" svg:x2="34.915cm" svg:y2="23.544cm">
              <text:p/>
            </draw:line>
            <draw:line draw:style-name="gr57" draw:text-style-name="P1" draw:layer="Detail" svg:x1="35.032cm" svg:y1="24.194cm" svg:x2="35.032cm" svg:y2="23.544cm">
              <text:p/>
            </draw:line>
            <draw:line draw:style-name="gr57" draw:text-style-name="P1" draw:layer="Detail" svg:x1="35.149cm" svg:y1="24.194cm" svg:x2="35.149cm" svg:y2="23.544cm">
              <text:p/>
            </draw:line>
            <draw:line draw:style-name="gr57" draw:text-style-name="P1" draw:layer="Detail" svg:x1="35.265cm" svg:y1="24.194cm" svg:x2="35.265cm" svg:y2="23.544cm">
              <text:p/>
            </draw:line>
            <draw:line draw:style-name="gr57" draw:text-style-name="P1" draw:layer="Detail" svg:x1="35.382cm" svg:y1="24.194cm" svg:x2="35.382cm" svg:y2="23.544cm">
              <text:p/>
            </draw:line>
            <draw:line draw:style-name="gr57" draw:text-style-name="P1" draw:layer="Detail" svg:x1="32.582cm" svg:y1="25.044cm" svg:x2="32.582cm" svg:y2="24.394cm">
              <text:p/>
            </draw:line>
            <draw:line draw:style-name="gr57" draw:text-style-name="P1" draw:layer="Detail" svg:x1="32.699cm" svg:y1="25.044cm" svg:x2="32.699cm" svg:y2="24.394cm">
              <text:p/>
            </draw:line>
            <draw:line draw:style-name="gr57" draw:text-style-name="P1" draw:layer="Detail" svg:x1="32.815cm" svg:y1="25.044cm" svg:x2="32.815cm" svg:y2="24.394cm">
              <text:p/>
            </draw:line>
            <draw:line draw:style-name="gr57" draw:text-style-name="P1" draw:layer="Detail" svg:x1="32.932cm" svg:y1="25.044cm" svg:x2="32.932cm" svg:y2="24.394cm">
              <text:p/>
            </draw:line>
            <draw:line draw:style-name="gr57" draw:text-style-name="P1" draw:layer="Detail" svg:x1="33.049cm" svg:y1="25.044cm" svg:x2="33.049cm" svg:y2="24.394cm">
              <text:p/>
            </draw:line>
            <draw:line draw:style-name="gr57" draw:text-style-name="P1" draw:layer="Detail" svg:x1="33.165cm" svg:y1="25.044cm" svg:x2="33.165cm" svg:y2="24.394cm">
              <text:p/>
            </draw:line>
            <draw:line draw:style-name="gr57" draw:text-style-name="P1" draw:layer="Detail" svg:x1="33.282cm" svg:y1="25.044cm" svg:x2="33.282cm" svg:y2="24.394cm">
              <text:p/>
            </draw:line>
            <draw:line draw:style-name="gr57" draw:text-style-name="P1" draw:layer="Detail" svg:x1="33.399cm" svg:y1="25.044cm" svg:x2="33.399cm" svg:y2="24.394cm">
              <text:p/>
            </draw:line>
            <draw:line draw:style-name="gr57" draw:text-style-name="P1" draw:layer="Detail" svg:x1="33.515cm" svg:y1="25.044cm" svg:x2="33.515cm" svg:y2="24.394cm">
              <text:p/>
            </draw:line>
            <draw:line draw:style-name="gr57" draw:text-style-name="P1" draw:layer="Detail" svg:x1="33.632cm" svg:y1="25.044cm" svg:x2="33.632cm" svg:y2="24.394cm">
              <text:p/>
            </draw:line>
            <draw:line draw:style-name="gr57" draw:text-style-name="P1" draw:layer="Detail" svg:x1="33.749cm" svg:y1="25.044cm" svg:x2="33.749cm" svg:y2="24.394cm">
              <text:p/>
            </draw:line>
            <draw:line draw:style-name="gr57" draw:text-style-name="P1" draw:layer="Detail" svg:x1="33.865cm" svg:y1="25.044cm" svg:x2="33.865cm" svg:y2="24.394cm">
              <text:p/>
            </draw:line>
            <draw:line draw:style-name="gr57" draw:text-style-name="P1" draw:layer="Detail" svg:x1="33.982cm" svg:y1="25.044cm" svg:x2="33.982cm" svg:y2="24.394cm">
              <text:p/>
            </draw:line>
            <draw:line draw:style-name="gr57" draw:text-style-name="P1" draw:layer="Detail" svg:x1="34.099cm" svg:y1="25.044cm" svg:x2="34.099cm" svg:y2="24.394cm">
              <text:p/>
            </draw:line>
            <draw:line draw:style-name="gr57" draw:text-style-name="P1" draw:layer="Detail" svg:x1="34.215cm" svg:y1="25.044cm" svg:x2="34.215cm" svg:y2="24.394cm">
              <text:p/>
            </draw:line>
            <draw:line draw:style-name="gr57" draw:text-style-name="P1" draw:layer="Detail" svg:x1="34.332cm" svg:y1="25.044cm" svg:x2="34.332cm" svg:y2="24.394cm">
              <text:p/>
            </draw:line>
            <draw:line draw:style-name="gr57" draw:text-style-name="P1" draw:layer="Detail" svg:x1="34.449cm" svg:y1="25.044cm" svg:x2="34.449cm" svg:y2="24.394cm">
              <text:p/>
            </draw:line>
            <draw:line draw:style-name="gr57" draw:text-style-name="P1" draw:layer="Detail" svg:x1="34.565cm" svg:y1="25.044cm" svg:x2="34.565cm" svg:y2="24.394cm">
              <text:p/>
            </draw:line>
            <draw:line draw:style-name="gr57" draw:text-style-name="P1" draw:layer="Detail" svg:x1="34.682cm" svg:y1="25.044cm" svg:x2="34.682cm" svg:y2="24.394cm">
              <text:p/>
            </draw:line>
            <draw:line draw:style-name="gr57" draw:text-style-name="P1" draw:layer="Detail" svg:x1="34.799cm" svg:y1="25.044cm" svg:x2="34.799cm" svg:y2="24.394cm">
              <text:p/>
            </draw:line>
            <draw:line draw:style-name="gr57" draw:text-style-name="P1" draw:layer="Detail" svg:x1="34.915cm" svg:y1="25.044cm" svg:x2="34.915cm" svg:y2="24.394cm">
              <text:p/>
            </draw:line>
            <draw:line draw:style-name="gr57" draw:text-style-name="P1" draw:layer="Detail" svg:x1="35.032cm" svg:y1="25.044cm" svg:x2="35.032cm" svg:y2="24.394cm">
              <text:p/>
            </draw:line>
            <draw:line draw:style-name="gr57" draw:text-style-name="P1" draw:layer="Detail" svg:x1="35.149cm" svg:y1="25.044cm" svg:x2="35.149cm" svg:y2="24.394cm">
              <text:p/>
            </draw:line>
            <draw:line draw:style-name="gr57" draw:text-style-name="P1" draw:layer="Detail" svg:x1="35.265cm" svg:y1="25.044cm" svg:x2="35.265cm" svg:y2="24.394cm">
              <text:p/>
            </draw:line>
            <draw:line draw:style-name="gr57" draw:text-style-name="P1" draw:layer="Detail" svg:x1="35.382cm" svg:y1="25.044cm" svg:x2="35.382cm" svg:y2="24.394cm">
              <text:p/>
            </draw:line>
            <draw:line draw:style-name="gr57" draw:text-style-name="P1" draw:layer="Detail" svg:x1="32.582cm" svg:y1="24.194cm" svg:x2="32.582cm" svg:y2="23.544cm">
              <text:p/>
            </draw:line>
          </draw:g>
          <draw:g>
            <draw:line draw:style-name="gr57" draw:text-style-name="P1" draw:layer="Detail" svg:x1="32.307cm" svg:y1="23.544cm" svg:x2="35.657cm" svg:y2="23.544cm">
              <text:p/>
            </draw:line>
            <draw:line draw:style-name="gr57" draw:text-style-name="P1" draw:layer="Detail" svg:x1="32.307cm" svg:y1="25.044cm" svg:x2="35.657cm" svg:y2="25.044cm">
              <text:p/>
            </draw:line>
          </draw:g>
          <draw:g>
            <draw:line draw:style-name="gr57" draw:text-style-name="P1" draw:layer="Detail" svg:x1="32.407cm" svg:y1="24.194cm" svg:x2="35.557cm" svg:y2="24.194cm">
              <text:p/>
            </draw:line>
            <draw:line draw:style-name="gr57" draw:text-style-name="P1" draw:layer="Detail" svg:x1="32.407cm" svg:y1="24.394cm" svg:x2="35.557cm" svg:y2="24.394cm">
              <text:p/>
            </draw:line>
            <draw:line draw:style-name="gr57" draw:text-style-name="P1" draw:layer="Detail" svg:x1="32.407cm" svg:y1="24.194cm" svg:x2="32.407cm" svg:y2="24.394cm">
              <text:p/>
            </draw:line>
            <draw:line draw:style-name="gr57" draw:text-style-name="P1" draw:layer="Detail" svg:x1="35.557cm" svg:y1="24.194cm" svg:x2="35.557cm" svg:y2="24.394cm">
              <text:p/>
            </draw:line>
          </draw:g>
        </draw:g>
        <draw:line draw:style-name="gr57" draw:text-style-name="P1" draw:layer="Detail" svg:x1="36.657cm" svg:y1="25.144cm" svg:x2="36.657cm" svg:y2="24.444cm">
          <text:p/>
        </draw:line>
        <draw:line draw:style-name="gr57" draw:text-style-name="P1" draw:layer="Detail" svg:x1="30.057cm" svg:y1="27.144cm" svg:x2="30.057cm" svg:y2="27.913cm">
          <text:p/>
        </draw:line>
        <draw:line draw:style-name="gr57" draw:text-style-name="P1" draw:layer="Detail" svg:x1="32.507cm" svg:y1="27.144cm" svg:x2="32.507cm" svg:y2="27.913cm">
          <text:p/>
        </draw:line>
        <draw:line draw:style-name="gr57" draw:text-style-name="P1" draw:layer="Detail" svg:x1="35.157cm" svg:y1="27.144cm" svg:x2="35.157cm" svg:y2="27.913cm">
          <text:p/>
        </draw:line>
        <draw:line draw:style-name="gr57" draw:text-style-name="P1" draw:layer="Detail" svg:x1="36.707cm" svg:y1="27.144cm" svg:x2="36.707cm" svg:y2="27.913cm">
          <text:p/>
        </draw:line>
        <draw:line draw:style-name="gr57" draw:text-style-name="P1" draw:layer="Detail" svg:x1="29.757cm" svg:y1="27.194cm" svg:x2="38.357cm" svg:y2="27.194cm">
          <text:p/>
        </draw:line>
        <draw:line draw:style-name="gr57" draw:text-style-name="P1" draw:layer="Detail" svg:x1="31.307cm" svg:y1="25.144cm" svg:x2="31.307cm" svg:y2="24.444cm">
          <text:p/>
        </draw:line>
        <draw:line draw:style-name="gr57" draw:text-style-name="P1" draw:layer="Detail" svg:x1="38.007cm" svg:y1="23.894cm" svg:x2="38.357cm" svg:y2="23.894cm">
          <text:p/>
        </draw:line>
        <draw:line draw:style-name="gr57" draw:text-style-name="P1" draw:layer="Detail" svg:x1="38.007cm" svg:y1="24.694cm" svg:x2="38.357cm" svg:y2="24.694cm">
          <text:p/>
        </draw:line>
        <draw:line draw:style-name="gr57" draw:text-style-name="P1" draw:layer="Detail" svg:x1="16.457cm" svg:y1="15.229cm" svg:x2="16.807cm" svg:y2="15.229cm">
          <text:p/>
        </draw:line>
        <draw:line draw:style-name="gr57" draw:text-style-name="P1" draw:layer="Detail" svg:x1="17.582cm" svg:y1="13.394cm" svg:x2="17.582cm" svg:y2="15.657cm">
          <text:p/>
        </draw:line>
        <draw:line draw:style-name="gr57" draw:text-style-name="P1" draw:layer="Detail" svg:x1="16.807cm" svg:y1="13.395cm" svg:x2="16.807cm" svg:y2="15.658cm">
          <text:p/>
        </draw:line>
        <draw:line draw:style-name="gr57" draw:text-style-name="P1" draw:layer="Detail" svg:x1="17.583cm" svg:y1="15.294cm" svg:x2="17.907cm" svg:y2="15.294cm">
          <text:p/>
        </draw:line>
        <draw:line draw:style-name="gr57" draw:text-style-name="P1" draw:layer="Detail" svg:x1="17.583cm" svg:y1="14.956cm" svg:x2="17.907cm" svg:y2="14.956cm">
          <text:p/>
        </draw:line>
        <draw:line draw:style-name="gr57" draw:text-style-name="P1" draw:layer="Detail" svg:x1="17.583cm" svg:y1="14.293cm" svg:x2="17.907cm" svg:y2="14.293cm">
          <text:p/>
        </draw:line>
        <draw:line draw:style-name="gr57" draw:text-style-name="P1" draw:layer="Detail" svg:x1="18.414cm" svg:y1="15.658cm" svg:x2="18.414cm" svg:y2="15.307cm">
          <text:p/>
        </draw:line>
        <draw:line draw:style-name="gr57" draw:text-style-name="P1" draw:layer="Detail" svg:x1="17.908cm" svg:y1="15.307cm" svg:x2="18.415cm" svg:y2="15.307cm">
          <text:p/>
        </draw:line>
        <draw:line draw:style-name="gr57" draw:text-style-name="P1" draw:layer="Detail" svg:x1="19.025cm" svg:y1="15.307cm" svg:x2="20.273cm" svg:y2="15.307cm">
          <text:p/>
        </draw:line>
        <draw:line draw:style-name="gr57" draw:text-style-name="P1" draw:layer="Detail" svg:x1="17.907cm" svg:y1="14.67cm" svg:x2="21.469cm" svg:y2="14.67cm">
          <text:p/>
        </draw:line>
        <draw:line draw:style-name="gr57" draw:text-style-name="P1" draw:layer="Detail" svg:x1="20.273cm" svg:y1="15.658cm" svg:x2="20.273cm" svg:y2="15.307cm">
          <text:p/>
        </draw:line>
        <draw:line draw:style-name="gr57" draw:text-style-name="P1" draw:layer="Detail" svg:x1="19.025cm" svg:y1="15.658cm" svg:x2="19.025cm" svg:y2="14.67cm">
          <text:p/>
        </draw:line>
        <draw:line draw:style-name="gr57" draw:text-style-name="P1" draw:layer="Detail" svg:x1="19.883cm" svg:y1="13.279cm" svg:x2="19.883cm" svg:y2="14.67cm">
          <text:p/>
        </draw:line>
        <draw:line draw:style-name="gr57" draw:text-style-name="P1" draw:layer="Detail" svg:x1="19.415cm" svg:y1="13.929cm" svg:x2="19.415cm" svg:y2="13.279cm">
          <text:p/>
        </draw:line>
        <draw:line draw:style-name="gr57" draw:text-style-name="P1" draw:layer="Detail" svg:x1="19.883cm" svg:y1="13.929cm" svg:x2="19.077cm" svg:y2="13.929cm">
          <text:p/>
        </draw:line>
        <draw:line draw:style-name="gr57" draw:text-style-name="P1" draw:layer="Detail" svg:x1="21.027cm" svg:y1="13.279cm" svg:x2="19.415cm" svg:y2="13.279cm">
          <text:p/>
        </draw:line>
        <draw:line draw:style-name="gr57" draw:text-style-name="P1" draw:layer="Detail" svg:x1="18.856cm" svg:y1="13.279cm" svg:x2="17.907cm" svg:y2="13.279cm">
          <text:p/>
        </draw:line>
        <draw:line draw:style-name="gr57" draw:text-style-name="P1" draw:layer="Detail" svg:x1="18.856cm" svg:y1="12.837cm" svg:x2="18.102cm" svg:y2="12.837cm">
          <text:p/>
        </draw:line>
        <draw:line draw:style-name="gr57" draw:text-style-name="P1" draw:layer="Detail" svg:x1="18.856cm" svg:y1="12.382cm" svg:x2="18.102cm" svg:y2="12.382cm">
          <text:p/>
        </draw:line>
        <draw:line draw:style-name="gr57" draw:text-style-name="P1" draw:layer="Detail" svg:x1="18.102cm" svg:y1="11.472cm" svg:x2="19.415cm" svg:y2="11.472cm">
          <text:p/>
        </draw:line>
        <draw:line draw:style-name="gr57" draw:text-style-name="P1" draw:layer="Detail" svg:x1="20.207cm" svg:y1="11.953cm" svg:x2="18.102cm" svg:y2="11.953cm">
          <text:p/>
        </draw:line>
        <draw:line draw:style-name="gr57" draw:text-style-name="P1" draw:layer="Detail" svg:x1="18.102cm" svg:y1="11.473cm" svg:x2="18.102cm" svg:y2="13.28cm">
          <text:p/>
        </draw:line>
        <draw:line draw:style-name="gr57" draw:text-style-name="P1" draw:layer="Detail" svg:x1="21.027cm" svg:y1="12.837cm" svg:x2="19.415cm" svg:y2="12.837cm">
          <text:p/>
        </draw:line>
        <draw:line draw:style-name="gr57" draw:text-style-name="P1" draw:layer="Detail" svg:x1="21.027cm" svg:y1="12.382cm" svg:x2="19.415cm" svg:y2="12.382cm">
          <text:p/>
        </draw:line>
        <draw:line draw:style-name="gr57" draw:text-style-name="P1" draw:layer="Detail" svg:x1="18.856cm" svg:y1="11.953cm" svg:x2="18.856cm" svg:y2="13.279cm">
          <text:p/>
        </draw:line>
        <draw:line draw:style-name="gr57" draw:text-style-name="P1" draw:layer="Detail" svg:x1="19.415cm" svg:y1="11.282cm" svg:x2="19.415cm" svg:y2="13.279cm">
          <text:p/>
        </draw:line>
        <draw:line draw:style-name="gr57" draw:text-style-name="P1" draw:layer="Detail" svg:x1="21.469cm" svg:y1="13.838cm" svg:x2="21.469cm" svg:y2="15.658cm">
          <text:p/>
        </draw:line>
        <draw:line draw:style-name="gr57" draw:text-style-name="P1" draw:layer="Detail" svg:x1="21.469cm" svg:y1="15.489cm" svg:x2="21.079cm" svg:y2="15.489cm">
          <text:p/>
        </draw:line>
        <draw:line draw:style-name="gr57" draw:text-style-name="P1" draw:layer="Detail" svg:x1="21.079cm" svg:y1="15.659cm" svg:x2="21.079cm" svg:y2="15.49cm">
          <text:p/>
        </draw:line>
        <draw:line draw:style-name="gr57" draw:text-style-name="P1" draw:layer="Detail" svg:x1="22.821cm" svg:y1="15.657cm" svg:x2="22.821cm" svg:y2="14.394cm">
          <text:p/>
        </draw:line>
        <draw:line draw:style-name="gr57" draw:text-style-name="P1" draw:layer="Detail" svg:x1="22.34cm" svg:y1="15.658cm" svg:x2="22.34cm" svg:y2="15.411cm">
          <text:p/>
        </draw:line>
        <draw:line draw:style-name="gr57" draw:text-style-name="P1" draw:layer="Detail" svg:x1="22.822cm" svg:y1="15.41cm" svg:x2="22.341cm" svg:y2="15.41cm">
          <text:p/>
        </draw:line>
        <draw:line draw:style-name="gr57" draw:text-style-name="P1" draw:layer="Detail" svg:x1="22.822cm" svg:y1="14.394cm" svg:x2="21.469cm" svg:y2="14.394cm">
          <text:p/>
        </draw:line>
        <draw:line draw:style-name="gr57" draw:text-style-name="P1" draw:layer="Detail" svg:x1="22.366cm" svg:y1="11.901cm" svg:x2="22.366cm" svg:y2="14.394cm">
          <text:p/>
        </draw:line>
        <draw:line draw:style-name="gr57" draw:text-style-name="P1" draw:layer="Detail" svg:x1="22.587cm" svg:y1="12.044cm" svg:x2="22.587cm" svg:y2="14.394cm">
          <text:p/>
        </draw:line>
        <draw:line draw:style-name="gr57" draw:text-style-name="P1" draw:layer="Detail" svg:x1="22.496cm" svg:y1="11.901cm" svg:x2="20.78cm" svg:y2="11.901cm">
          <text:p/>
        </draw:line>
        <draw:line draw:style-name="gr57" draw:text-style-name="P1" draw:layer="Detail" svg:x1="22.496cm" svg:y1="11.902cm" svg:x2="22.496cm" svg:y2="12.045cm">
          <text:p/>
        </draw:line>
        <draw:line draw:style-name="gr57" draw:text-style-name="P1" draw:layer="Detail" svg:x1="22.366cm" svg:y1="13.279cm" svg:x2="21.612cm" svg:y2="13.279cm">
          <text:p/>
        </draw:line>
        <draw:line draw:style-name="gr57" draw:text-style-name="P1" draw:layer="Detail" svg:x1="22.366cm" svg:y1="12.837cm" svg:x2="21.612cm" svg:y2="12.837cm">
          <text:p/>
        </draw:line>
        <draw:line draw:style-name="gr57" draw:text-style-name="P1" draw:layer="Detail" svg:x1="22.366cm" svg:y1="12.382cm" svg:x2="21.612cm" svg:y2="12.382cm">
          <text:p/>
        </draw:line>
        <draw:line draw:style-name="gr57" draw:text-style-name="P1" draw:layer="Detail" svg:x1="21.612cm" svg:y1="11.901cm" svg:x2="21.612cm" svg:y2="13.279cm">
          <text:p/>
        </draw:line>
        <draw:line draw:style-name="gr57" draw:text-style-name="P1" draw:layer="Detail" svg:x1="21.027cm" svg:y1="11.901cm" svg:x2="21.027cm" svg:y2="13.279cm">
          <text:p/>
        </draw:line>
        <draw:line draw:style-name="gr57" draw:text-style-name="P1" draw:layer="Detail" svg:x1="20.78cm" svg:y1="11.902cm" svg:x2="20.78cm" svg:y2="11.282cm">
          <text:p/>
        </draw:line>
        <draw:line draw:style-name="gr57" draw:text-style-name="P1" draw:layer="Detail" svg:x1="21.469cm" svg:y1="13.838cm" svg:x2="20.975cm" svg:y2="13.838cm">
          <text:p/>
        </draw:line>
        <draw:line draw:style-name="gr57" draw:text-style-name="P1" draw:layer="Detail" svg:x1="22.366cm" svg:y1="13.656cm" svg:x2="22.054cm" svg:y2="13.656cm">
          <text:p/>
        </draw:line>
        <draw:line draw:style-name="gr57" draw:text-style-name="P1" draw:layer="Detail" svg:x1="22.366cm" svg:y1="14.033cm" svg:x2="22.054cm" svg:y2="14.033cm">
          <text:p/>
        </draw:line>
        <draw:line draw:style-name="gr57" draw:text-style-name="P1" draw:layer="Detail" svg:x1="23.007cm" svg:y1="13.084cm" svg:x2="22.587cm" svg:y2="13.084cm">
          <text:p/>
        </draw:line>
        <draw:line draw:style-name="gr57" draw:text-style-name="P1" draw:layer="Detail" svg:x1="23.007cm" svg:y1="12.473cm" svg:x2="22.587cm" svg:y2="12.473cm">
          <text:p/>
        </draw:line>
        <draw:line draw:style-name="gr57" draw:text-style-name="P1" draw:layer="Detail" svg:x1="23.928cm" svg:y1="11.282cm" svg:x2="23.928cm" svg:y2="12.044cm">
          <text:p/>
        </draw:line>
        <draw:line draw:style-name="gr57" draw:text-style-name="P1" draw:layer="Detail" svg:x1="30.166cm" svg:y1="21.703cm" svg:x2="29.75cm" svg:y2="21.703cm">
          <text:p/>
        </draw:line>
        <draw:line draw:style-name="gr57" draw:text-style-name="P1" draw:layer="Detail" svg:x1="29.75cm" svg:y1="20.989cm" svg:x2="29.75cm" svg:y2="21.704cm">
          <text:p/>
        </draw:line>
        <draw:line draw:style-name="gr57" draw:text-style-name="P1" draw:layer="Detail" svg:x1="32.636cm" svg:y1="20.989cm" svg:x2="32.636cm" svg:y2="21.704cm">
          <text:p/>
        </draw:line>
        <draw:line draw:style-name="gr57" draw:text-style-name="P1" draw:layer="Detail" svg:x1="31.583cm" svg:y1="21.703cm" svg:x2="30.803cm" svg:y2="21.703cm">
          <text:p/>
        </draw:line>
        <draw:line draw:style-name="gr57" draw:text-style-name="P1" draw:layer="Detail" svg:x1="33.026cm" svg:y1="21.703cm" svg:x2="32.246cm" svg:y2="21.703cm">
          <text:p/>
        </draw:line>
        <draw:line draw:style-name="gr57" draw:text-style-name="P1" draw:layer="Detail" svg:x1="31.219cm" svg:y1="20.611cm" svg:x2="31.219cm" svg:y2="21.704cm">
          <text:p/>
        </draw:line>
        <draw:line draw:style-name="gr57" draw:text-style-name="P1" draw:layer="Detail" svg:x1="35.483cm" svg:y1="20.989cm" svg:x2="35.483cm" svg:y2="21.704cm">
          <text:p/>
        </draw:line>
        <draw:line draw:style-name="gr57" draw:text-style-name="P1" draw:layer="Detail" svg:x1="34.469cm" svg:y1="21.703cm" svg:x2="33.689cm" svg:y2="21.703cm">
          <text:p/>
        </draw:line>
        <draw:line draw:style-name="gr57" draw:text-style-name="P1" draw:layer="Detail" svg:x1="35.912cm" svg:y1="21.703cm" svg:x2="35.132cm" svg:y2="21.703cm">
          <text:p/>
        </draw:line>
        <draw:line draw:style-name="gr57" draw:text-style-name="P1" draw:layer="Detail" svg:x1="34.053cm" svg:y1="20.611cm" svg:x2="34.053cm" svg:y2="21.704cm">
          <text:p/>
        </draw:line>
        <draw:line draw:style-name="gr57" draw:text-style-name="P1" draw:layer="Detail" svg:x1="37.303cm" svg:y1="21.703cm" svg:x2="36.523cm" svg:y2="21.703cm">
          <text:p/>
        </draw:line>
        <draw:line draw:style-name="gr57" draw:text-style-name="P1" draw:layer="Detail" svg:x1="36.913cm" svg:y1="20.611cm" svg:x2="36.913cm" svg:y2="21.704cm">
          <text:p/>
        </draw:line>
        <draw:line draw:style-name="gr57" draw:text-style-name="P1" draw:layer="Detail" svg:x1="38.382cm" svg:y1="21.704cm" svg:x2="37.966cm" svg:y2="21.704cm">
          <text:p/>
        </draw:line>
        <draw:line draw:style-name="gr57" draw:text-style-name="P1" draw:layer="Detail" svg:x1="38.382cm" svg:y1="20.99cm" svg:x2="38.382cm" svg:y2="21.705cm">
          <text:p/>
        </draw:line>
        <draw:g>
          <draw:line draw:style-name="gr57" draw:text-style-name="P1" draw:layer="Detail" svg:x1="29.997cm" svg:y1="20.52cm" svg:x2="29.997cm" svg:y2="21.547cm">
            <text:p/>
          </draw:line>
          <draw:line draw:style-name="gr57" draw:text-style-name="P1" draw:layer="Detail" svg:x1="30.985cm" svg:y1="20.52cm" svg:x2="29.997cm" svg:y2="20.52cm">
            <text:p/>
          </draw:line>
          <draw:line draw:style-name="gr57" draw:text-style-name="P1" draw:layer="Detail" svg:x1="30.985cm" svg:y1="20.521cm" svg:x2="30.985cm" svg:y2="21.548cm">
            <text:p/>
          </draw:line>
          <draw:line draw:style-name="gr57" draw:text-style-name="P1" draw:layer="Detail" svg:x1="30.985cm" svg:y1="20.52cm" svg:x2="29.997cm" svg:y2="21.547cm">
            <text:p/>
          </draw:line>
          <draw:line draw:style-name="gr57" draw:text-style-name="P1" draw:layer="Detail" svg:x1="30.985cm" svg:y1="21.547cm" svg:x2="29.997cm" svg:y2="21.547cm">
            <text:p/>
          </draw:line>
          <draw:line draw:style-name="gr57" draw:text-style-name="P1" draw:layer="Detail" svg:x1="30.985cm" svg:y1="21.547cm" svg:x2="29.997cm" svg:y2="20.52cm">
            <text:p/>
          </draw:line>
        </draw:g>
        <draw:g>
          <draw:line draw:style-name="gr57" draw:text-style-name="P1" draw:layer="Detail" svg:x1="31.44cm" svg:y1="20.52cm" svg:x2="31.44cm" svg:y2="21.547cm">
            <text:p/>
          </draw:line>
          <draw:line draw:style-name="gr57" draw:text-style-name="P1" draw:layer="Detail" svg:x1="32.428cm" svg:y1="20.52cm" svg:x2="31.44cm" svg:y2="20.52cm">
            <text:p/>
          </draw:line>
          <draw:line draw:style-name="gr57" draw:text-style-name="P1" draw:layer="Detail" svg:x1="32.428cm" svg:y1="20.521cm" svg:x2="32.428cm" svg:y2="21.548cm">
            <text:p/>
          </draw:line>
          <draw:line draw:style-name="gr57" draw:text-style-name="P1" draw:layer="Detail" svg:x1="32.428cm" svg:y1="20.52cm" svg:x2="31.44cm" svg:y2="21.547cm">
            <text:p/>
          </draw:line>
          <draw:line draw:style-name="gr57" draw:text-style-name="P1" draw:layer="Detail" svg:x1="32.428cm" svg:y1="21.547cm" svg:x2="31.44cm" svg:y2="21.547cm">
            <text:p/>
          </draw:line>
          <draw:line draw:style-name="gr57" draw:text-style-name="P1" draw:layer="Detail" svg:x1="32.428cm" svg:y1="21.547cm" svg:x2="31.44cm" svg:y2="20.52cm">
            <text:p/>
          </draw:line>
        </draw:g>
        <draw:g>
          <draw:line draw:style-name="gr57" draw:text-style-name="P1" draw:layer="Detail" svg:x1="32.857cm" svg:y1="20.52cm" svg:x2="32.857cm" svg:y2="21.547cm">
            <text:p/>
          </draw:line>
          <draw:line draw:style-name="gr57" draw:text-style-name="P1" draw:layer="Detail" svg:x1="33.845cm" svg:y1="20.52cm" svg:x2="32.857cm" svg:y2="20.52cm">
            <text:p/>
          </draw:line>
          <draw:line draw:style-name="gr57" draw:text-style-name="P1" draw:layer="Detail" svg:x1="33.845cm" svg:y1="20.521cm" svg:x2="33.845cm" svg:y2="21.548cm">
            <text:p/>
          </draw:line>
          <draw:line draw:style-name="gr57" draw:text-style-name="P1" draw:layer="Detail" svg:x1="33.845cm" svg:y1="20.52cm" svg:x2="32.857cm" svg:y2="21.547cm">
            <text:p/>
          </draw:line>
          <draw:line draw:style-name="gr57" draw:text-style-name="P1" draw:layer="Detail" svg:x1="33.845cm" svg:y1="21.547cm" svg:x2="32.857cm" svg:y2="21.547cm">
            <text:p/>
          </draw:line>
          <draw:line draw:style-name="gr57" draw:text-style-name="P1" draw:layer="Detail" svg:x1="33.845cm" svg:y1="21.547cm" svg:x2="32.857cm" svg:y2="20.52cm">
            <text:p/>
          </draw:line>
        </draw:g>
        <draw:g>
          <draw:line draw:style-name="gr57" draw:text-style-name="P1" draw:layer="Detail" svg:x1="34.287cm" svg:y1="20.52cm" svg:x2="34.287cm" svg:y2="21.547cm">
            <text:p/>
          </draw:line>
          <draw:line draw:style-name="gr57" draw:text-style-name="P1" draw:layer="Detail" svg:x1="35.275cm" svg:y1="20.52cm" svg:x2="34.287cm" svg:y2="20.52cm">
            <text:p/>
          </draw:line>
          <draw:line draw:style-name="gr57" draw:text-style-name="P1" draw:layer="Detail" svg:x1="35.275cm" svg:y1="20.521cm" svg:x2="35.275cm" svg:y2="21.548cm">
            <text:p/>
          </draw:line>
          <draw:line draw:style-name="gr57" draw:text-style-name="P1" draw:layer="Detail" svg:x1="35.275cm" svg:y1="20.52cm" svg:x2="34.287cm" svg:y2="21.547cm">
            <text:p/>
          </draw:line>
          <draw:line draw:style-name="gr57" draw:text-style-name="P1" draw:layer="Detail" svg:x1="35.275cm" svg:y1="21.547cm" svg:x2="34.287cm" svg:y2="21.547cm">
            <text:p/>
          </draw:line>
          <draw:line draw:style-name="gr57" draw:text-style-name="P1" draw:layer="Detail" svg:x1="35.275cm" svg:y1="21.547cm" svg:x2="34.287cm" svg:y2="20.52cm">
            <text:p/>
          </draw:line>
        </draw:g>
        <draw:g>
          <draw:line draw:style-name="gr57" draw:text-style-name="P1" draw:layer="Detail" svg:x1="35.704cm" svg:y1="20.52cm" svg:x2="35.704cm" svg:y2="21.547cm">
            <text:p/>
          </draw:line>
          <draw:line draw:style-name="gr57" draw:text-style-name="P1" draw:layer="Detail" svg:x1="36.692cm" svg:y1="20.52cm" svg:x2="35.704cm" svg:y2="20.52cm">
            <text:p/>
          </draw:line>
          <draw:line draw:style-name="gr57" draw:text-style-name="P1" draw:layer="Detail" svg:x1="36.692cm" svg:y1="20.521cm" svg:x2="36.692cm" svg:y2="21.548cm">
            <text:p/>
          </draw:line>
          <draw:line draw:style-name="gr57" draw:text-style-name="P1" draw:layer="Detail" svg:x1="36.692cm" svg:y1="20.52cm" svg:x2="35.704cm" svg:y2="21.547cm">
            <text:p/>
          </draw:line>
          <draw:line draw:style-name="gr57" draw:text-style-name="P1" draw:layer="Detail" svg:x1="36.692cm" svg:y1="21.547cm" svg:x2="35.704cm" svg:y2="21.547cm">
            <text:p/>
          </draw:line>
          <draw:line draw:style-name="gr57" draw:text-style-name="P1" draw:layer="Detail" svg:x1="36.692cm" svg:y1="21.547cm" svg:x2="35.704cm" svg:y2="20.52cm">
            <text:p/>
          </draw:line>
        </draw:g>
        <draw:g>
          <draw:line draw:style-name="gr57" draw:text-style-name="P1" draw:layer="Detail" svg:x1="37.134cm" svg:y1="20.52cm" svg:x2="37.134cm" svg:y2="21.547cm">
            <text:p/>
          </draw:line>
          <draw:line draw:style-name="gr57" draw:text-style-name="P1" draw:layer="Detail" svg:x1="38.122cm" svg:y1="20.52cm" svg:x2="37.134cm" svg:y2="20.52cm">
            <text:p/>
          </draw:line>
          <draw:line draw:style-name="gr57" draw:text-style-name="P1" draw:layer="Detail" svg:x1="38.122cm" svg:y1="20.521cm" svg:x2="38.122cm" svg:y2="21.548cm">
            <text:p/>
          </draw:line>
          <draw:line draw:style-name="gr57" draw:text-style-name="P1" draw:layer="Detail" svg:x1="38.122cm" svg:y1="20.52cm" svg:x2="37.134cm" svg:y2="21.547cm">
            <text:p/>
          </draw:line>
          <draw:line draw:style-name="gr57" draw:text-style-name="P1" draw:layer="Detail" svg:x1="38.122cm" svg:y1="21.547cm" svg:x2="37.134cm" svg:y2="21.547cm">
            <text:p/>
          </draw:line>
          <draw:line draw:style-name="gr57" draw:text-style-name="P1" draw:layer="Detail" svg:x1="38.122cm" svg:y1="21.547cm" svg:x2="37.134cm" svg:y2="20.52cm">
            <text:p/>
          </draw:line>
        </draw:g>
        <draw:line draw:style-name="gr58" draw:text-style-name="P1" draw:layer="Detail" svg:x1="30.187cm" svg:y1="15.654cm" svg:x2="34.287cm" svg:y2="15.654cm">
          <text:p/>
        </draw:line>
        <draw:line draw:style-name="gr58" draw:text-style-name="P1" draw:layer="Detail" svg:x1="34.287cm" svg:y1="14.154cm" svg:x2="34.287cm" svg:y2="15.654cm">
          <text:p/>
        </draw:line>
        <draw:line draw:style-name="gr58" draw:text-style-name="P1" draw:layer="Detail" svg:x1="30.187cm" svg:y1="14.154cm" svg:x2="30.187cm" svg:y2="15.654cm">
          <text:p/>
        </draw:line>
        <draw:line draw:style-name="gr58" draw:text-style-name="P1" draw:layer="Detail" svg:x1="32.137cm" svg:y1="14.154cm" svg:x2="32.137cm" svg:y2="15.654cm">
          <text:p/>
        </draw:line>
        <draw:line draw:style-name="gr58" draw:text-style-name="P1" draw:layer="Detail" svg:x1="32.337cm" svg:y1="14.154cm" svg:x2="32.337cm" svg:y2="15.654cm">
          <text:p/>
        </draw:line>
        <draw:line draw:style-name="gr58" draw:text-style-name="P1" draw:layer="Detail" svg:x1="30.187cm" svg:y1="14.154cm" svg:x2="34.287cm" svg:y2="14.154cm">
          <text:p/>
        </draw:line>
        <draw:line draw:style-name="gr58" draw:text-style-name="P1" draw:layer="Detail" svg:x1="41.85cm" svg:y1="14.046cm" svg:x2="41.85cm" svg:y2="15.6cm">
          <text:p/>
        </draw:line>
        <draw:g>
          <draw:g>
            <draw:line draw:style-name="gr57" draw:text-style-name="P1" draw:layer="Detail" svg:x1="16.737cm" svg:y1="12.204cm" svg:x2="16.737cm" svg:y2="13.253cm">
              <text:p/>
            </draw:line>
            <draw:line draw:style-name="gr57" draw:text-style-name="P1" draw:layer="Detail" svg:x1="17.687cm" svg:y1="12.204cm" svg:x2="16.737cm" svg:y2="12.204cm">
              <text:p/>
            </draw:line>
            <draw:line draw:style-name="gr57" draw:text-style-name="P1" draw:layer="Detail" svg:x1="17.687cm" svg:y1="12.205cm" svg:x2="17.687cm" svg:y2="13.254cm">
              <text:p/>
            </draw:line>
            <draw:line draw:style-name="gr57" draw:text-style-name="P1" draw:layer="Detail" svg:x1="17.687cm" svg:y1="12.204cm" svg:x2="16.737cm" svg:y2="13.253cm">
              <text:p/>
            </draw:line>
            <draw:line draw:style-name="gr57" draw:text-style-name="P1" draw:layer="Detail" svg:x1="17.687cm" svg:y1="13.253cm" svg:x2="16.737cm" svg:y2="13.253cm">
              <text:p/>
            </draw:line>
            <draw:line draw:style-name="gr57" draw:text-style-name="P1" draw:layer="Detail" svg:x1="17.687cm" svg:y1="13.253cm" svg:x2="16.737cm" svg:y2="12.204cm">
              <text:p/>
            </draw:line>
          </draw:g>
          <draw:g>
            <draw:line draw:style-name="gr57" draw:text-style-name="P1" draw:layer="Detail" svg:x1="16.862cm" svg:y1="13.247cm" svg:x2="16.862cm" svg:y2="13.354cm">
              <text:p/>
            </draw:line>
            <draw:line draw:style-name="gr57" draw:text-style-name="P1" draw:layer="Detail" svg:x1="17.562cm" svg:y1="13.247cm" svg:x2="17.562cm" svg:y2="13.354cm">
              <text:p/>
            </draw:line>
          </draw:g>
        </draw:g>
        <draw:g>
          <draw:line draw:style-name="gr57" draw:text-style-name="P1" draw:layer="Detail" svg:x1="23.147cm" svg:y1="12.747cm" svg:x2="23.147cm" svg:y2="14.554cm">
            <text:p/>
          </draw:line>
          <draw:line draw:style-name="gr57" draw:text-style-name="P1" draw:layer="Detail" svg:x1="24.597cm" svg:y1="12.747cm" svg:x2="24.597cm" svg:y2="14.554cm">
            <text:p/>
          </draw:line>
          <draw:line draw:style-name="gr57" draw:text-style-name="P1" draw:layer="Detail" svg:x1="24.597cm" svg:y1="12.914cm" svg:x2="23.927cm" svg:y2="12.914cm">
            <text:p/>
          </draw:line>
          <draw:g>
            <draw:line draw:style-name="gr57" draw:text-style-name="P1" draw:layer="Detail" svg:x1="23.807cm" svg:y1="12.914cm" svg:x2="23.807cm" svg:y2="14.264cm">
              <text:p/>
            </draw:line>
            <draw:line draw:style-name="gr57" draw:text-style-name="P1" draw:layer="Detail" svg:x1="23.927cm" svg:y1="12.914cm" svg:x2="23.927cm" svg:y2="14.264cm">
              <text:p/>
            </draw:line>
            <draw:line draw:style-name="gr57" draw:text-style-name="P1" draw:layer="Detail" svg:x1="23.927cm" svg:y1="12.914cm" svg:x2="23.807cm" svg:y2="12.914cm">
              <text:p/>
            </draw:line>
            <draw:line draw:style-name="gr57" draw:text-style-name="P1" draw:layer="Detail" svg:x1="23.927cm" svg:y1="14.264cm" svg:x2="23.807cm" svg:y2="14.264cm">
              <text:p/>
            </draw:line>
          </draw:g>
          <draw:line draw:style-name="gr57" draw:text-style-name="P1" draw:layer="Detail" svg:x1="24.597cm" svg:y1="13.037cm" svg:x2="23.927cm" svg:y2="13.037cm">
            <text:p/>
          </draw:line>
          <draw:line draw:style-name="gr57" draw:text-style-name="P1" draw:layer="Detail" svg:x1="24.597cm" svg:y1="13.159cm" svg:x2="23.927cm" svg:y2="13.159cm">
            <text:p/>
          </draw:line>
          <draw:line draw:style-name="gr57" draw:text-style-name="P1" draw:layer="Detail" svg:x1="24.597cm" svg:y1="13.282cm" svg:x2="23.927cm" svg:y2="13.282cm">
            <text:p/>
          </draw:line>
          <draw:line draw:style-name="gr57" draw:text-style-name="P1" draw:layer="Detail" svg:x1="24.597cm" svg:y1="13.405cm" svg:x2="23.927cm" svg:y2="13.405cm">
            <text:p/>
          </draw:line>
          <draw:line draw:style-name="gr57" draw:text-style-name="P1" draw:layer="Detail" svg:x1="24.597cm" svg:y1="13.528cm" svg:x2="23.927cm" svg:y2="13.528cm">
            <text:p/>
          </draw:line>
          <draw:line draw:style-name="gr57" draw:text-style-name="P1" draw:layer="Detail" svg:x1="24.597cm" svg:y1="13.65cm" svg:x2="23.927cm" svg:y2="13.65cm">
            <text:p/>
          </draw:line>
          <draw:line draw:style-name="gr57" draw:text-style-name="P1" draw:layer="Detail" svg:x1="24.597cm" svg:y1="13.773cm" svg:x2="23.927cm" svg:y2="13.773cm">
            <text:p/>
          </draw:line>
          <draw:line draw:style-name="gr57" draw:text-style-name="P1" draw:layer="Detail" svg:x1="24.597cm" svg:y1="13.896cm" svg:x2="23.927cm" svg:y2="13.896cm">
            <text:p/>
          </draw:line>
          <draw:line draw:style-name="gr57" draw:text-style-name="P1" draw:layer="Detail" svg:x1="24.597cm" svg:y1="14.019cm" svg:x2="23.927cm" svg:y2="14.019cm">
            <text:p/>
          </draw:line>
          <draw:line draw:style-name="gr57" draw:text-style-name="P1" draw:layer="Detail" svg:x1="24.597cm" svg:y1="14.141cm" svg:x2="23.927cm" svg:y2="14.141cm">
            <text:p/>
          </draw:line>
          <draw:line draw:style-name="gr57" draw:text-style-name="P1" draw:layer="Detail" svg:x1="23.817cm" svg:y1="13.037cm" svg:x2="23.147cm" svg:y2="13.037cm">
            <text:p/>
          </draw:line>
          <draw:line draw:style-name="gr57" draw:text-style-name="P1" draw:layer="Detail" svg:x1="23.817cm" svg:y1="13.159cm" svg:x2="23.147cm" svg:y2="13.159cm">
            <text:p/>
          </draw:line>
          <draw:line draw:style-name="gr57" draw:text-style-name="P1" draw:layer="Detail" svg:x1="23.817cm" svg:y1="13.282cm" svg:x2="23.147cm" svg:y2="13.282cm">
            <text:p/>
          </draw:line>
          <draw:line draw:style-name="gr57" draw:text-style-name="P1" draw:layer="Detail" svg:x1="23.817cm" svg:y1="13.405cm" svg:x2="23.147cm" svg:y2="13.405cm">
            <text:p/>
          </draw:line>
          <draw:line draw:style-name="gr57" draw:text-style-name="P1" draw:layer="Detail" svg:x1="23.817cm" svg:y1="13.528cm" svg:x2="23.147cm" svg:y2="13.528cm">
            <text:p/>
          </draw:line>
          <draw:line draw:style-name="gr57" draw:text-style-name="P1" draw:layer="Detail" svg:x1="23.817cm" svg:y1="13.65cm" svg:x2="23.147cm" svg:y2="13.65cm">
            <text:p/>
          </draw:line>
          <draw:line draw:style-name="gr57" draw:text-style-name="P1" draw:layer="Detail" svg:x1="23.817cm" svg:y1="13.773cm" svg:x2="23.147cm" svg:y2="13.773cm">
            <text:p/>
          </draw:line>
          <draw:line draw:style-name="gr57" draw:text-style-name="P1" draw:layer="Detail" svg:x1="23.817cm" svg:y1="13.896cm" svg:x2="23.147cm" svg:y2="13.896cm">
            <text:p/>
          </draw:line>
          <draw:line draw:style-name="gr57" draw:text-style-name="P1" draw:layer="Detail" svg:x1="23.817cm" svg:y1="14.019cm" svg:x2="23.147cm" svg:y2="14.019cm">
            <text:p/>
          </draw:line>
          <draw:line draw:style-name="gr57" draw:text-style-name="P1" draw:layer="Detail" svg:x1="23.817cm" svg:y1="14.264cm" svg:x2="23.147cm" svg:y2="14.264cm">
            <text:p/>
          </draw:line>
          <draw:line draw:style-name="gr57" draw:text-style-name="P1" draw:layer="Detail" svg:x1="23.817cm" svg:y1="14.141cm" svg:x2="23.147cm" svg:y2="14.141cm">
            <text:p/>
          </draw:line>
        </draw:g>
        <draw:g>
          <draw:line draw:style-name="gr57" draw:text-style-name="P1" draw:layer="Detail" svg:x1="14.867cm" svg:y1="12.747cm" svg:x2="14.867cm" svg:y2="14.554cm">
            <text:p/>
          </draw:line>
          <draw:line draw:style-name="gr57" draw:text-style-name="P1" draw:layer="Detail" svg:x1="16.317cm" svg:y1="12.747cm" svg:x2="16.317cm" svg:y2="14.554cm">
            <text:p/>
          </draw:line>
          <draw:line draw:style-name="gr57" draw:text-style-name="P1" draw:layer="Detail" svg:x1="16.317cm" svg:y1="12.914cm" svg:x2="15.647cm" svg:y2="12.914cm">
            <text:p/>
          </draw:line>
          <draw:g>
            <draw:line draw:style-name="gr57" draw:text-style-name="P1" draw:layer="Detail" svg:x1="15.527cm" svg:y1="12.914cm" svg:x2="15.527cm" svg:y2="14.264cm">
              <text:p/>
            </draw:line>
            <draw:line draw:style-name="gr57" draw:text-style-name="P1" draw:layer="Detail" svg:x1="15.647cm" svg:y1="12.914cm" svg:x2="15.647cm" svg:y2="14.264cm">
              <text:p/>
            </draw:line>
            <draw:line draw:style-name="gr57" draw:text-style-name="P1" draw:layer="Detail" svg:x1="15.647cm" svg:y1="12.914cm" svg:x2="15.527cm" svg:y2="12.914cm">
              <text:p/>
            </draw:line>
            <draw:line draw:style-name="gr57" draw:text-style-name="P1" draw:layer="Detail" svg:x1="15.647cm" svg:y1="14.264cm" svg:x2="15.527cm" svg:y2="14.264cm">
              <text:p/>
            </draw:line>
          </draw:g>
          <draw:line draw:style-name="gr57" draw:text-style-name="P1" draw:layer="Detail" svg:x1="16.317cm" svg:y1="13.037cm" svg:x2="15.647cm" svg:y2="13.037cm">
            <text:p/>
          </draw:line>
          <draw:line draw:style-name="gr57" draw:text-style-name="P1" draw:layer="Detail" svg:x1="16.317cm" svg:y1="13.159cm" svg:x2="15.647cm" svg:y2="13.159cm">
            <text:p/>
          </draw:line>
          <draw:line draw:style-name="gr57" draw:text-style-name="P1" draw:layer="Detail" svg:x1="16.317cm" svg:y1="13.282cm" svg:x2="15.647cm" svg:y2="13.282cm">
            <text:p/>
          </draw:line>
          <draw:line draw:style-name="gr57" draw:text-style-name="P1" draw:layer="Detail" svg:x1="16.317cm" svg:y1="13.405cm" svg:x2="15.647cm" svg:y2="13.405cm">
            <text:p/>
          </draw:line>
          <draw:line draw:style-name="gr57" draw:text-style-name="P1" draw:layer="Detail" svg:x1="16.317cm" svg:y1="13.528cm" svg:x2="15.647cm" svg:y2="13.528cm">
            <text:p/>
          </draw:line>
          <draw:line draw:style-name="gr57" draw:text-style-name="P1" draw:layer="Detail" svg:x1="16.317cm" svg:y1="13.65cm" svg:x2="15.647cm" svg:y2="13.65cm">
            <text:p/>
          </draw:line>
          <draw:line draw:style-name="gr57" draw:text-style-name="P1" draw:layer="Detail" svg:x1="16.317cm" svg:y1="13.773cm" svg:x2="15.647cm" svg:y2="13.773cm">
            <text:p/>
          </draw:line>
          <draw:line draw:style-name="gr57" draw:text-style-name="P1" draw:layer="Detail" svg:x1="16.317cm" svg:y1="13.896cm" svg:x2="15.647cm" svg:y2="13.896cm">
            <text:p/>
          </draw:line>
          <draw:line draw:style-name="gr57" draw:text-style-name="P1" draw:layer="Detail" svg:x1="16.317cm" svg:y1="14.019cm" svg:x2="15.647cm" svg:y2="14.019cm">
            <text:p/>
          </draw:line>
          <draw:line draw:style-name="gr57" draw:text-style-name="P1" draw:layer="Detail" svg:x1="16.317cm" svg:y1="14.141cm" svg:x2="15.647cm" svg:y2="14.141cm">
            <text:p/>
          </draw:line>
          <draw:line draw:style-name="gr57" draw:text-style-name="P1" draw:layer="Detail" svg:x1="15.537cm" svg:y1="13.037cm" svg:x2="14.867cm" svg:y2="13.037cm">
            <text:p/>
          </draw:line>
          <draw:line draw:style-name="gr57" draw:text-style-name="P1" draw:layer="Detail" svg:x1="15.537cm" svg:y1="13.159cm" svg:x2="14.867cm" svg:y2="13.159cm">
            <text:p/>
          </draw:line>
          <draw:line draw:style-name="gr57" draw:text-style-name="P1" draw:layer="Detail" svg:x1="15.537cm" svg:y1="13.282cm" svg:x2="14.867cm" svg:y2="13.282cm">
            <text:p/>
          </draw:line>
          <draw:line draw:style-name="gr57" draw:text-style-name="P1" draw:layer="Detail" svg:x1="15.537cm" svg:y1="13.405cm" svg:x2="14.867cm" svg:y2="13.405cm">
            <text:p/>
          </draw:line>
          <draw:line draw:style-name="gr57" draw:text-style-name="P1" draw:layer="Detail" svg:x1="15.537cm" svg:y1="13.528cm" svg:x2="14.867cm" svg:y2="13.528cm">
            <text:p/>
          </draw:line>
          <draw:line draw:style-name="gr57" draw:text-style-name="P1" draw:layer="Detail" svg:x1="15.537cm" svg:y1="13.65cm" svg:x2="14.867cm" svg:y2="13.65cm">
            <text:p/>
          </draw:line>
          <draw:line draw:style-name="gr57" draw:text-style-name="P1" draw:layer="Detail" svg:x1="15.537cm" svg:y1="13.773cm" svg:x2="14.867cm" svg:y2="13.773cm">
            <text:p/>
          </draw:line>
          <draw:line draw:style-name="gr57" draw:text-style-name="P1" draw:layer="Detail" svg:x1="15.537cm" svg:y1="13.896cm" svg:x2="14.867cm" svg:y2="13.896cm">
            <text:p/>
          </draw:line>
          <draw:line draw:style-name="gr57" draw:text-style-name="P1" draw:layer="Detail" svg:x1="15.537cm" svg:y1="14.019cm" svg:x2="14.867cm" svg:y2="14.019cm">
            <text:p/>
          </draw:line>
          <draw:line draw:style-name="gr57" draw:text-style-name="P1" draw:layer="Detail" svg:x1="15.537cm" svg:y1="14.264cm" svg:x2="14.867cm" svg:y2="14.264cm">
            <text:p/>
          </draw:line>
          <draw:line draw:style-name="gr57" draw:text-style-name="P1" draw:layer="Detail" svg:x1="15.537cm" svg:y1="14.141cm" svg:x2="14.867cm" svg:y2="14.141cm">
            <text:p/>
          </draw:line>
        </draw:g>
        <draw:line draw:style-name="gr58" draw:text-style-name="P1" draw:layer="Detail" svg:x1="41.851cm" svg:y1="14.047cm" svg:x2="40.098cm" svg:y2="14.047cm">
          <text:p/>
        </draw:line>
        <draw:line draw:style-name="gr58" draw:text-style-name="P1" draw:layer="Detail" svg:x1="41.851cm" svg:y1="15.598cm" svg:x2="40.098cm" svg:y2="15.598cm">
          <text:p/>
        </draw:line>
        <draw:line draw:style-name="gr58" draw:text-style-name="P1" draw:layer="Detail" svg:x1="40.099cm" svg:y1="14.046cm" svg:x2="40.099cm" svg:y2="15.6cm">
          <text:p/>
        </draw:line>
        <draw:line draw:style-name="gr59" draw:text-style-name="P1" draw:layer="Detail" svg:x1="14.302cm" svg:y1="28.913cm" svg:x2="15.193cm" svg:y2="28.913cm">
          <text:p/>
        </draw:line>
        <draw:g>
          <draw:line draw:style-name="gr60" draw:text-style-name="P1" draw:layer="Detail" svg:x1="30.111cm" svg:y1="23.904cm" svg:x2="30.287cm" svg:y2="23.585cm">
            <text:p/>
          </draw:line>
          <draw:path draw:style-name="gr60" draw:text-style-name="P1" draw:layer="Detail" svg:width="0.125cm" svg:height="0.133cm" draw:transform="rotate (0.529707427980279) translate (30.111cm 23.533cm)" svg:viewBox="0 0 126 134" svg:d="M0 0c102 45 126 134 126 134">
            <text:p/>
          </draw:path>
        </draw:g>
        <draw:g>
          <draw:line draw:style-name="gr60" draw:text-style-name="P1" draw:layer="Detail" svg:x1="30.111cm" svg:y1="23.903cm" svg:x2="30.287cm" svg:y2="24.265cm">
            <text:p/>
          </draw:line>
          <draw:path draw:style-name="gr60" draw:text-style-name="P1" draw:layer="Detail" svg:width="0.13cm" svg:height="0.146cm" draw:transform="skewX (-0.118158790360016) rotate (2.5551620249197) translate (30.2204070173172cm 24.3964217519992cm)" svg:viewBox="0 0 131 147" svg:d="M131 0c-106 49-131 147-131 147">
            <text:p/>
          </draw:path>
        </draw:g>
        <draw:g>
          <draw:line draw:style-name="gr60" draw:text-style-name="P1" draw:layer="Detail" svg:x1="30.111cm" svg:y1="24.748cm" svg:x2="30.287cm" svg:y2="24.386cm">
            <text:p/>
          </draw:line>
          <draw:path draw:style-name="gr60" draw:text-style-name="P1" draw:layer="Detail" svg:width="0.13cm" svg:height="0.145cm" draw:transform="skewX (0.114319066005629) rotate (0.583289036016505) translate (30.111cm 24.3272680965147cm)" svg:viewBox="0 0 131 146" svg:d="M0 0c106 49 131 146 131 146">
            <text:p/>
          </draw:path>
        </draw:g>
        <draw:g>
          <draw:line draw:style-name="gr60" draw:text-style-name="P1" draw:layer="Detail" svg:x1="30.111cm" svg:y1="25.119cm" svg:x2="30.287cm" svg:y2="24.8cm">
            <text:p/>
          </draw:line>
          <draw:path draw:style-name="gr60" draw:text-style-name="P1" draw:layer="Detail" svg:width="0.125cm" svg:height="0.133cm" draw:transform="rotate (0.529707427980279) translate (30.111cm 24.748cm)" svg:viewBox="0 0 126 134" svg:d="M0 0c102 45 126 134 126 134">
            <text:p/>
          </draw:path>
        </draw:g>
        <draw:g>
          <draw:line draw:style-name="gr60" draw:text-style-name="P1" draw:layer="Detail" svg:x1="30.111cm" svg:y1="25.743cm" svg:x2="30.235cm" svg:y2="25.521cm">
            <text:p/>
          </draw:line>
          <draw:path draw:style-name="gr60" draw:text-style-name="P1" draw:layer="Detail" svg:width="0.086cm" svg:height="0.093cm" draw:transform="skewX (-0.0256563400043167) rotate (0.525169571925094) translate (30.111cm 25.4843941018767cm)" svg:viewBox="0 0 87 94" svg:d="M0 0c71 31 87 94 87 94">
            <text:p/>
          </draw:path>
        </draw:g>
        <draw:g>
          <draw:line draw:style-name="gr60" draw:text-style-name="P1" draw:layer="Detail" svg:x1="30.111cm" svg:y1="25.223cm" svg:x2="30.235cm" svg:y2="25.445cm">
            <text:p/>
          </draw:line>
          <draw:path draw:style-name="gr60" draw:text-style-name="P1" draw:layer="Detail" svg:width="0.086cm" svg:height="0.093cm" draw:transform="skewX (0.0263544717051144) rotate (2.6164230816647) translate (30.185974249406cm 25.5250494695661cm)" svg:viewBox="0 0 87 94" svg:d="M87 0c-72 31-87 94-87 94">
            <text:p/>
          </draw:path>
        </draw:g>
        <draw:g>
          <draw:line draw:style-name="gr60" draw:text-style-name="P1" draw:layer="Detail" svg:x1="38.011cm" svg:y1="23.904cm" svg:x2="37.835cm" svg:y2="23.585cm">
            <text:p/>
          </draw:line>
          <draw:path draw:style-name="gr60" draw:text-style-name="P1" draw:layer="Detail" svg:width="0.125cm" svg:height="0.133cm" draw:transform="rotate (-0.52970742798028) translate (37.9026081453293cm 23.4695339602805cm)" svg:viewBox="0 0 126 134" svg:d="M126 0c-103 45-126 134-126 134">
            <text:p/>
          </draw:path>
        </draw:g>
        <draw:g>
          <draw:line draw:style-name="gr60" draw:text-style-name="P1" draw:layer="Detail" svg:x1="38.011cm" svg:y1="23.903cm" svg:x2="37.835cm" svg:y2="24.265cm">
            <text:p/>
          </draw:line>
          <draw:path draw:style-name="gr60" draw:text-style-name="P1" draw:layer="Detail" svg:width="0.13cm" svg:height="0.145cm" draw:transform="skewX (0.114319066005629) rotate (-2.55830361757329) translate (38.011cm 24.3237319034853cm)" svg:viewBox="0 0 131 146" svg:d="M0 0c106 49 131 146 131 146">
            <text:p/>
          </draw:path>
        </draw:g>
        <draw:g>
          <draw:line draw:style-name="gr60" draw:text-style-name="P1" draw:layer="Detail" svg:x1="38.011cm" svg:y1="24.748cm" svg:x2="37.835cm" svg:y2="24.386cm">
            <text:p/>
          </draw:line>
          <draw:path draw:style-name="gr60" draw:text-style-name="P1" draw:layer="Detail" svg:width="0.13cm" svg:height="0.145cm" draw:transform="skewX (-0.114319066005629) rotate (-0.583289036016505) translate (37.9014917875155cm 24.2550058766199cm)" svg:viewBox="0 0 131 146" svg:d="M131 0c-106 49-131 146-131 146">
            <text:p/>
          </draw:path>
        </draw:g>
        <draw:g>
          <draw:line draw:style-name="gr60" draw:text-style-name="P1" draw:layer="Detail" svg:x1="38.011cm" svg:y1="25.743cm" svg:x2="37.887cm" svg:y2="25.521cm">
            <text:p/>
          </draw:line>
          <draw:path draw:style-name="gr60" draw:text-style-name="P1" draw:layer="Detail" svg:width="0.086cm" svg:height="0.093cm" draw:transform="skewX (0.0263544717051143) rotate (-0.525169571925094) translate (37.936025750594cm 25.4409505304339cm)" svg:viewBox="0 0 87 94" svg:d="M87 0c-72 31-87 94-87 94">
            <text:p/>
          </draw:path>
        </draw:g>
        <draw:g>
          <draw:line draw:style-name="gr60" draw:text-style-name="P1" draw:layer="Detail" svg:x1="38.011cm" svg:y1="25.223cm" svg:x2="37.887cm" svg:y2="25.445cm">
            <text:p/>
          </draw:line>
          <draw:path draw:style-name="gr60" draw:text-style-name="P1" draw:layer="Detail" svg:width="0.086cm" svg:height="0.093cm" draw:transform="skewX (-0.0256563400043166) rotate (-2.6164230816647) translate (38.011cm 25.4816058981233cm)" svg:viewBox="0 0 87 94" svg:d="M0 0c71 31 87 94 87 94">
            <text:p/>
          </draw:path>
        </draw:g>
        <draw:g>
          <draw:line draw:style-name="gr60" draw:text-style-name="P1" draw:layer="Detail" svg:x1="38.011cm" svg:y1="24.747cm" svg:x2="37.835cm" svg:y2="25.02cm">
            <text:p/>
          </draw:line>
          <draw:path draw:style-name="gr60" draw:text-style-name="P1" draw:layer="Detail" svg:width="0.122cm" svg:height="0.117cm" draw:transform="skewX (-0.124441975667196) rotate (-2.6778586713349) translate (38.011cm 25.0642895442359cm)" svg:viewBox="0 0 123 118" svg:d="M0 0c99 40 123 118 123 118">
            <text:p/>
          </draw:path>
        </draw:g>
        <draw:g>
          <draw:line draw:style-name="gr60" draw:text-style-name="P1" draw:layer="Detail" svg:x1="31.236cm" svg:y1="26.653cm" svg:x2="31.236cm" svg:y2="26.354cm">
            <text:p/>
          </draw:line>
          <draw:path draw:style-name="gr60" draw:text-style-name="P1" draw:layer="Detail" svg:width="0.336cm" svg:height="0.255cm" draw:transform="rotate (-1.70640840967486) translate (31.5350000017224cm 26.354000000235cm)" svg:viewBox="0 0 337 256" svg:d="M0 0c289 0 337 256 337 256">
            <text:p/>
          </draw:path>
        </draw:g>
        <draw:g>
          <draw:line draw:style-name="gr60" draw:text-style-name="P1" draw:layer="Detail" svg:x1="31.665cm" svg:y1="26.653cm" svg:x2="31.665cm" svg:y2="26.354cm">
            <text:p/>
          </draw:line>
          <draw:path draw:style-name="gr60" draw:text-style-name="P1" draw:layer="Detail" svg:width="0.336cm" svg:height="0.255cm" draw:transform="rotate (-1.70640840967486) translate (31.9640000017224cm 26.354000000235cm)" svg:viewBox="0 0 337 256" svg:d="M0 0c289 0 337 256 337 256">
            <text:p/>
          </draw:path>
        </draw:g>
        <draw:g>
          <draw:line draw:style-name="gr60" draw:text-style-name="P1" draw:layer="Detail" svg:x1="32.12cm" svg:y1="26.653cm" svg:x2="32.12cm" svg:y2="26.354cm">
            <text:p/>
          </draw:line>
          <draw:path draw:style-name="gr60" draw:text-style-name="P1" draw:layer="Detail" svg:width="0.336cm" svg:height="0.255cm" draw:transform="rotate (-1.70640840967486) translate (32.4190000017224cm 26.354000000235cm)" svg:viewBox="0 0 337 256" svg:d="M0 0c289 0 337 256 337 256">
            <text:p/>
          </draw:path>
        </draw:g>
        <draw:g>
          <draw:line draw:style-name="gr60" draw:text-style-name="P1" draw:layer="Detail" svg:x1="32.523cm" svg:y1="26.653cm" svg:x2="32.523cm" svg:y2="26.354cm">
            <text:p/>
          </draw:line>
          <draw:path draw:style-name="gr60" draw:text-style-name="P1" draw:layer="Detail" svg:width="0.336cm" svg:height="0.255cm" draw:transform="rotate (-1.70640840967486) translate (32.8220000017224cm 26.354000000235cm)" svg:viewBox="0 0 337 256" svg:d="M0 0c289 0 337 256 337 256">
            <text:p/>
          </draw:path>
        </draw:g>
        <draw:g>
          <draw:line draw:style-name="gr60" draw:text-style-name="P1" draw:layer="Detail" svg:x1="32.965cm" svg:y1="26.653cm" svg:x2="32.965cm" svg:y2="26.354cm">
            <text:p/>
          </draw:line>
          <draw:path draw:style-name="gr60" draw:text-style-name="P1" draw:layer="Detail" svg:width="0.336cm" svg:height="0.255cm" draw:transform="rotate (-1.70640840967486) translate (33.2640000017224cm 26.354000000235cm)" svg:viewBox="0 0 337 256" svg:d="M0 0c289 0 337 256 337 256">
            <text:p/>
          </draw:path>
        </draw:g>
        <draw:g>
          <draw:line draw:style-name="gr60" draw:text-style-name="P1" draw:layer="Detail" svg:x1="33.42cm" svg:y1="26.653cm" svg:x2="33.42cm" svg:y2="26.354cm">
            <text:p/>
          </draw:line>
          <draw:path draw:style-name="gr60" draw:text-style-name="P1" draw:layer="Detail" svg:width="0.336cm" svg:height="0.255cm" draw:transform="rotate (-1.70640840967486) translate (33.7190000017224cm 26.354000000235cm)" svg:viewBox="0 0 337 256" svg:d="M0 0c289 0 337 256 337 256">
            <text:p/>
          </draw:path>
        </draw:g>
        <draw:g>
          <draw:line draw:style-name="gr60" draw:text-style-name="P1" draw:layer="Detail" svg:x1="33.849cm" svg:y1="26.653cm" svg:x2="33.849cm" svg:y2="26.354cm">
            <text:p/>
          </draw:line>
          <draw:path draw:style-name="gr60" draw:text-style-name="P1" draw:layer="Detail" svg:width="0.336cm" svg:height="0.255cm" draw:transform="rotate (-1.70640840967486) translate (34.1480000017224cm 26.354000000235cm)" svg:viewBox="0 0 337 256" svg:d="M0 0c289 0 337 256 337 256">
            <text:p/>
          </draw:path>
        </draw:g>
        <draw:g>
          <draw:line draw:style-name="gr60" draw:text-style-name="P1" draw:layer="Detail" svg:x1="34.915cm" svg:y1="25.935cm" svg:x2="35.26cm" svg:y2="25.935cm">
            <text:p/>
          </draw:line>
          <draw:path draw:style-name="gr60" draw:text-style-name="P1" draw:layer="Detail" svg:width="0.386cm" svg:height="0.256cm" draw:transform="skewX (0.0368264472170804) rotate (3.02517919248177) translate (35.2597181071816cm 26.2339963449157cm)" svg:viewBox="0 0 387 257" svg:d="M0 0c332 0 387 257 387 257">
            <text:p/>
          </draw:path>
        </draw:g>
        <draw:g>
          <draw:line draw:style-name="gr60" draw:text-style-name="P1" draw:layer="Detail" svg:x1="34.555cm" svg:y1="25.933cm" svg:x2="34.21cm" svg:y2="25.933cm">
            <text:p/>
          </draw:line>
          <draw:path draw:style-name="gr60" draw:text-style-name="P1" draw:layer="Detail" svg:width="0.386cm" svg:height="0.256cm" draw:transform="skewX (-0.0368264472170803) rotate (-3.02552825833217) translate (34.5944539740021cm 26.1872063425846cm)" svg:viewBox="0 0 387 257" svg:d="M387 0c-333 1-387 257-387 257">
            <text:p/>
          </draw:path>
        </draw:g>
        <draw:g>
          <draw:line draw:style-name="gr60" draw:text-style-name="P1" draw:layer="Detail" svg:x1="35.616cm" svg:y1="26.651cm" svg:x2="35.616cm" svg:y2="26.352cm">
            <text:p/>
          </draw:line>
          <draw:path draw:style-name="gr60" draw:text-style-name="P1" draw:layer="Detail" svg:width="0.335cm" svg:height="0.255cm" draw:transform="rotate (1.70518667919846) translate (35.3620683766313cm 26.6853329024973cm)" svg:viewBox="0 0 336 256" svg:d="M336 0c-288 0-336 256-336 256">
            <text:p/>
          </draw:path>
        </draw:g>
        <draw:g>
          <draw:line draw:style-name="gr60" draw:text-style-name="P1" draw:layer="Detail" svg:x1="36.046cm" svg:y1="26.651cm" svg:x2="36.046cm" svg:y2="26.352cm">
            <text:p/>
          </draw:line>
          <draw:path draw:style-name="gr60" draw:text-style-name="P1" draw:layer="Detail" svg:width="0.335cm" svg:height="0.255cm" draw:transform="rotate (1.70518667919846) translate (35.7920683766313cm 26.6853329024973cm)" svg:viewBox="0 0 336 256" svg:d="M336 0c-288 0-336 256-336 256">
            <text:p/>
          </draw:path>
        </draw:g>
        <draw:g>
          <draw:line draw:style-name="gr60" draw:text-style-name="P1" draw:layer="Detail" svg:x1="36.488cm" svg:y1="26.651cm" svg:x2="36.488cm" svg:y2="26.352cm">
            <text:p/>
          </draw:line>
          <draw:path draw:style-name="gr60" draw:text-style-name="P1" draw:layer="Detail" svg:width="0.335cm" svg:height="0.255cm" draw:transform="rotate (1.70518667919846) translate (36.2340683766313cm 26.6853329024973cm)" svg:viewBox="0 0 336 256" svg:d="M336 0c-288 0-336 256-336 256">
            <text:p/>
          </draw:path>
        </draw:g>
        <draw:g>
          <draw:line draw:style-name="gr60" draw:text-style-name="P1" draw:layer="Detail" svg:x1="36.93cm" svg:y1="26.651cm" svg:x2="36.93cm" svg:y2="26.352cm">
            <text:p/>
          </draw:line>
          <draw:path draw:style-name="gr60" draw:text-style-name="P1" draw:layer="Detail" svg:width="0.335cm" svg:height="0.255cm" draw:transform="rotate (1.70518667919846) translate (36.6760683766313cm 26.6853329024973cm)" svg:viewBox="0 0 336 256" svg:d="M336 0c-288 0-336 256-336 256">
            <text:p/>
          </draw:path>
        </draw:g>
        <draw:g>
          <draw:line draw:style-name="gr60" draw:text-style-name="P1" draw:layer="Detail" svg:x1="36.735cm" svg:y1="25.275cm" svg:x2="37.161cm" svg:y2="25.275cm">
            <text:p/>
          </draw:line>
          <draw:path draw:style-name="gr60" draw:text-style-name="P1" draw:layer="Detail" svg:width="0.479cm" svg:height="0.367cm" draw:transform="rotate (3.00737683411143) translate (37.161cm 25.704cm)" svg:viewBox="0 0 480 368" svg:d="M0 0c411 1 480 368 480 368">
            <text:p/>
          </draw:path>
        </draw:g>
        <draw:g>
          <draw:line draw:style-name="gr60" draw:text-style-name="P1" draw:layer="Detail" svg:x1="31.387cm" svg:y1="25.266cm" svg:x2="30.961cm" svg:y2="25.266cm">
            <text:p/>
          </draw:line>
          <draw:path draw:style-name="gr60" draw:text-style-name="P1" draw:layer="Detail" svg:width="0.479cm" svg:height="0.367cm" draw:transform="rotate (-3.00737683411143) translate (31.4365059468877cm 25.6308223027152cm)" svg:viewBox="0 0 480 368" svg:d="M480 0c-412 1-480 368-480 368">
            <text:p/>
          </draw:path>
        </draw:g>
        <draw:g>
          <draw:line draw:style-name="gr60" draw:text-style-name="P1" draw:layer="Detail" svg:x1="30.858cm" svg:y1="26.23cm" svg:x2="30.858cm" svg:y2="25.804cm">
            <text:p/>
          </draw:line>
          <draw:path draw:style-name="gr60" draw:text-style-name="P1" draw:layer="Detail" svg:width="0.479cm" svg:height="0.367cm" draw:transform="rotate (1.70501214627326) translate (30.4932380460424cm 26.2796421428719cm)" svg:viewBox="0 0 480 368" svg:d="M480 0c-412 1-480 368-480 368">
            <text:p/>
          </draw:path>
        </draw:g>
        <draw:g>
          <draw:line draw:style-name="gr60" draw:text-style-name="P1" draw:layer="Detail" svg:x1="31.886cm" svg:y1="25.002cm" svg:x2="31.311cm" svg:y2="25.002cm">
            <text:p/>
          </draw:line>
          <draw:path draw:style-name="gr60" draw:text-style-name="P1" draw:layer="Detail" svg:width="0.645cm" svg:height="0.435cm" draw:transform="skewX (0.0354301838154849) rotate (-0.116937059883621) translate (31.3113297428972cm 24.495005039522cm)" svg:viewBox="0 0 646 436" svg:d="M0 0c554 2 646 436 646 436">
            <text:p/>
          </draw:path>
        </draw:g>
        <draw:g>
          <draw:line draw:style-name="gr60" draw:text-style-name="P1" draw:layer="Detail" svg:x1="36.085cm" svg:y1="25.002cm" svg:x2="36.66cm" svg:y2="25.002cm">
            <text:p/>
          </draw:line>
          <draw:path draw:style-name="gr60" draw:text-style-name="P1" draw:layer="Detail" svg:width="0.645cm" svg:height="0.436cm" draw:transform="skewX (-0.0354301838154849) rotate (0.116762526958421) translate (36.0184433617286cm 24.5702184301971cm)" svg:viewBox="0 0 646 437" svg:d="M646 0c-554 2-646 437-646 437">
            <text:p/>
          </draw:path>
        </draw:g>
        <draw:g>
          <draw:line draw:style-name="gr60" draw:text-style-name="P1" draw:layer="Detail" svg:x1="40.167cm" svg:y1="27.433cm" svg:x2="40.167cm" svg:y2="27.924cm">
            <text:p/>
          </draw:line>
          <draw:path draw:style-name="gr60" draw:text-style-name="P1" draw:layer="Detail" svg:width="0.549cm" svg:height="0.368cm" draw:transform="skewX (0.0349065850398866) rotate (1.45420833276168) translate (39.738cm 27.924cm)" svg:viewBox="0 0 550 369" svg:d="M0 0c473 1 550 369 550 369">
            <text:p/>
          </draw:path>
        </draw:g>
        <draw:g>
          <draw:line draw:style-name="gr60" draw:text-style-name="P1" draw:layer="Detail" svg:x1="23.547cm" svg:y1="29.187cm" svg:x2="23.547cm" svg:y2="28.683cm">
            <text:p/>
          </draw:line>
          <draw:path draw:style-name="gr60" draw:text-style-name="P1" draw:layer="Detail" svg:width="0.565cm" svg:height="0.368cm" draw:transform="skewX (0.0441568300754565) rotate (-1.68459179402493) translate (23.9757682644203cm 28.6826094979388cm)" svg:viewBox="0 0 566 369" svg:d="M0 0c485 1 566 369 566 369">
            <text:p/>
          </draw:path>
        </draw:g>
        <draw:g>
          <draw:line draw:style-name="gr60" draw:text-style-name="P1" draw:layer="Detail" svg:x1="23.911cm" svg:y1="30.318cm" svg:x2="23.407cm" svg:y2="30.318cm">
            <text:p/>
          </draw:line>
          <draw:path draw:style-name="gr60" draw:text-style-name="P1" draw:layer="Detail" svg:width="0.565cm" svg:height="0.368cm" draw:transform="skewX (0.0441568300754565) rotate (-0.113795467230031) translate (23.4066094979388cm 29.8892317355797cm)" svg:viewBox="0 0 566 369" svg:d="M0 0c485 1 566 369 566 369">
            <text:p/>
          </draw:path>
        </draw:g>
        <draw:g>
          <draw:line draw:style-name="gr60" draw:text-style-name="P1" draw:layer="Detail" svg:x1="24.06cm" svg:y1="27.784cm" svg:x2="24.504cm" svg:y2="27.784cm">
            <text:p/>
          </draw:line>
          <draw:path draw:style-name="gr60" draw:text-style-name="P1" draw:layer="Detail" svg:width="0.498cm" svg:height="0.367cm" draw:transform="skewX (-0.00802851455917393) rotate (0.129852496348378) translate (24.0097771360139cm 27.4198158868682cm)" svg:viewBox="0 0 499 368" svg:d="M499 0c-429 0-499 368-499 368">
            <text:p/>
          </draw:path>
        </draw:g>
        <draw:g>
          <draw:line draw:style-name="gr60" draw:text-style-name="P1" draw:layer="Detail" svg:x1="21.291cm" svg:y1="27.457cm" svg:x2="21.291cm" svg:y2="27.914cm">
            <text:p/>
          </draw:line>
          <draw:path draw:style-name="gr60" draw:text-style-name="P1" draw:layer="Detail" svg:width="0.512cm" svg:height="0.367cm" draw:transform="skewX (-0.0158824961931484) rotate (-1.44460902187571) translate (21.6551802128071cm 27.4052309992353cm)" svg:viewBox="0 0 513 368" svg:d="M513 0c-441 0-513 368-513 368">
            <text:p/>
          </draw:path>
        </draw:g>
        <draw:g>
          <draw:line draw:style-name="gr60" draw:text-style-name="P1" draw:layer="Detail" svg:x1="19.981cm" svg:y1="27.543cm" svg:x2="19.537cm" svg:y2="27.543cm">
            <text:p/>
          </draw:line>
          <draw:path draw:style-name="gr60" draw:text-style-name="P1" draw:layer="Detail" svg:width="0.498cm" svg:height="0.367cm" draw:transform="skewX (0.00925024503556995) rotate (-0.128805298797183) translate (19.5366559862794cm 27.1142317355797cm)" svg:viewBox="0 0 499 368" svg:d="M0 0c428 1 499 368 499 368">
            <text:p/>
          </draw:path>
        </draw:g>
        <draw:g>
          <draw:line draw:style-name="gr60" draw:text-style-name="P1" draw:layer="Detail" svg:x1="24.359cm" svg:y1="23.577cm" svg:x2="24.359cm" svg:y2="23.133cm">
            <text:p/>
          </draw:line>
          <draw:path draw:style-name="gr60" draw:text-style-name="P1" draw:layer="Detail" svg:width="0.498cm" svg:height="0.367cm" draw:transform="skewX (-0.00802851455917393) rotate (1.70064882314327) translate (23.9948158868682cm 23.6272228639861cm)" svg:viewBox="0 0 499 368" svg:d="M499 0c-429 0-499 368-499 368">
            <text:p/>
          </draw:path>
        </draw:g>
        <draw:g>
          <draw:line draw:style-name="gr60" draw:text-style-name="P1" draw:layer="Detail" svg:x1="20.065cm" svg:y1="25.149cm" svg:x2="20.44cm" svg:y2="24.717cm">
            <text:p/>
          </draw:line>
          <draw:line draw:style-name="gr60" draw:text-style-name="P1" draw:layer="Detail" svg:x1="21.072cm" svg:y1="23.991cm" svg:x2="21.447cm" svg:y2="23.559cm">
            <text:p/>
          </draw:line>
        </draw:g>
        <draw:g>
          <draw:line draw:style-name="gr60" draw:text-style-name="P1" draw:layer="Detail" svg:x1="14.383cm" svg:y1="28.236cm" svg:x2="14.383cm" svg:y2="28.68cm">
            <text:p/>
          </draw:line>
          <draw:path draw:style-name="gr60" draw:text-style-name="P1" draw:layer="Detail" svg:width="0.498cm" svg:height="0.368cm" draw:transform="skewX (-0.00907571211037051) rotate (-1.44216556092291) translate (14.7478657737662cm 28.1857577783774cm)" svg:viewBox="0 0 499 369" svg:d="M499 0c-429 1-499 369-499 369">
            <text:p/>
          </draw:path>
        </draw:g>
        <draw:g>
          <draw:line draw:style-name="gr60" draw:text-style-name="P1" draw:layer="Detail" svg:x1="14.755cm" svg:y1="29.085cm" svg:x2="14.311cm" svg:y2="29.085cm">
            <text:p/>
          </draw:line>
          <draw:path draw:style-name="gr60" draw:text-style-name="P1" draw:layer="Detail" svg:width="0.498cm" svg:height="0.368cm" draw:transform="skewX (-0.00907571211037051) rotate (-3.01296188771781) translate (14.8052422216226cm 29.4498657737662cm)" svg:viewBox="0 0 499 369" svg:d="M499 0c-429 1-499 369-499 369">
            <text:p/>
          </draw:path>
        </draw:g>
        <draw:g>
          <draw:line draw:style-name="gr60" draw:text-style-name="P1" draw:layer="Detail" svg:x1="13.584cm" svg:y1="14.498cm" svg:x2="13.101cm" svg:y2="14.498cm">
            <text:p/>
          </draw:line>
          <draw:path draw:style-name="gr60" draw:text-style-name="P1" draw:layer="Detail" svg:width="0.541cm" svg:height="0.368cm" draw:transform="skewX (0.032637657012294) rotate (-0.118158790360017) translate (13.100625768858cm 14.0692317355797cm)" svg:viewBox="0 0 542 369" svg:d="M0 0c465 1 542 369 542 369">
            <text:p/>
          </draw:path>
        </draw:g>
        <draw:g>
          <draw:line draw:style-name="gr60" draw:text-style-name="P1" draw:layer="Detail" svg:x1="13.227cm" svg:y1="11.677cm" svg:x2="13.227cm" svg:y2="11.292cm">
            <text:p/>
          </draw:line>
          <draw:path draw:style-name="gr60" draw:text-style-name="P1" draw:layer="Detail" svg:width="0.434cm" svg:height="0.366cm" draw:transform="skewX (-0.0270526034059121) rotate (-1.72019651076561) translate (13.6560817506712cm 11.2917529750142cm)" svg:viewBox="0 0 435 367" svg:d="M0 0c372 1 435 367 435 367">
            <text:p/>
          </draw:path>
        </draw:g>
        <draw:g>
          <draw:line draw:style-name="gr60" draw:text-style-name="P1" draw:layer="Detail" svg:x1="19.132cm" svg:y1="15.068cm" svg:x2="19.132cm" svg:y2="15.289cm">
            <text:p/>
          </draw:line>
          <draw:path draw:style-name="gr60" draw:text-style-name="P1" draw:layer="Detail" svg:width="0.247cm" svg:height="0.167cm" draw:transform="skewX (-0.0361283155162826) rotate (-1.45281206936008) translate (19.2976463749524cm 15.0420957141607cm)" svg:viewBox="0 0 248 168" svg:d="M248 0c-212 0-248 168-248 168">
            <text:p/>
          </draw:path>
        </draw:g>
        <draw:g>
          <draw:line draw:style-name="gr60" draw:text-style-name="P1" draw:layer="Detail" svg:x1="16.338cm" svg:y1="14.993cm" svg:x2="16.338cm" svg:y2="15.669cm">
            <text:p/>
          </draw:line>
          <draw:path draw:style-name="gr60" draw:text-style-name="P1" draw:layer="Detail" svg:width="0.758cm" svg:height="0.458cm" draw:transform="skewX (0.0657989128001862) rotate (1.46537843997444) translate (15.8052879139021cm 15.6685237686377cm)" svg:viewBox="0 0 759 459" svg:d="M0 0c650 1 759 459 759 459">
            <text:p/>
          </draw:path>
        </draw:g>
        <draw:g>
          <draw:line draw:style-name="gr60" draw:text-style-name="P1" draw:layer="Detail" svg:x1="17.586cm" svg:y1="13.496cm" svg:x2="17.448cm" svg:y2="13.741cm">
            <text:p/>
          </draw:line>
          <draw:path draw:style-name="gr60" draw:text-style-name="P1" draw:layer="Detail" svg:width="0.099cm" svg:height="0.102cm" draw:transform="rotate (-2.62253173404668) translate (17.586cm 13.7814611260054cm)" svg:viewBox="0 0 100 103" svg:d="M0 0c81 34 100 103 100 103">
            <text:p/>
          </draw:path>
        </draw:g>
        <draw:g>
          <draw:line draw:style-name="gr60" draw:text-style-name="P1" draw:layer="Detail" svg:x1="16.811cm" svg:y1="13.965cm" svg:x2="16.936cm" svg:y2="14.21cm">
            <text:p/>
          </draw:line>
          <draw:path draw:style-name="gr60" draw:text-style-name="P1" draw:layer="Detail" svg:width="0.093cm" svg:height="0.099cm" draw:transform="skewX (-0.0972148393360842) rotate (2.57959663444762) translate (16.8908077500533cm 14.2997241103702cm)" svg:viewBox="0 0 94 100" svg:d="M94 0c-75 34-94 100-94 100">
            <text:p/>
          </draw:path>
        </draw:g>
        <draw:g>
          <draw:line draw:style-name="gr60" draw:text-style-name="P1" draw:layer="Detail" svg:x1="16.811cm" svg:y1="14.535cm" svg:x2="16.936cm" svg:y2="14.29cm">
            <text:p/>
          </draw:line>
          <draw:path draw:style-name="gr60" draw:text-style-name="P1" draw:layer="Detail" svg:width="0.091cm" svg:height="0.099cm" draw:transform="skewX (0.072954762733363) rotate (0.563741348394168) translate (16.811cm 14.2505335120643cm)" svg:viewBox="0 0 92 100" svg:d="M0 0c74 34 92 100 92 100">
            <text:p/>
          </draw:path>
        </draw:g>
        <draw:g>
          <draw:line draw:style-name="gr60" draw:text-style-name="P1" draw:layer="Detail" svg:x1="16.811cm" svg:y1="14.602cm" svg:x2="16.936cm" svg:y2="14.847cm">
            <text:p/>
          </draw:line>
          <draw:path draw:style-name="gr60" draw:text-style-name="P1" draw:layer="Detail" svg:width="0.093cm" svg:height="0.099cm" draw:transform="skewX (-0.0972148393360841) rotate (2.57959663444762) translate (16.8908077500532cm 14.9367241103702cm)" svg:viewBox="0 0 94 100" svg:d="M94 0c-75 34-94 100-94 100">
            <text:p/>
          </draw:path>
        </draw:g>
        <draw:g>
          <draw:line draw:style-name="gr60" draw:text-style-name="P1" draw:layer="Detail" svg:x1="16.811cm" svg:y1="15.172cm" svg:x2="16.936cm" svg:y2="14.927cm">
            <text:p/>
          </draw:line>
          <draw:path draw:style-name="gr60" draw:text-style-name="P1" draw:layer="Detail" svg:width="0.091cm" svg:height="0.099cm" draw:transform="skewX (0.072954762733363) rotate (0.563741348394168) translate (16.811cm 14.8875335120643cm)" svg:viewBox="0 0 92 100" svg:d="M0 0c74 34 92 100 92 100">
            <text:p/>
          </draw:path>
        </draw:g>
        <draw:g>
          <draw:line draw:style-name="gr60" draw:text-style-name="P1" draw:layer="Detail" svg:x1="16.811cm" svg:y1="15.486cm" svg:x2="16.936cm" svg:y2="15.275cm">
            <text:p/>
          </draw:line>
          <draw:path draw:style-name="gr60" draw:text-style-name="P1" draw:layer="Detail" svg:width="0.087cm" svg:height="0.089cm" draw:transform="skewX (-0.0555014702134197) rotate (0.500734962397173) translate (16.811cm 15.2403243967828cm)" svg:viewBox="0 0 88 90" svg:d="M0 0c72 30 88 90 88 90">
            <text:p/>
          </draw:path>
        </draw:g>
        <draw:g>
          <draw:g>
            <draw:line draw:style-name="gr60" draw:text-style-name="P1" draw:layer="Detail" svg:x1="16.811cm" svg:y1="15.512cm" svg:x2="17.129cm" svg:y2="15.343cm">
              <text:p/>
            </draw:line>
            <draw:path draw:style-name="gr60" draw:text-style-name="P1" draw:layer="Detail" svg:width="0.125cm" svg:height="0.131cm" draw:transform="skewX (-0.064926248174189) rotate (-2.11760798144472) translate (17.2465135191647cm 15.4043849838434cm)" svg:viewBox="0 0 126 132" svg:d="M126 0c-101 44-126 132-126 132">
              <text:p/>
            </draw:path>
          </draw:g>
          <draw:g>
            <draw:line draw:style-name="gr60" draw:text-style-name="P1" draw:layer="Detail" svg:x1="17.56cm" svg:y1="15.512cm" svg:x2="17.242cm" svg:y2="15.343cm">
              <text:p/>
            </draw:line>
            <draw:path draw:style-name="gr60" draw:text-style-name="P1" draw:layer="Detail" svg:width="0.125cm" svg:height="0.131cm" draw:transform="skewX (0.0649262481741891) rotate (2.11760798144472) translate (17.1899946380697cm 15.512cm)" svg:viewBox="0 0 126 132" svg:d="M0 0c101 44 126 132 126 132">
              <text:p/>
            </draw:path>
          </draw:g>
        </draw:g>
        <draw:g>
          <draw:g>
            <draw:line draw:style-name="gr60" draw:text-style-name="P1" draw:layer="Detail" svg:x1="17.586cm" svg:y1="13.86cm" svg:x2="17.495cm" svg:y2="14.028cm">
              <text:p/>
            </draw:line>
            <draw:path draw:style-name="gr60" draw:text-style-name="P1" draw:layer="Detail" svg:width="0.063cm" svg:height="0.069cm" draw:transform="rotate (-2.60490390860154) translate (17.586cm 14.0549490616622cm)" svg:viewBox="0 0 64 70" svg:d="M0 0c53 23 64 70 64 70">
              <text:p/>
            </draw:path>
          </draw:g>
          <draw:g>
            <draw:line draw:style-name="gr60" draw:text-style-name="P1" draw:layer="Detail" svg:x1="17.586cm" svg:y1="14.251cm" svg:x2="17.495cm" svg:y2="14.083cm">
              <text:p/>
            </draw:line>
            <draw:path draw:style-name="gr60" draw:text-style-name="P1" draw:layer="Detail" svg:width="0.063cm" svg:height="0.069cm" draw:transform="rotate (-0.542273798594638) translate (17.5313159129939cm 14.023102427544cm)" svg:viewBox="0 0 64 70" svg:d="M64 0c-53 24-64 70-64 70">
              <text:p/>
            </draw:path>
          </draw:g>
        </draw:g>
        <draw:g>
          <draw:g>
            <draw:line draw:style-name="gr60" draw:text-style-name="P1" draw:layer="Detail" svg:x1="17.586cm" svg:y1="14.329cm" svg:x2="17.43cm" svg:y2="14.58cm">
              <text:p/>
            </draw:line>
            <draw:path draw:style-name="gr60" draw:text-style-name="P1" draw:layer="Detail" svg:width="0.106cm" svg:height="0.107cm" draw:transform="skewX (-0.115715329407224) rotate (-2.66319790561815) translate (17.586cm 14.6206757060675cm)" svg:viewBox="0 0 107 108" svg:d="M0 0c88 36 107 108 107 108">
              <text:p/>
            </draw:path>
          </draw:g>
          <draw:g>
            <draw:line draw:style-name="gr60" draw:text-style-name="P1" draw:layer="Detail" svg:x1="17.586cm" svg:y1="14.914cm" svg:x2="17.43cm" svg:y2="14.663cm">
              <text:p/>
            </draw:line>
            <draw:path draw:style-name="gr60" draw:text-style-name="P1" draw:layer="Detail" svg:width="0.106cm" svg:height="0.107cm" draw:transform="skewX (0.11065387457644) rotate (-0.481361807700037) translate (17.4908980728283cm 14.5726484699438cm)" svg:viewBox="0 0 107 108" svg:d="M107 0c-88 36-107 108-107 108">
              <text:p/>
            </draw:path>
          </draw:g>
        </draw:g>
        <draw:g>
          <draw:line draw:style-name="gr60" draw:text-style-name="P1" draw:layer="Detail" svg:x1="17.586cm" svg:y1="15.264cm" svg:x2="17.469cm" svg:y2="15.041cm">
            <text:p/>
          </draw:line>
          <draw:path draw:style-name="gr60" draw:text-style-name="P1" draw:layer="Detail" svg:width="0.085cm" svg:height="0.091cm" draw:transform="skewX (-0.0525344104850294) rotate (-0.547684319275821) translate (17.5127693640488cm 14.9597343718503cm)" svg:viewBox="0 0 86 92" svg:d="M86 0c-70 31-86 92-86 92">
            <text:p/>
          </draw:path>
        </draw:g>
        <draw:g>
          <draw:line draw:style-name="gr60" draw:text-style-name="P1" draw:layer="Detail" svg:x1="17.586cm" svg:y1="15.487cm" svg:x2="17.508cm" svg:y2="15.364cm">
            <text:p/>
          </draw:line>
          <draw:path draw:style-name="gr60" draw:text-style-name="P1" draw:layer="Detail" svg:width="0.052cm" svg:height="0.052cm" draw:transform="skewX (0.141895268187139) rotate (-0.469668101711674) translate (17.5388567281515cm 15.3198446243637cm)" svg:viewBox="0 0 53 53" svg:d="M53 0c-44 18-53 53-53 53">
            <text:p/>
          </draw:path>
        </draw:g>
        <draw:g>
          <draw:line draw:style-name="gr60" draw:text-style-name="P1" draw:layer="Detail" svg:x1="16.811cm" svg:y1="13.496cm" svg:x2="16.949cm" svg:y2="13.741cm">
            <text:p/>
          </draw:line>
          <draw:path draw:style-name="gr60" draw:text-style-name="P1" draw:layer="Detail" svg:width="0.099cm" svg:height="0.102cm" draw:transform="rotate (2.62602239255067) translate (16.8982926993951cm 13.8309294400596cm)" svg:viewBox="0 0 100 103" svg:d="M100 0c-80 34-100 103-100 103">
            <text:p/>
          </draw:path>
        </draw:g>
        <draw:g>
          <draw:line draw:style-name="gr60" draw:text-style-name="P1" draw:layer="Detail" svg:x1="18.032cm" svg:y1="15.667cm" svg:x2="18.34cm" svg:y2="15.863cm">
            <text:p/>
          </draw:line>
          <draw:path draw:style-name="gr60" draw:text-style-name="P1" draw:layer="Detail" svg:width="0.136cm" svg:height="0.132cm" draw:transform="skewX (-0.110653874576441) rotate (-1.10252448848482) translate (18.3900697050938cm 15.667cm)" svg:viewBox="0 0 137 133" svg:d="M0 0c111 45 137 133 137 133">
            <text:p/>
          </draw:path>
        </draw:g>
        <draw:g>
          <draw:line draw:style-name="gr60" draw:text-style-name="P1" draw:layer="Detail" svg:x1="19.521cm" svg:y1="15.068cm" svg:x2="19.521cm" svg:y2="15.289cm">
            <text:p/>
          </draw:line>
          <draw:path draw:style-name="gr60" draw:text-style-name="P1" draw:layer="Detail" svg:width="0.247cm" svg:height="0.167cm" draw:transform="skewX (0.0361283155162827) rotate (1.45281206936008) translate (19.3261053343544cm 15.2888443089777cm)" svg:viewBox="0 0 248 168" svg:d="M0 0c213 0 248 168 248 168">
            <text:p/>
          </draw:path>
        </draw:g>
        <draw:g>
          <draw:line draw:style-name="gr60" draw:text-style-name="P1" draw:layer="Detail" svg:x1="19.757cm" svg:y1="14.197cm" svg:x2="19.757cm" svg:y2="14.68cm">
            <text:p/>
          </draw:line>
          <draw:path draw:style-name="gr60" draw:text-style-name="P1" draw:layer="Detail" svg:width="0.542cm" svg:height="0.368cm" draw:transform="skewX (0.0349065850398866) rotate (1.45228847058448) translate (19.3282317355797cm 14.6796597341006cm)" svg:viewBox="0 0 543 369" svg:d="M0 0c465 1 543 369 543 369">
            <text:p/>
          </draw:path>
        </draw:g>
        <draw:g>
          <draw:line draw:style-name="gr60" draw:text-style-name="P1" draw:layer="Detail" svg:x1="21.317cm" svg:y1="14.197cm" svg:x2="21.317cm" svg:y2="14.68cm">
            <text:p/>
          </draw:line>
          <draw:path draw:style-name="gr60" draw:text-style-name="P1" draw:layer="Detail" svg:width="0.542cm" svg:height="0.368cm" draw:transform="skewX (0.0349065850398866) rotate (1.45228847058448) translate (20.8882317355797cm 14.6796597341006cm)" svg:viewBox="0 0 543 369" svg:d="M0 0c465 1 543 369 543 369">
            <text:p/>
          </draw:path>
        </draw:g>
        <draw:g>
          <draw:line draw:style-name="gr60" draw:text-style-name="P1" draw:layer="Detail" svg:x1="18.561cm" svg:y1="12.886cm" svg:x2="18.862cm" svg:y2="12.886cm">
            <text:p/>
          </draw:line>
          <draw:path draw:style-name="gr60" draw:text-style-name="P1" draw:layer="Detail" svg:width="0.338cm" svg:height="0.266cm" draw:transform="skewX (-0.0101229096615671) rotate (3.00214084635545) translate (18.8617879502366cm 13.1978314650329cm)" svg:viewBox="0 0 339 267" svg:d="M0 0c291 0 339 267 339 267">
            <text:p/>
          </draw:path>
        </draw:g>
        <draw:g>
          <draw:line draw:style-name="gr60" draw:text-style-name="P1" draw:layer="Detail" svg:x1="18.561cm" svg:y1="12.444cm" svg:x2="18.862cm" svg:y2="12.444cm">
            <text:p/>
          </draw:line>
          <draw:path draw:style-name="gr60" draw:text-style-name="P1" draw:layer="Detail" svg:width="0.338cm" svg:height="0.266cm" draw:transform="skewX (-0.0101229096615671) rotate (3.00214084635545) translate (18.8617879502366cm 12.7558314650329cm)" svg:viewBox="0 0 339 267" svg:d="M0 0c291 0 339 267 339 267">
            <text:p/>
          </draw:path>
        </draw:g>
        <draw:g>
          <draw:line draw:style-name="gr60" draw:text-style-name="P1" draw:layer="Detail" svg:x1="18.561cm" svg:y1="12.015cm" svg:x2="18.862cm" svg:y2="12.015cm">
            <text:p/>
          </draw:line>
          <draw:path draw:style-name="gr60" draw:text-style-name="P1" draw:layer="Detail" svg:width="0.338cm" svg:height="0.266cm" draw:transform="skewX (-0.0101229096615671) rotate (3.00214084635545) translate (18.8617879502366cm 12.3268314650329cm)" svg:viewBox="0 0 339 267" svg:d="M0 0c291 0 339 267 339 267">
            <text:p/>
          </draw:path>
        </draw:g>
        <draw:g>
          <draw:line draw:style-name="gr60" draw:text-style-name="P1" draw:layer="Detail" svg:x1="19.72cm" svg:y1="12.886cm" svg:x2="19.419cm" svg:y2="12.886cm">
            <text:p/>
          </draw:line>
          <draw:path draw:style-name="gr60" draw:text-style-name="P1" draw:layer="Detail" svg:width="0.337cm" svg:height="0.266cm" draw:transform="skewX (0.0127409035395586) rotate (-3.00161724757985) translate (19.7540889027505cm 13.1506483838054cm)" svg:viewBox="0 0 338 267" svg:d="M338 0c-291 0-338 267-338 267">
            <text:p/>
          </draw:path>
        </draw:g>
        <draw:g>
          <draw:line draw:style-name="gr60" draw:text-style-name="P1" draw:layer="Detail" svg:x1="19.72cm" svg:y1="12.444cm" svg:x2="19.419cm" svg:y2="12.444cm">
            <text:p/>
          </draw:line>
          <draw:path draw:style-name="gr60" draw:text-style-name="P1" draw:layer="Detail" svg:width="0.337cm" svg:height="0.266cm" draw:transform="skewX (0.0127409035395586) rotate (-3.00161724757985) translate (19.7540889027505cm 12.7086483838054cm)" svg:viewBox="0 0 338 267" svg:d="M338 0c-291 0-338 267-338 267">
            <text:p/>
          </draw:path>
        </draw:g>
        <draw:g>
          <draw:line draw:style-name="gr60" draw:text-style-name="P1" draw:layer="Detail" svg:x1="19.72cm" svg:y1="12.015cm" svg:x2="19.419cm" svg:y2="12.015cm">
            <text:p/>
          </draw:line>
          <draw:path draw:style-name="gr60" draw:text-style-name="P1" draw:layer="Detail" svg:width="0.337cm" svg:height="0.266cm" draw:transform="skewX (0.0127409035395586) rotate (-3.00161724757985) translate (19.7540889027505cm 12.2796483838054cm)" svg:viewBox="0 0 338 267" svg:d="M338 0c-291 0-338 267-338 267">
            <text:p/>
          </draw:path>
        </draw:g>
        <draw:g>
          <draw:line draw:style-name="gr60" draw:text-style-name="P1" draw:layer="Detail" svg:x1="20.732cm" svg:y1="12.886cm" svg:x2="21.033cm" svg:y2="12.886cm">
            <text:p/>
          </draw:line>
          <draw:path draw:style-name="gr60" draw:text-style-name="P1" draw:layer="Detail" svg:width="0.338cm" svg:height="0.266cm" draw:transform="skewX (-0.0101229096615671) rotate (3.00214084635545) translate (21.0327879502366cm 13.1978314650329cm)" svg:viewBox="0 0 339 267" svg:d="M0 0c291 0 339 267 339 267">
            <text:p/>
          </draw:path>
        </draw:g>
        <draw:g>
          <draw:line draw:style-name="gr60" draw:text-style-name="P1" draw:layer="Detail" svg:x1="20.732cm" svg:y1="12.444cm" svg:x2="21.033cm" svg:y2="12.444cm">
            <text:p/>
          </draw:line>
          <draw:path draw:style-name="gr60" draw:text-style-name="P1" draw:layer="Detail" svg:width="0.338cm" svg:height="0.266cm" draw:transform="skewX (-0.0101229096615671) rotate (3.00214084635545) translate (21.0327879502366cm 12.7558314650329cm)" svg:viewBox="0 0 339 267" svg:d="M0 0c291 0 339 267 339 267">
            <text:p/>
          </draw:path>
        </draw:g>
        <draw:g>
          <draw:line draw:style-name="gr60" draw:text-style-name="P1" draw:layer="Detail" svg:x1="20.732cm" svg:y1="12.015cm" svg:x2="21.033cm" svg:y2="12.015cm">
            <text:p/>
          </draw:line>
          <draw:path draw:style-name="gr60" draw:text-style-name="P1" draw:layer="Detail" svg:width="0.338cm" svg:height="0.266cm" draw:transform="skewX (-0.0101229096615671) rotate (3.00214084635545) translate (21.0327879502366cm 12.3268314650329cm)" svg:viewBox="0 0 339 267" svg:d="M0 0c291 0 339 267 339 267">
            <text:p/>
          </draw:path>
        </draw:g>
        <draw:g>
          <draw:line draw:style-name="gr60" draw:text-style-name="P1" draw:layer="Detail" svg:x1="21.917cm" svg:y1="12.886cm" svg:x2="21.616cm" svg:y2="12.886cm">
            <text:p/>
          </draw:line>
          <draw:path draw:style-name="gr60" draw:text-style-name="P1" draw:layer="Detail" svg:width="0.337cm" svg:height="0.266cm" draw:transform="skewX (0.0127409035395586) rotate (-3.00161724757985) translate (21.9510889027505cm 13.1506483838054cm)" svg:viewBox="0 0 338 267" svg:d="M338 0c-291 0-338 267-338 267">
            <text:p/>
          </draw:path>
        </draw:g>
        <draw:g>
          <draw:line draw:style-name="gr60" draw:text-style-name="P1" draw:layer="Detail" svg:x1="21.917cm" svg:y1="12.444cm" svg:x2="21.616cm" svg:y2="12.444cm">
            <text:p/>
          </draw:line>
          <draw:path draw:style-name="gr60" draw:text-style-name="P1" draw:layer="Detail" svg:width="0.337cm" svg:height="0.266cm" draw:transform="skewX (0.0127409035395586) rotate (-3.00161724757985) translate (21.9510889027505cm 12.7086483838054cm)" svg:viewBox="0 0 338 267" svg:d="M338 0c-291 0-338 267-338 267">
            <text:p/>
          </draw:path>
        </draw:g>
        <draw:g>
          <draw:line draw:style-name="gr60" draw:text-style-name="P1" draw:layer="Detail" svg:x1="21.917cm" svg:y1="12.015cm" svg:x2="21.616cm" svg:y2="12.015cm">
            <text:p/>
          </draw:line>
          <draw:path draw:style-name="gr60" draw:text-style-name="P1" draw:layer="Detail" svg:width="0.337cm" svg:height="0.266cm" draw:transform="skewX (0.0127409035395586) rotate (-3.00161724757985) translate (21.9510889027505cm 12.2796483838054cm)" svg:viewBox="0 0 338 267" svg:d="M338 0c-291 0-338 267-338 267">
            <text:p/>
          </draw:path>
        </draw:g>
        <draw:g>
          <draw:line draw:style-name="gr60" draw:text-style-name="P1" draw:layer="Detail" svg:x1="19.328cm" svg:y1="11.612cm" svg:x2="19.328cm" svg:y2="11.963cm">
            <text:p/>
          </draw:line>
          <draw:path draw:style-name="gr60" draw:text-style-name="P1" draw:layer="Detail" svg:width="0.393cm" svg:height="0.267cm" draw:transform="skewX (0.0303687289847013) rotate (1.45089220718289) translate (19.0161685349671cm 11.9627527260234cm)" svg:viewBox="0 0 394 268" svg:d="M0 0c338 0 394 268 394 268">
            <text:p/>
          </draw:path>
        </draw:g>
        <draw:g>
          <draw:line draw:style-name="gr60" draw:text-style-name="P1" draw:layer="Detail" svg:x1="21.956cm" svg:y1="14.784cm" svg:x2="21.473cm" svg:y2="14.784cm">
            <text:p/>
          </draw:line>
          <draw:path draw:style-name="gr60" draw:text-style-name="P1" draw:layer="Detail" svg:width="0.543cm" svg:height="0.368cm" draw:transform="skewX (-0.0373500459926786) rotate (-3.02343386322978) translate (22.0135428778892cm 15.1486398561693cm)" svg:viewBox="0 0 544 369" svg:d="M544 0c-465 1-544 369-544 369">
            <text:p/>
          </draw:path>
        </draw:g>
        <draw:g>
          <draw:line draw:style-name="gr60" draw:text-style-name="P1" draw:layer="Detail" svg:x1="22.413cm" svg:y1="15.667cm" svg:x2="22.721cm" svg:y2="15.863cm">
            <text:p/>
          </draw:line>
          <draw:path draw:style-name="gr60" draw:text-style-name="P1" draw:layer="Detail" svg:width="0.136cm" svg:height="0.132cm" draw:transform="skewX (-0.110653874576441) rotate (-1.10252448848482) translate (22.7710697050938cm 15.667cm)" svg:viewBox="0 0 137 133" svg:d="M0 0c111 45 137 133 137 133">
            <text:p/>
          </draw:path>
        </draw:g>
        <draw:g>
          <draw:line draw:style-name="gr60" draw:text-style-name="P1" draw:layer="Detail" svg:x1="23.162cm" svg:y1="14.993cm" svg:x2="23.162cm" svg:y2="15.669cm">
            <text:p/>
          </draw:line>
          <draw:path draw:style-name="gr60" draw:text-style-name="P1" draw:layer="Detail" svg:width="0.758cm" svg:height="0.458cm" draw:transform="skewX (-0.066497044500984) rotate (-1.46555297289964) translate (23.6149986001359cm 14.9139016577085cm)" svg:viewBox="0 0 759 459" svg:d="M759 0c-651 1-759 459-759 459">
            <text:p/>
          </draw:path>
        </draw:g>
        <draw:g>
          <draw:line draw:style-name="gr60" draw:text-style-name="P1" draw:layer="Detail" svg:x1="24.853cm" svg:y1="15.174cm" svg:x2="24.853cm" svg:y2="15.669cm">
            <text:p/>
          </draw:line>
          <draw:path draw:style-name="gr60" draw:text-style-name="P1" draw:layer="Detail" svg:width="0.555cm" svg:height="0.357cm" draw:transform="skewX (-0.0492182849062401) rotate (-1.45787352419086) translate (25.2060856085342cm 15.1158578123423cm)" svg:viewBox="0 0 556 358" svg:d="M556 0c-476 1-556 358-556 358">
            <text:p/>
          </draw:path>
        </draw:g>
        <draw:g>
          <draw:line draw:style-name="gr60" draw:text-style-name="P1" draw:layer="Detail" svg:x1="26.517cm" svg:y1="15.174cm" svg:x2="26.517cm" svg:y2="15.669cm">
            <text:p/>
          </draw:line>
          <draw:path draw:style-name="gr60" draw:text-style-name="P1" draw:layer="Detail" svg:width="0.555cm" svg:height="0.357cm" draw:transform="skewX (-0.0492182849062401) rotate (-1.45787352419086) translate (26.8700856085342cm 15.1158578123423cm)" svg:viewBox="0 0 556 358" svg:d="M556 0c-476 1-556 358-556 358">
            <text:p/>
          </draw:path>
        </draw:g>
        <draw:g>
          <draw:line draw:style-name="gr60" draw:text-style-name="P1" draw:layer="Detail" svg:x1="26.917cm" svg:y1="11.913cm" svg:x2="27.377cm" svg:y2="11.729cm">
            <text:p/>
          </draw:line>
          <draw:path draw:style-name="gr60" draw:text-style-name="P1" draw:layer="Detail" svg:width="0.555cm" svg:height="0.356cm" draw:transform="skewX (0.0485201532054423) rotate (-2.87385914633386) translate (27.5311545757277cm 12.1147858770176cm)" svg:viewBox="0 0 556 357" svg:d="M0 0c477 0 556 357 556 357">
            <text:p/>
          </draw:path>
        </draw:g>
        <draw:g>
          <draw:line draw:style-name="gr60" draw:text-style-name="P1" draw:layer="Detail" svg:x1="29.117cm" svg:y1="9.597cm" svg:x2="28.661cm" svg:y2="9.597cm">
            <text:p/>
          </draw:line>
          <draw:path draw:style-name="gr60" draw:text-style-name="P1" draw:layer="Detail" svg:width="0.51cm" svg:height="0.367cm" draw:transform="skewX (0.0139626340159546) rotate (-0.125663706143592) translate (28.6607074197571cm 9.16791824932878cm)" svg:viewBox="0 0 511 368" svg:d="M0 0c440 1 511 368 511 368">
            <text:p/>
          </draw:path>
        </draw:g>
        <draw:g>
          <draw:line draw:style-name="gr60" draw:text-style-name="P1" draw:layer="Detail" svg:x1="39.256cm" svg:y1="9.55cm" svg:x2="39.256cm" svg:y2="10.006cm">
            <text:p/>
          </draw:line>
          <draw:path draw:style-name="gr60" draw:text-style-name="P1" draw:layer="Detail" svg:width="0.509cm" svg:height="0.367cm" draw:transform="skewX (0.0109955742875643) rotate (1.44478355480091) translate (38.8266390533552cm 10.0062974536268cm)" svg:viewBox="0 0 510 368" svg:d="M0 0c440 1 510 368 510 368">
            <text:p/>
          </draw:path>
        </draw:g>
        <draw:g>
          <draw:line draw:style-name="gr60" draw:text-style-name="P1" draw:layer="Detail" svg:x1="37.332cm" svg:y1="10.529cm" svg:x2="36.923cm" svg:y2="10.326cm">
            <text:p/>
          </draw:line>
          <draw:path draw:style-name="gr60" draw:text-style-name="P1" draw:layer="Detail" svg:width="0.51cm" svg:height="0.367cm" draw:transform="skewX (-0.0130899693899575) rotate (2.80736210183288) translate (37.2156401785864cm 10.8782191388692cm)" svg:viewBox="0 0 511 368" svg:d="M511 0c-440 1-511 368-511 368">
            <text:p/>
          </draw:path>
        </draw:g>
        <draw:g>
          <draw:line draw:style-name="gr60" draw:text-style-name="P1" draw:layer="Detail" svg:x1="35.856cm" svg:y1="13.461cm" svg:x2="35.447cm" svg:y2="13.258cm">
            <text:p/>
          </draw:line>
          <draw:path draw:style-name="gr60" draw:text-style-name="P1" draw:layer="Detail" svg:width="0.509cm" svg:height="0.367cm" draw:transform="skewX (0.0109955742875643) rotate (-0.586256095744896) translate (35.6376700349106cm 12.8735425047601cm)" svg:viewBox="0 0 510 368" svg:d="M0 0c440 1 510 368 510 368">
            <text:p/>
          </draw:path>
        </draw:g>
        <draw:g>
          <draw:line draw:style-name="gr60" draw:text-style-name="P1" draw:layer="Detail" svg:x1="42.167cm" svg:y1="9.519cm" svg:x2="41.711cm" svg:y2="9.519cm">
            <text:p/>
          </draw:line>
          <draw:path draw:style-name="gr60" draw:text-style-name="P1" draw:layer="Detail" svg:width="0.509cm" svg:height="0.367cm" draw:transform="skewX (0.0109955742875643) rotate (-0.126012771993991) translate (41.7109817423469cm 9.08964392673902cm)" svg:viewBox="0 0 510 368" svg:d="M0 0c440 1 510 368 510 368">
            <text:p/>
          </draw:path>
        </draw:g>
        <draw:g>
          <draw:line draw:style-name="gr60" draw:text-style-name="P1" draw:layer="Detail" svg:x1="29.91cm" svg:y1="9.597cm" svg:x2="30.366cm" svg:y2="9.597cm">
            <text:p/>
          </draw:line>
          <draw:path draw:style-name="gr60" draw:text-style-name="P1" draw:layer="Detail" svg:width="0.509cm" svg:height="0.368cm" draw:transform="skewX (-0.011693705988362) rotate (0.125489173218392) translate (29.8598883225045cm 9.23180219168021cm)" svg:viewBox="0 0 510 369" svg:d="M510 0c-439 1-510 369-510 369">
            <text:p/>
          </draw:path>
        </draw:g>
        <draw:g>
          <draw:line draw:style-name="gr60" draw:text-style-name="P1" draw:layer="Detail" svg:x1="38.562cm" svg:y1="23.841cm" svg:x2="38.562cm" svg:y2="23.35cm">
            <text:p/>
          </draw:line>
          <draw:path draw:style-name="gr60" draw:text-style-name="P1" draw:layer="Detail" svg:width="0.549cm" svg:height="0.368cm" draw:transform="skewX (0.0345575191894877) rotate (-1.68755885375332) translate (38.991cm 23.35cm)" svg:viewBox="0 0 550 369" svg:d="M0 0c473 1 550 369 550 369">
            <text:p/>
          </draw:path>
        </draw:g>
        <draw:g>
          <draw:line draw:style-name="gr60" draw:text-style-name="P1" draw:layer="Detail" svg:x1="13.241cm" svg:y1="15.184cm" svg:x2="13.241cm" svg:y2="15.667cm">
            <text:p/>
          </draw:line>
          <draw:path draw:style-name="gr60" draw:text-style-name="P1" draw:layer="Detail" svg:width="0.541cm" svg:height="0.367cm" draw:transform="skewX (-0.0310668606854991) rotate (-1.45159033888368) translate (13.6053366615679cm 15.1294304416775cm)" svg:viewBox="0 0 542 368" svg:d="M542 0c-465 1-542 368-542 368">
            <text:p/>
          </draw:path>
        </draw:g>
        <draw:g>
          <draw:line draw:style-name="gr60" draw:text-style-name="P1" draw:layer="Detail" svg:x1="13.07cm" svg:y1="19.959cm" svg:x2="12.626cm" svg:y2="19.959cm">
            <text:p/>
          </draw:line>
          <draw:path draw:style-name="gr60" draw:text-style-name="P1" draw:layer="Detail" svg:width="0.498cm" svg:height="0.367cm" draw:transform="skewX (0.00925024503556994) rotate (-0.128456232946784) translate (12.6254921142952cm 19.5302105104894cm)" svg:viewBox="0 0 499 368" svg:d="M0 0c429 1 499 368 499 368">
            <text:p/>
          </draw:path>
        </draw:g>
        <draw:g>
          <draw:line draw:style-name="gr60" draw:text-style-name="P1" draw:layer="Detail" svg:x1="13.07cm" svg:y1="21.759cm" svg:x2="12.626cm" svg:y2="21.759cm">
            <text:p/>
          </draw:line>
          <draw:path draw:style-name="gr60" draw:text-style-name="P1" draw:layer="Detail" svg:width="0.498cm" svg:height="0.367cm" draw:transform="skewX (0.00925024503556995) rotate (-0.128456232946784) translate (12.6254921142952cm 21.3302105104894cm)" svg:viewBox="0 0 499 368" svg:d="M0 0c429 1 499 368 499 368">
            <text:p/>
          </draw:path>
        </draw:g>
        <draw:g>
          <draw:line draw:style-name="gr60" draw:text-style-name="P1" draw:layer="Detail" svg:x1="13.07cm" svg:y1="16.84cm" svg:x2="12.626cm" svg:y2="16.84cm">
            <text:p/>
          </draw:line>
          <draw:path draw:style-name="gr60" draw:text-style-name="P1" draw:layer="Detail" svg:width="0.498cm" svg:height="0.367cm" draw:transform="skewX (-0.00925024503556994) rotate (-3.01313642064301) translate (13.1202549310615cm 17.2048822232244cm)" svg:viewBox="0 0 499 368" svg:d="M499 0c-429 1-499 368-499 368">
            <text:p/>
          </draw:path>
        </draw:g>
        <draw:g>
          <draw:custom-shape draw:style-name="gr61" draw:text-style-name="P10" draw:layer="FCU" svg:width="0.4cm" svg:height="0.95cm" svg:x="39.027cm" svg:y="28.1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2" draw:text-style-name="P10" draw:layer="FCU" svg:width="0.65cm" svg:height="0.45cm" svg:x="38.902cm" svg:y="27.75cm">
              <text:p/>
              <draw:enhanced-geometry svg:viewBox="0 0 21600 21600" draw:mirror-vertical="true" draw:glue-points="?f6 10800 10800 21600 ?f5 10800 10800 0" draw:text-areas="?f3 ?f3 ?f4 ?f4" draw:type="trapezoid" draw:modifiers="4976.9585253456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3" draw:text-style-name="P10" draw:layer="FCU" svg:width="0.35cm" svg:height="0.8cm" svg:x="39.052cm" svg:y="26.95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10" draw:layer="FCU" svg:width="0.65cm" svg:height="0.8cm" svg:x="38.902cm" svg:y="28.2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1" draw:text-style-name="P10" draw:layer="FCU" svg:width="0.4cm" svg:height="0.95cm" svg:x="27.926cm" svg:y="10.35cm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65" draw:text-style-name="P10" draw:layer="FCU" svg:width="0.65cm" svg:height="0.45cm" svg:x="27.801cm" svg:y="11.25cm">
              <text:p/>
              <draw:enhanced-geometry svg:viewBox="0 0 21600 21600" draw:mirror-vertical="false" draw:glue-points="?f6 10800 10800 21600 ?f5 10800 10800 0" draw:text-areas="?f3 ?f3 ?f4 ?f4" draw:type="trapezoid" draw:modifiers="4976.9585253456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63" draw:text-style-name="P10" draw:layer="FCU" svg:width="0.35cm" svg:height="0.8cm" svg:x="27.951cm" svg:y="11.7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64" draw:text-style-name="P10" draw:layer="FCU" svg:width="0.65cm" svg:height="0.8cm" svg:x="27.801cm" svg:y="10.4cm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  <draw:custom-shape draw:style-name="gr66" draw:text-style-name="P11" draw:layer="Unit" svg:width="1.183cm" svg:height="0.23cm" draw:transform="rotate (1.5707963267949) translate (11.241cm 9.4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Unit" svg:width="1.402cm" svg:height="0.23cm" draw:transform="rotate (1.5707963267949) translate (13.091cm 10.0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Unit" svg:width="1.402cm" svg:height="0.23cm" draw:transform="rotate (1.5707963267949) translate (12.401cm 10.0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Unit" svg:width="1.402cm" svg:height="0.23cm" draw:transform="rotate (1.5707963267949) translate (14.401cm 10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Unit" svg:width="1.402cm" svg:height="0.23cm" draw:transform="rotate (1.5707963267949) translate (15.561cm 10.2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draw:transform="rotate (1.5707963267949) translate (17.211cm 10.3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draw:transform="rotate (1.5707963267949) translate (18.631cm 10.3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draw:transform="rotate (1.5707963267949) translate (20.201cm 10.3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draw:transform="rotate (1.5707963267949) translate (21.651cm 10.3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Unit" svg:width="1.402cm" svg:height="0.23cm" svg:x="11.609cm" svg:y="11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draw:layer="Unit" svg:width="1.402cm" svg:height="0.23cm" svg:x="22.461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5" draw:layer="Unit" svg:width="0.942cm" svg:height="0.23cm" draw:transform="rotate (1.5707963267949) translate (14.071cm 13.8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draw:transform="rotate (1.5707963267949) translate (12.191cm 17.7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2" draw:layer="Unit" svg:width="0.942cm" svg:height="0.23cm" svg:x="13.481cm" svg:y="17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6" draw:layer="Unit" svg:width="1.402cm" svg:height="0.23cm" draw:transform="rotate (1.5707963267949) translate (11.201cm 19.6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6" draw:layer="Unit" svg:width="1.402cm" svg:height="0.23cm" draw:transform="rotate (1.5707963267949) translate (11.201cm 22.0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draw:transform="rotate (1.5707963267949) translate (12.191cm 20.1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2" draw:layer="Unit" svg:width="0.942cm" svg:height="0.23cm" svg:x="13.481cm" svg:y="18.9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2" draw:layer="Unit" svg:width="0.942cm" svg:height="0.23cm" svg:x="13.481cm" svg:y="20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draw:layer="Unit" svg:width="1.402cm" svg:height="0.23cm" svg:x="24.459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4" draw:layer="Unit" svg:width="0.942cm" svg:height="0.23cm" svg:x="26.691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4" draw:layer="Unit" svg:width="0.942cm" svg:height="0.23cm" svg:x="28.491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4" draw:layer="Unit" svg:width="0.942cm" svg:height="0.23cm" svg:x="30.729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2" draw:layer="Unit" svg:width="0.84cm" svg:height="0.23cm" svg:x="39.011cm" svg:y="24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Unit" svg:width="1.402cm" svg:height="0.23cm" svg:x="11.609cm" svg:y="14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7" draw:layer="Unit" svg:width="1.402cm" svg:height="0.23cm" svg:x="11.921cm" svg:y="22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7" draw:layer="Unit" svg:width="1.402cm" svg:height="0.23cm" svg:x="11.921cm" svg:y="23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7" draw:layer="Unit" svg:width="1.402cm" svg:height="0.23cm" svg:x="11.921cm" svg:y="24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7" draw:layer="Unit" svg:width="1.402cm" svg:height="0.23cm" svg:x="11.921cm" svg:y="26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7" draw:layer="Unit" svg:width="1.402cm" svg:height="0.23cm" svg:x="11.921cm" svg:y="2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7" draw:layer="Unit" svg:width="1.402cm" svg:height="0.23cm" svg:x="11.921cm" svg:y="28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svg:x="11.779cm" svg:y="2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svg:x="15.491cm" svg:y="2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draw:layer="Unit" svg:width="1.402cm" svg:height="0.23cm" svg:x="36.551cm" svg:y="2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draw:layer="Unit" svg:width="1.402cm" svg:height="0.23cm" svg:x="41.519cm" svg:y="2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Unit" svg:width="1.402cm" svg:height="0.23cm" svg:x="14.781cm" svg:y="24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Unit" svg:width="1.402cm" svg:height="0.23cm" svg:x="14.781cm" svg:y="26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Unit" svg:width="1.402cm" svg:height="0.23cm" svg:x="14.781cm" svg:y="2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Unit" svg:width="1.402cm" svg:height="0.23cm" svg:x="14.781cm" svg:y="28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Unit" svg:width="1.402cm" svg:height="0.23cm" svg:x="15.171cm" svg:y="23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Unit" svg:width="1.402cm" svg:height="0.23cm" svg:x="14.849cm" svg:y="22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6" draw:layer="Unit" svg:width="1.402cm" svg:height="0.23cm" svg:x="17.451cm" svg:y="28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6" draw:layer="Unit" svg:width="1.402cm" svg:height="0.23cm" svg:x="17.851cm" svg:y="26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6" draw:layer="Unit" svg:width="1.402cm" svg:height="0.23cm" svg:x="17.851cm" svg:y="2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Unit" svg:width="1.402cm" svg:height="0.23cm" svg:x="19.761cm" svg:y="26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Unit" svg:width="1.402cm" svg:height="0.23cm" svg:x="21.301cm" svg:y="26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draw:transform="rotate (1.5707963267949) translate (21.541cm 29.4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9" draw:layer="Unit" svg:width="1.402cm" svg:height="0.23cm" draw:transform="rotate (1.5707963267949) translate (25.121cm 26.8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9" draw:layer="Unit" svg:width="1.402cm" svg:height="0.23cm" draw:transform="rotate (1.5707963267949) translate (26.361cm 26.8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9" draw:layer="Unit" svg:width="1.402cm" svg:height="0.23cm" draw:transform="rotate (1.5707963267949) translate (27.271cm 26.8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9" draw:layer="Unit" svg:width="1.402cm" svg:height="0.23cm" draw:transform="rotate (1.5707963267949) translate (28.091cm 26.8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draw:transform="rotate (1.5707963267949) translate (25.121cm 24.7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draw:transform="rotate (1.5707963267949) translate (26.361cm 24.7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draw:transform="rotate (1.5707963267949) translate (28.091cm 24.7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2" draw:layer="Unit" svg:width="0.942cm" svg:height="0.23cm" svg:x="22.409cm" svg:y="24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2" draw:layer="Unit" svg:width="0.942cm" svg:height="0.23cm" svg:x="23.311cm" svg:y="2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draw:transform="rotate (1.5707963267949) translate (28.461cm 29.2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svg:x="33.319cm" svg:y="28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svg:x="35.471cm" svg:y="28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svg:x="37.251cm" svg:y="28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svg:x="39.029cm" svg:y="28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svg:x="39.029cm" svg:y="29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Unit" svg:width="1.402cm" svg:height="0.23cm" svg:x="41.899cm" svg:y="27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Unit" svg:width="1.402cm" svg:height="0.23cm" svg:x="41.519cm" svg:y="25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Unit" svg:width="1.402cm" svg:height="0.23cm" svg:x="41.519cm" svg:y="24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1" draw:layer="Unit" svg:width="1.343cm" svg:height="0.23cm" draw:transform="rotate (1.48213360079358) translate (43.288cm 29.6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6" draw:layer="Unit" svg:width="0.84cm" svg:height="0.23cm" draw:transform="rotate (1.48213360079358) translate (43.898cm 25.1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2" draw:layer="Unit" svg:width="0.84cm" svg:height="0.23cm" svg:x="39.011cm" svg:y="25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1" draw:text-style-name="P14" draw:layer="Unit" svg:width="0.642cm" svg:height="0.23cm" svg:x="39.279cm" svg:y="22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4" draw:layer="Unit" svg:width="0.642cm" svg:height="0.23cm" svg:x="39.279cm" svg:y="20.6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4" draw:layer="Unit" svg:width="0.642cm" svg:height="0.23cm" svg:x="39.279cm" svg:y="19.4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2" draw:text-style-name="P12" draw:layer="Unit" svg:width="0.942cm" svg:height="0.23cm" svg:x="37.721cm" svg:y="1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Unit" svg:width="1.402cm" svg:height="0.23cm" svg:x="32.601cm" svg:y="13.9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6" draw:layer="Unit" svg:width="1.402cm" svg:height="0.23cm" svg:x="29.979cm" svg:y="13.9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8" draw:layer="Unit" svg:width="0.942cm" svg:height="0.23cm" svg:x="25.095cm" svg:y="1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Unit" svg:width="1.402cm" svg:height="0.23cm" svg:x="32.601cm" svg:y="12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6" draw:layer="Unit" svg:width="1.402cm" svg:height="0.23cm" svg:x="29.979cm" svg:y="12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Unit" svg:width="1.402cm" svg:height="0.23cm" svg:x="32.601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svg:x="27.911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6" draw:layer="Unit" svg:width="1.402cm" svg:height="0.23cm" svg:x="29.979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Unit" svg:width="1.402cm" svg:height="0.23cm" svg:x="32.601cm" svg:y="9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6" draw:layer="Unit" svg:width="1.402cm" svg:height="0.23cm" svg:x="29.979cm" svg:y="9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Unit" svg:width="1.402cm" svg:height="0.23cm" svg:x="29.061cm" svg:y="7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Unit" svg:width="1.402cm" svg:height="0.23cm" svg:x="32.631cm" svg:y="7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svg:x="35.469cm" svg:y="9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svg:x="34.751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6" draw:layer="Unit" svg:width="0.942cm" svg:height="0.23cm" draw:transform="rotate (1.5707963267949) translate (38.097cm 11.6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2" draw:layer="Unit" svg:width="0.942cm" svg:height="0.23cm" draw:transform="rotate (1.4767230801124) translate (45.643cm 8.5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3" draw:layer="Unit" svg:width="0.942cm" svg:height="0.23cm" svg:x="42.201cm" svg:y="6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3" draw:layer="Unit" svg:width="0.942cm" svg:height="0.23cm" svg:x="44.489cm" svg:y="6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svg:x="43.061cm" svg:y="12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svg:x="43.061cm" svg:y="11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draw:transform="rotate (0.536688744988256) translate (41.466cm 15.8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draw:transform="rotate (0.536688744988256) translate (43.059cm 14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5" draw:text-style-name="P16" draw:layer="Unit" svg:width="1.337cm" svg:height="0.23cm" svg:x="11.944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6" draw:layer="Unit" svg:width="1.337cm" svg:height="0.23cm" svg:x="13.901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6" draw:layer="Unit" svg:width="1.337cm" svg:height="0.23cm" svg:x="16.054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6" draw:layer="Unit" svg:width="1.337cm" svg:height="0.23cm" svg:x="17.891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6" draw:text-style-name="P18" draw:layer="Unit" svg:width="1.183cm" svg:height="0.23cm" draw:transform="rotate (1.5707963267949) translate (11.241cm 12.1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7" draw:text-style-name="P18" draw:layer="Unit" svg:width="1.337cm" svg:height="0.23cm" svg:x="21.187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8" draw:layer="Unit" svg:width="1.337cm" svg:height="0.23cm" svg:x="23.144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8" draw:layer="Unit" svg:width="1.337cm" svg:height="0.23cm" svg:x="25.297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18" draw:layer="Unit" svg:width="1.337cm" svg:height="0.23cm" svg:x="27.134cm" svg:y="7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0" draw:text-style-name="P14" draw:layer="Unit" svg:width="1.402cm" svg:height="0.23cm" svg:x="23.411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draw:layer="Unit" svg:width="1.402cm" svg:height="0.23cm" svg:x="23.411cm" svg:y="9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draw:layer="Unit" svg:width="1.402cm" svg:height="0.23cm" svg:x="25.479cm" svg:y="9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8" draw:layer="Unit" svg:width="0.942cm" svg:height="0.23cm" svg:x="16.481cm" svg:y="16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8" draw:layer="Unit" svg:width="0.942cm" svg:height="0.23cm" svg:x="18.281cm" svg:y="16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6" draw:layer="Unit" svg:width="1.402cm" svg:height="0.23cm" draw:transform="rotate (1.5707963267949) translate (11.201cm 17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4" draw:layer="Unit" svg:width="0.942cm" svg:height="0.23cm" svg:x="15.409cm" svg:y="18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4" draw:layer="Unit" svg:width="0.942cm" svg:height="0.23cm" svg:x="16.909cm" svg:y="20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4" draw:layer="Unit" svg:width="0.942cm" svg:height="0.23cm" svg:x="19.439cm" svg:y="20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svg:x="19.621cm" svg:y="22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svg:x="22.549cm" svg:y="22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draw:transform="rotate (1.5707963267949) translate (11.201cm 27.2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draw:transform="rotate (1.5707963267949) translate (11.201cm 29.6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Unit" svg:width="1.402cm" svg:height="0.23cm" draw:transform="rotate (1.5707963267949) translate (21.401cm 25.2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draw:transform="rotate (1.5707963267949) translate (22.251cm 29.4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6" draw:layer="Unit" svg:width="1.402cm" svg:height="0.23cm" draw:transform="rotate (1.5707963267949) translate (25.491cm 30.4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Unit" svg:width="1.402cm" svg:height="0.23cm" draw:transform="rotate (1.5707963267949) translate (27.151cm 29.2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3" draw:layer="Unit" svg:width="0.942cm" svg:height="0.23cm" svg:x="27.179cm" svg:y="30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3" draw:layer="Unit" svg:width="0.942cm" svg:height="0.23cm" svg:x="30.929cm" svg:y="30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svg:x="41.589cm" svg:y="28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svg:x="36.489cm" svg:y="29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6" draw:layer="Unit" svg:width="0.942cm" svg:height="0.23cm" svg:x="39.751cm" svg:y="1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6" draw:layer="Unit" svg:width="0.942cm" svg:height="0.23cm" svg:x="40.339cm" svg:y="16.3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draw:transform="rotate (1.5707963267949) translate (34.921cm 17.2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2" draw:layer="Unit" svg:width="0.942cm" svg:height="0.23cm" draw:transform="rotate (1.4767230801124) translate (45.141cm 12.5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svg:x="40.811cm" svg:y="12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8" draw:layer="Unit" svg:width="1.402cm" svg:height="0.23cm" svg:x="40.811cm" svg:y="11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4" draw:layer="Unit" svg:width="0.942cm" svg:height="0.23cm" draw:transform="rotate (1.5707963267949) translate (38.171cm 15.0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4" draw:layer="Unit" svg:width="0.942cm" svg:height="0.23cm" draw:transform="rotate (1.5707963267949) translate (36.491cm 15.0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Unit" svg:width="1.402cm" svg:height="0.23cm" svg:x="37.029cm" svg:y="12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draw:layer="Unit" svg:width="1.402cm" svg:height="0.23cm" svg:x="43.549cm" svg:y="9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draw:layer="Unit" svg:width="1.402cm" svg:height="0.23cm" svg:x="43.549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draw:layer="Unit" svg:width="1.402cm" svg:height="0.23cm" svg:x="39.961cm" svg:y="9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draw:layer="Unit" svg:width="1.402cm" svg:height="0.23cm" svg:x="39.961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3" draw:layer="Unit" svg:width="0.942cm" svg:height="0.23cm" svg:x="40.071cm" svg:y="6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3" draw:layer="Unit" svg:width="0.942cm" svg:height="0.23cm" svg:x="27.031cm" svg:y="14.40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Unit"/>
      <draw:layer draw:name="FCU"/>
      <draw:layer draw:name="AC_Zones"/>
      <draw:layer draw:name="AH_Zones"/>
      <draw:layer draw:name="PDF_Base"/>
      <draw:layer draw:name="PDF_Wall"/>
      <draw:layer draw:name="PDF_Uni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6T12:25:05.784000000</dc:date>
    <meta:editing-duration>PT10H44M</meta:editing-duration>
    <meta:editing-cycles>189</meta:editing-cycles>
    <meta:generator>LibreOffice/5.2.3.3$Windows_x86 LibreOffice_project/d54a8868f08a7b39642414cf2c8ef2f228f780cf</meta:generator>
    <meta:document-statistic meta:object-count="1026"/>
  </office:meta>
</office:document-meta>
</file>